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6c4b1b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8511ec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86b704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897953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a827b9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a9e4d5" style:font-name-asian="Nimbus Mono L"/>
    </style:style>
    <style:style style:name="P12" style:family="paragraph" style:parent-style-name="Preformatted_20_Text">
      <style:text-properties style:font-name="Nimbus Mono L" officeooo:rsid="00360026" officeooo:paragraph-rsid="00aa7ee3" style:font-name-asian="Nimbus Mono L"/>
    </style:style>
    <style:style style:name="P13" style:family="paragraph" style:parent-style-name="Preformatted_20_Text">
      <style:text-properties style:font-name="Nimbus Mono L" officeooo:rsid="00360026" officeooo:paragraph-rsid="00bb2a5f" style:font-name-asian="Nimbus Mono L"/>
    </style:style>
    <style:style style:name="P14" style:family="paragraph" style:parent-style-name="Preformatted_20_Text">
      <style:text-properties style:font-name="Nimbus Mono L" officeooo:rsid="00360026" officeooo:paragraph-rsid="00c83202" style:font-name-asian="Nimbus Mono L"/>
    </style:style>
    <style:style style:name="P15" style:family="paragraph" style:parent-style-name="Preformatted_20_Text">
      <style:text-properties style:font-name="Nimbus Mono L" officeooo:rsid="00360026" officeooo:paragraph-rsid="00e24a6a" style:font-name-asian="Nimbus Mono L"/>
    </style:style>
    <style:style style:name="P16" style:family="paragraph" style:parent-style-name="Preformatted_20_Text">
      <style:text-properties style:font-name="Nimbus Mono L" officeooo:rsid="00360026" officeooo:paragraph-rsid="00f1043a" style:font-name-asian="Nimbus Mono L"/>
    </style:style>
    <style:style style:name="P17" style:family="paragraph" style:parent-style-name="Preformatted_20_Text">
      <style:text-properties style:font-name="Nimbus Mono L" officeooo:rsid="00360026" officeooo:paragraph-rsid="010aba77" style:font-name-asian="Nimbus Mono L"/>
    </style:style>
    <style:style style:name="P18" style:family="paragraph" style:parent-style-name="Preformatted_20_Text">
      <style:text-properties style:font-name="Nimbus Mono L" officeooo:rsid="00360026" officeooo:paragraph-rsid="011162b7" style:font-name-asian="Nimbus Mono L"/>
    </style:style>
    <style:style style:name="P19" style:family="paragraph" style:parent-style-name="Preformatted_20_Text">
      <style:text-properties style:font-name="Nimbus Mono L" officeooo:rsid="00360026" officeooo:paragraph-rsid="015342ee" style:font-name-asian="Nimbus Mono L"/>
    </style:style>
    <style:style style:name="P20" style:family="paragraph" style:parent-style-name="Preformatted_20_Text">
      <style:text-properties style:font-name="Nimbus Mono L" officeooo:rsid="00360026" officeooo:paragraph-rsid="0157a856" style:font-name-asian="Nimbus Mono L"/>
    </style:style>
    <style:style style:name="P21" style:family="paragraph" style:parent-style-name="Preformatted_20_Text">
      <style:text-properties style:font-name="Nimbus Mono L" officeooo:rsid="00360026" officeooo:paragraph-rsid="017a12e6" style:font-name-asian="Nimbus Mono L"/>
    </style:style>
    <style:style style:name="P22" style:family="paragraph" style:parent-style-name="Preformatted_20_Text">
      <style:text-properties style:font-name="Nimbus Mono L" officeooo:rsid="00360026" officeooo:paragraph-rsid="01a8cf43" style:font-name-asian="Nimbus Mono L"/>
    </style:style>
    <style:style style:name="P23" style:family="paragraph" style:parent-style-name="Preformatted_20_Text">
      <style:text-properties style:font-name="Nimbus Mono L" officeooo:rsid="00360026" officeooo:paragraph-rsid="01ab6553" style:font-name-asian="Nimbus Mono L"/>
    </style:style>
    <style:style style:name="P24" style:family="paragraph" style:parent-style-name="Preformatted_20_Text">
      <style:text-properties style:font-name="Nimbus Mono L" officeooo:rsid="00360026" officeooo:paragraph-rsid="01c0cd19" style:font-name-asian="Nimbus Mono L"/>
    </style:style>
    <style:style style:name="P25" style:family="paragraph" style:parent-style-name="Preformatted_20_Text">
      <style:text-properties style:font-name="Nimbus Mono L" officeooo:rsid="00360026" officeooo:paragraph-rsid="029d3a32" style:font-name-asian="Nimbus Mono L"/>
    </style:style>
    <style:style style:name="P26" style:family="paragraph" style:parent-style-name="Preformatted_20_Text">
      <style:text-properties style:font-name="Nimbus Mono L" officeooo:rsid="00360026" officeooo:paragraph-rsid="02e5e397" style:font-name-asian="Nimbus Mono L"/>
    </style:style>
    <style:style style:name="P27" style:family="paragraph" style:parent-style-name="Preformatted_20_Text">
      <style:text-properties style:font-name="Nimbus Mono L" officeooo:rsid="00360026" officeooo:paragraph-rsid="02f58d4e" style:font-name-asian="Nimbus Mono L"/>
    </style:style>
    <style:style style:name="P28" style:family="paragraph" style:parent-style-name="Preformatted_20_Text">
      <style:text-properties style:font-name="Nimbus Mono L" officeooo:rsid="00360026" officeooo:paragraph-rsid="0300d2d5" style:font-name-asian="Nimbus Mono L"/>
    </style:style>
    <style:style style:name="P29" style:family="paragraph" style:parent-style-name="Preformatted_20_Text">
      <style:text-properties style:font-name="Nimbus Mono L" officeooo:rsid="00360026" officeooo:paragraph-rsid="0304159f" style:font-name-asian="Nimbus Mono L"/>
    </style:style>
    <style:style style:name="P30" style:family="paragraph" style:parent-style-name="Preformatted_20_Text">
      <style:text-properties style:font-name="Nimbus Mono L" officeooo:rsid="00360026" officeooo:paragraph-rsid="0307012b" style:font-name-asian="Nimbus Mono L"/>
    </style:style>
    <style:style style:name="P31" style:family="paragraph" style:parent-style-name="Preformatted_20_Text">
      <style:text-properties style:font-name="Nimbus Mono L" officeooo:rsid="00360026" officeooo:paragraph-rsid="046bc879" style:font-name-asian="Nimbus Mono L"/>
    </style:style>
    <style:style style:name="P32" style:family="paragraph" style:parent-style-name="Preformatted_20_Text">
      <style:text-properties style:font-name="Nimbus Mono L" officeooo:rsid="00360026" officeooo:paragraph-rsid="046e4a15" style:font-name-asian="Nimbus Mono L"/>
    </style:style>
    <style:style style:name="P33" style:family="paragraph" style:parent-style-name="Preformatted_20_Text">
      <style:text-properties style:font-name="Nimbus Mono L" officeooo:paragraph-rsid="03e8f2a4"/>
    </style:style>
    <style:style style:name="P34" style:family="paragraph" style:parent-style-name="Preformatted_20_Text">
      <style:text-properties style:font-name="Nimbus Mono L" officeooo:paragraph-rsid="04351a7d"/>
    </style:style>
    <style:style style:name="P35" style:family="paragraph" style:parent-style-name="Preformatted_20_Text">
      <style:text-properties style:font-name="Nimbus Mono L" officeooo:paragraph-rsid="0435ae3c"/>
    </style:style>
    <style:style style:name="P36" style:family="paragraph" style:parent-style-name="Preformatted_20_Text">
      <style:text-properties style:font-name="Nimbus Mono L" officeooo:paragraph-rsid="0437a1b6"/>
    </style:style>
    <style:style style:name="P37" style:family="paragraph" style:parent-style-name="Preformatted_20_Text">
      <style:text-properties style:font-name="Nimbus Mono L" officeooo:paragraph-rsid="0438a096"/>
    </style:style>
    <style:style style:name="P38" style:family="paragraph" style:parent-style-name="Preformatted_20_Text">
      <style:text-properties style:font-name="Nimbus Mono L" officeooo:paragraph-rsid="04663da5"/>
    </style:style>
    <style:style style:name="P39" style:family="paragraph" style:parent-style-name="Preformatted_20_Text">
      <style:text-properties officeooo:paragraph-rsid="00a9e4d5" style:font-name-asian="Nimbus Mono L"/>
    </style:style>
    <style:style style:name="P40" style:family="paragraph" style:parent-style-name="Preformatted_20_Text">
      <style:text-properties officeooo:paragraph-rsid="029d3a32" style:font-name-asian="Nimbus Mono L"/>
    </style:style>
    <style:style style:name="P41" style:family="paragraph" style:parent-style-name="Preformatted_20_Text">
      <style:text-properties officeooo:paragraph-rsid="02e69c43" style:font-name-asian="Nimbus Mono L"/>
    </style:style>
    <style:style style:name="P42" style:family="paragraph" style:parent-style-name="Preformatted_20_Text">
      <style:text-properties officeooo:paragraph-rsid="00f1043a" style:font-name-asian="Nimbus Mono L"/>
    </style:style>
    <style:style style:name="P43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3e77f6" style:font-name-asian="Nimbus Mono L" style:font-size-asian="10pt" style:font-style-asian="normal" style:font-weight-asian="normal" style:font-size-complex="10pt"/>
    </style:style>
    <style:style style:name="P44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61dacb" style:font-name-asian="Nimbus Mono L" style:font-size-asian="10pt" style:font-style-asian="normal" style:font-weight-asian="normal" style:font-size-complex="10pt"/>
    </style:style>
    <style:style style:name="P45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641f9c" style:font-name-asian="Nimbus Mono L" style:font-size-asian="10pt" style:font-style-asian="normal" style:font-weight-asian="normal" style:font-size-complex="10pt"/>
    </style:style>
    <style:style style:name="P46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360026" officeooo:paragraph-rsid="018fccd1" style:font-name-asian="Nimbus Mono L" style:font-size-asian="10pt" style:font-style-asian="normal" style:font-weight-asian="normal" style:font-size-complex="10pt"/>
    </style:style>
    <style:style style:name="P47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abce79" officeooo:paragraph-rsid="00abce79" style:font-name-asian="SimHei" style:font-size-asian="10pt" style:font-style-asian="normal" style:font-weight-asian="normal" style:font-size-complex="10pt"/>
    </style:style>
    <style:style style:name="P48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8cf43" style:font-name-asian="Nimbus Mono L" style:font-size-asian="10pt" style:font-style-asian="normal" style:font-weight-asian="normal" style:font-size-complex="10pt" style:text-emphasize="none"/>
    </style:style>
    <style:style style:name="P49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b6553" style:font-name-asian="Nimbus Mono L" style:font-size-asian="10pt" style:font-style-asian="normal" style:font-weight-asian="normal" style:font-size-complex="10pt" style:text-emphasize="none"/>
    </style:style>
    <style:style style:name="P50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8c2684" style:font-name-asian="Nimbus Mono L" style:font-size-asian="10pt" style:font-style-asian="normal" style:font-weight-asian="normal" style:font-size-complex="10pt" style:text-emphasize="none"/>
    </style:style>
    <style:style style:name="P51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a0747b" style:font-name-asian="Nimbus Mono L" style:font-size-asian="10pt" style:font-style-asian="normal" style:font-weight-asian="normal" style:font-size-complex="10pt" style:text-emphasize="none"/>
    </style:style>
    <style:style style:name="P52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a177c4" style:font-name-asian="Nimbus Mono L" style:font-size-asian="10pt" style:font-style-asian="normal" style:font-weight-asian="normal" style:font-size-complex="10pt" style:text-emphasize="none"/>
    </style:style>
    <style:style style:name="P53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b4377a" style:font-name-asian="Nimbus Mono L" style:font-size-asian="10pt" style:font-style-asian="normal" style:font-weight-asian="normal" style:font-size-complex="10pt" style:text-emphasize="none"/>
    </style:style>
    <style:style style:name="P54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b62749" style:font-name-asian="Nimbus Mono L" style:font-size-asian="10pt" style:font-style-asian="normal" style:font-weight-asian="normal" style:font-size-complex="10pt" style:text-emphasize="none"/>
    </style:style>
    <style:style style:name="P55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9c5971" style:font-name-asian="Nimbus Mono L" style:font-size-asian="10pt" style:font-style-asian="normal" style:font-weight-asian="normal" style:font-size-complex="10pt" style:text-emphasize="none"/>
    </style:style>
    <style:style style:name="P56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9d452d" style:font-name-asian="Nimbus Mono L" style:font-size-asian="10pt" style:font-style-asian="normal" style:font-weight-asian="normal" style:font-size-complex="10pt" style:text-emphasize="none"/>
    </style:style>
    <style:style style:name="P57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ac9db7" style:font-name-asian="Nimbus Mono L" style:font-size-asian="10pt" style:font-style-asian="normal" style:font-weight-asian="normal" style:font-size-complex="10pt" style:text-emphasize="none"/>
    </style:style>
    <style:style style:name="P58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0cd19" style:font-name-asian="Nimbus Mono L" style:font-size-asian="10pt" style:font-style-asian="normal" style:font-weight-asian="normal" style:font-size-complex="10pt" style:text-emphasize="none"/>
    </style:style>
    <style:style style:name="P59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3b5937f" style:font-name-asian="Nimbus Mono L" style:font-size-asian="10pt" style:font-style-asian="normal" style:font-weight-asian="normal" style:font-size-complex="10pt" style:text-emphasize="none"/>
    </style:style>
    <style:style style:name="P60" style:family="paragraph" style:parent-style-name="Preformatted_20_Text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157a856" style:font-name-asian="Nimbus Mono L" style:font-size-asian="10pt" style:font-style-asian="normal" style:font-weight-asian="normal" style:font-size-complex="10pt" style:text-emphasize="none"/>
    </style:style>
    <style:style style:name="P6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61dacb" style:font-name-asian="Nimbus Mono L" style:font-size-asian="10.5pt" style:font-style-asian="normal" style:font-weight-asian="normal" style:font-size-complex="10.5pt" style:text-emphasize="none"/>
    </style:style>
    <style:style style:name="P6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641f9c" style:font-name-asian="Nimbus Mono L" style:font-size-asian="10.5pt" style:font-style-asian="normal" style:font-weight-asian="normal" style:font-size-complex="10.5pt" style:text-emphasize="none"/>
    </style:style>
    <style:style style:name="P6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7a856" style:font-name-asian="Nimbus Mono L" style:font-size-asian="10.5pt" style:font-style-asian="normal" style:font-weight-asian="normal" style:font-size-complex="10.5pt" style:text-emphasize="none"/>
    </style:style>
    <style:style style:name="P6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a19ea" style:font-name-asian="Nimbus Mono L" style:font-size-asian="10.5pt" style:font-style-asian="normal" style:font-weight-asian="normal" style:font-size-complex="10.5pt" style:text-emphasize="none"/>
    </style:style>
    <style:style style:name="P6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c50c1" style:font-name-asian="Nimbus Mono L" style:font-size-asian="10.5pt" style:font-style-asian="normal" style:font-weight-asian="normal" style:font-size-complex="10.5pt" style:text-emphasize="none"/>
    </style:style>
    <style:style style:name="P6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dfce6" style:font-name-asian="Nimbus Mono L" style:font-size-asian="10.5pt" style:font-style-asian="normal" style:font-weight-asian="normal" style:font-size-complex="10.5pt" style:text-emphasize="none"/>
    </style:style>
    <style:style style:name="P6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8a387" style:font-name-asian="Nimbus Mono L" style:font-size-asian="10.5pt" style:font-style-asian="normal" style:font-weight-asian="normal" style:font-size-complex="10.5pt" style:text-emphasize="none"/>
    </style:style>
    <style:style style:name="P6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04461" style:font-name-asian="Nimbus Mono L" style:font-size-asian="10.5pt" style:font-style-asian="normal" style:font-weight-asian="normal" style:font-size-complex="10.5pt" style:text-emphasize="none"/>
    </style:style>
    <style:style style:name="P6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7b7817" style:font-name-asian="Nimbus Mono L" style:font-size-asian="10.5pt" style:font-style-asian="normal" style:font-weight-asian="normal" style:font-size-complex="10.5pt" style:text-emphasize="none"/>
    </style:style>
    <style:style style:name="P7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0e5f5" style:font-name-asian="Nimbus Mono L" style:font-size-asian="10.5pt" style:font-style-asian="normal" style:font-weight-asian="normal" style:font-size-complex="10.5pt" style:text-emphasize="none"/>
    </style:style>
    <style:style style:name="P7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946e7" style:font-name-asian="Nimbus Mono L" style:font-size-asian="10.5pt" style:font-style-asian="normal" style:font-weight-asian="normal" style:font-size-complex="10.5pt" style:text-emphasize="none"/>
    </style:style>
    <style:style style:name="P7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8fccd1" style:font-name-asian="Nimbus Mono L" style:font-size-asian="10.5pt" style:font-style-asian="normal" style:font-weight-asian="normal" style:font-size-complex="10.5pt" style:text-emphasize="none"/>
    </style:style>
    <style:style style:name="P7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9846cb" style:font-name-asian="Nimbus Mono L" style:font-size-asian="10.5pt" style:font-style-asian="normal" style:font-weight-asian="normal" style:font-size-complex="10.5pt" style:text-emphasize="none"/>
    </style:style>
    <style:style style:name="P7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99d941" style:font-name-asian="Nimbus Mono L" style:font-size-asian="10.5pt" style:font-style-asian="normal" style:font-weight-asian="normal" style:font-size-complex="10.5pt" style:text-emphasize="none"/>
    </style:style>
    <style:style style:name="P7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7a12e6" style:font-name-asian="Nimbus Mono L" style:font-size-asian="10.5pt" style:font-style-asian="normal" style:font-weight-asian="normal" style:font-size-complex="10.5pt" style:text-emphasize="none"/>
    </style:style>
    <style:style style:name="P7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27ff8a6" style:font-name-asian="Nimbus Mono L" style:font-size-asian="10.5pt" style:font-style-asian="normal" style:font-weight-asian="normal" style:font-size-complex="10.5pt" style:text-emphasize="none"/>
    </style:style>
    <style:style style:name="P7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84c04" style:font-name-asian="Nimbus Mono L" style:font-size-asian="10.5pt" style:font-style-asian="normal" style:font-weight-asian="normal" style:font-size-complex="10.5pt" style:text-emphasize="none"/>
    </style:style>
    <style:style style:name="P7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43750" style:font-name-asian="Nimbus Mono L" style:font-size-asian="10.5pt" style:font-style-asian="normal" style:font-weight-asian="normal" style:font-size-complex="10.5pt" style:text-emphasize="none"/>
    </style:style>
    <style:style style:name="P7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c0168" style:font-name-asian="Nimbus Mono L" style:font-size-asian="10.5pt" style:font-style-asian="normal" style:font-weight-asian="normal" style:font-size-complex="10.5pt" style:text-emphasize="none"/>
    </style:style>
    <style:style style:name="P8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e056d" style:font-name-asian="Nimbus Mono L" style:font-size-asian="10.5pt" style:font-style-asian="normal" style:font-weight-asian="normal" style:font-size-complex="10.5pt" style:text-emphasize="none"/>
    </style:style>
    <style:style style:name="P8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f260b" style:font-name-asian="Nimbus Mono L" style:font-size-asian="10.5pt" style:font-style-asian="normal" style:font-weight-asian="normal" style:font-size-complex="10.5pt" style:text-emphasize="none"/>
    </style:style>
    <style:style style:name="P8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49fc6e" style:font-name-asian="Nimbus Mono L" style:font-size-asian="10.5pt" style:font-style-asian="normal" style:font-weight-asian="normal" style:font-size-complex="10.5pt" style:text-emphasize="none"/>
    </style:style>
    <style:style style:name="P8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646047" style:font-name-asian="Nimbus Mono L" style:font-size-asian="10.5pt" style:font-style-asian="normal" style:font-weight-asian="normal" style:font-size-complex="10.5pt" style:text-emphasize="none"/>
    </style:style>
    <style:style style:name="P8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717b37" style:font-name-asian="Nimbus Mono L" style:font-size-asian="10.5pt" style:font-style-asian="normal" style:font-weight-asian="normal" style:font-size-complex="10.5pt" style:text-emphasize="none"/>
    </style:style>
    <style:style style:name="P8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75b673" style:font-name-asian="Nimbus Mono L" style:font-size-asian="10.5pt" style:font-style-asian="normal" style:font-weight-asian="normal" style:font-size-complex="10.5pt" style:text-emphasize="none"/>
    </style:style>
    <style:style style:name="P8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8ad0bd" style:font-name-asian="Nimbus Mono L" style:font-size-asian="10.5pt" style:font-style-asian="normal" style:font-weight-asian="normal" style:font-size-complex="10.5pt" style:text-emphasize="none"/>
    </style:style>
    <style:style style:name="P8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8fcf2e" style:font-name-asian="Nimbus Mono L" style:font-size-asian="10.5pt" style:font-style-asian="normal" style:font-weight-asian="normal" style:font-size-complex="10.5pt" style:text-emphasize="none"/>
    </style:style>
    <style:style style:name="P8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958ae1" style:font-name-asian="Nimbus Mono L" style:font-size-asian="10.5pt" style:font-style-asian="normal" style:font-weight-asian="normal" style:font-size-complex="10.5pt" style:text-emphasize="none"/>
    </style:style>
    <style:style style:name="P8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f07186" style:font-name-asian="Nimbus Mono L" style:font-size-asian="10.5pt" style:font-style-asian="normal" style:font-weight-asian="normal" style:font-size-complex="10.5pt" style:text-emphasize="none"/>
    </style:style>
    <style:style style:name="P9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f4eb2c" style:font-name-asian="Nimbus Mono L" style:font-size-asian="10.5pt" style:font-style-asian="normal" style:font-weight-asian="normal" style:font-size-complex="10.5pt" style:text-emphasize="none"/>
    </style:style>
    <style:style style:name="P9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750629" style:font-name-asian="Nimbus Mono L" style:font-size-asian="10.5pt" style:font-style-asian="normal" style:font-weight-asian="normal" style:font-size-complex="10.5pt" style:text-emphasize="none"/>
    </style:style>
    <style:style style:name="P9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833ce8" style:font-name-asian="Nimbus Mono L" style:font-size-asian="10.5pt" style:font-style-asian="normal" style:font-weight-asian="normal" style:font-size-complex="10.5pt" style:text-emphasize="none"/>
    </style:style>
    <style:style style:name="P9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486c96a" style:font-name-asian="Nimbus Mono L" style:font-size-asian="10.5pt" style:font-style-asian="normal" style:font-weight-asian="normal" style:font-size-complex="10.5pt" style:text-emphasize="none"/>
    </style:style>
    <style:style style:name="P9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officeooo:paragraph-rsid="027ff8a6" style:font-name-asian="Nimbus Mono L" style:font-size-asian="10.5pt" style:font-style-asian="normal" style:font-weight-asian="normal" style:font-size-complex="10.5pt" style:text-emphasize="none"/>
    </style:style>
    <style:style style:name="P9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officeooo:paragraph-rsid="03544bc9" style:font-name-asian="Nimbus Mono L" style:font-size-asian="10.5pt" style:font-style-asian="normal" style:font-weight-asian="normal" style:font-size-complex="10.5pt" style:text-emphasize="none"/>
    </style:style>
    <style:style style:name="P96" style:family="paragraph" style:parent-style-name="Preformatted_20_Text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b6553" style:font-name-asian="Nimbus Mono L" style:font-size-asian="10pt" style:font-style-asian="normal" style:font-weight-asian="bold" style:font-size-complex="10pt" style:font-weight-complex="bold" style:text-emphasize="none"/>
    </style:style>
    <style:style style:name="P97" style:family="paragraph" style:parent-style-name="Preformatted_20_Text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c0cd19" style:font-name-asian="Nimbus Mono L" style:font-size-asian="10pt" style:font-style-asian="normal" style:font-weight-asian="bold" style:font-size-complex="10pt" style:font-weight-complex="bold" style:text-emphasize="none"/>
    </style:style>
    <style:style style:name="P98" style:family="paragraph" style:parent-style-name="Preformatted_20_Text">
      <style:text-properties fo:font-variant="normal" fo:text-transform="none" fo:color="#8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bold" officeooo:rsid="00360026" officeooo:paragraph-rsid="03f07186" style:font-name-asian="Nimbus Mono L" style:font-size-asian="10.5pt" style:font-style-asian="normal" style:font-weight-asian="bold" style:font-size-complex="10.5pt" style:font-weight-complex="bold" style:text-emphasize="none"/>
    </style:style>
    <style:style style:name="P99" style:family="paragraph" style:parent-style-name="Preformatted_20_Text">
      <style:text-properties fo:font-variant="normal" fo:text-transform="none" fo:color="#8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bold" officeooo:rsid="00360026" officeooo:paragraph-rsid="03f4eb2c" style:font-name-asian="Nimbus Mono L" style:font-size-asian="10.5pt" style:font-style-asian="normal" style:font-weight-asian="bold" style:font-size-complex="10.5pt" style:font-weight-complex="bold" style:text-emphasize="none"/>
    </style:style>
    <style:style style:name="P100" style:family="paragraph" style:parent-style-name="Preformatted_20_Text">
      <style:text-properties officeooo:paragraph-rsid="00c83202"/>
    </style:style>
    <style:style style:name="P101" style:family="paragraph" style:parent-style-name="Preformatted_20_Text">
      <style:text-properties officeooo:paragraph-rsid="00c8c199"/>
    </style:style>
    <style:style style:name="P102" style:family="paragraph" style:parent-style-name="Preformatted_20_Text">
      <style:text-properties officeooo:paragraph-rsid="00e24a6a"/>
    </style:style>
    <style:style style:name="P103" style:family="paragraph" style:parent-style-name="Preformatted_20_Text">
      <style:text-properties officeooo:paragraph-rsid="011162b7"/>
    </style:style>
    <style:style style:name="P104" style:family="paragraph" style:parent-style-name="Preformatted_20_Text">
      <style:text-properties officeooo:paragraph-rsid="013e77f6"/>
    </style:style>
    <style:style style:name="P105" style:family="paragraph" style:parent-style-name="Preformatted_20_Text">
      <style:text-properties officeooo:paragraph-rsid="013f3d02"/>
    </style:style>
    <style:style style:name="P106" style:family="paragraph" style:parent-style-name="Preformatted_20_Text">
      <style:text-properties officeooo:paragraph-rsid="014900ee"/>
    </style:style>
    <style:style style:name="P107" style:family="paragraph" style:parent-style-name="Preformatted_20_Text">
      <style:text-properties officeooo:paragraph-rsid="015c50c1"/>
    </style:style>
    <style:style style:name="P108" style:family="paragraph" style:parent-style-name="Preformatted_20_Text">
      <style:text-properties officeooo:paragraph-rsid="015dfce6"/>
    </style:style>
    <style:style style:name="P109" style:family="paragraph" style:parent-style-name="Preformatted_20_Text">
      <style:text-properties officeooo:paragraph-rsid="017379e9"/>
    </style:style>
    <style:style style:name="P110" style:family="paragraph" style:parent-style-name="Preformatted_20_Text">
      <style:text-properties officeooo:paragraph-rsid="01747122"/>
    </style:style>
    <style:style style:name="P111" style:family="paragraph" style:parent-style-name="Preformatted_20_Text">
      <style:text-properties officeooo:paragraph-rsid="01ab6553"/>
    </style:style>
    <style:style style:name="P112" style:family="paragraph" style:parent-style-name="Preformatted_20_Text">
      <style:text-properties officeooo:paragraph-rsid="01c0cd19"/>
    </style:style>
    <style:style style:name="P113" style:family="paragraph" style:parent-style-name="Preformatted_20_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0c83202" style:font-name-asian="Nimbus Mono L" style:font-size-asian="10.5pt" style:font-style-asian="normal" style:font-weight-asian="normal" style:font-size-complex="10.5pt" style:text-emphasize="none"/>
    </style:style>
    <style:style style:name="P114" style:family="paragraph" style:parent-style-name="Preformatted_20_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0e24a6a" style:font-name-asian="Nimbus Mono L" style:font-size-asian="10.5pt" style:font-style-asian="normal" style:font-weight-asian="normal" style:font-size-complex="10.5pt" style:text-emphasize="none"/>
    </style:style>
    <style:style style:name="P115" style:family="paragraph" style:parent-style-name="Preformatted_20_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11162b7" style:font-name-asian="Nimbus Mono L" style:font-size-asian="10.5pt" style:font-style-asian="normal" style:font-weight-asian="normal" style:font-size-complex="10.5pt" style:text-emphasize="none"/>
    </style:style>
    <style:style style:name="P116" style:family="paragraph" style:parent-style-name="Preformatted_20_Text">
      <style:text-properties fo:color="#000000" officeooo:paragraph-rsid="03544bc9" style:font-name-asian="Nimbus Mono L" style:font-size-asian="10.5pt" style:font-style-asian="normal"/>
    </style:style>
    <style:style style:name="P117" style:family="paragraph" style:parent-style-name="Preformatted_20_Text">
      <style:text-properties fo:color="#000000" officeooo:paragraph-rsid="0180e5f5" style:font-name-asian="Nimbus Mono L" style:font-size-asian="10.5pt" style:font-style-asian="normal"/>
    </style:style>
    <style:style style:name="P118" style:family="paragraph" style:parent-style-name="Preformatted_20_Text">
      <style:text-properties fo:color="#000000" officeooo:paragraph-rsid="03646047" style:font-name-asian="Nimbus Mono L" style:font-size-asian="10.5pt" style:font-style-asian="normal"/>
    </style:style>
    <style:style style:name="P119" style:family="paragraph" style:parent-style-name="Preformatted_20_Text">
      <style:text-properties fo:color="#000000" officeooo:paragraph-rsid="0473dd1d" style:font-name-asian="Nimbus Mono L" style:font-size-asian="10.5pt" style:font-style-asian="normal"/>
    </style:style>
    <style:style style:name="P120" style:family="paragraph" style:parent-style-name="Preformatted_20_Text">
      <style:text-properties fo:color="#000000" officeooo:paragraph-rsid="0480d370" style:font-name-asian="Nimbus Mono L" style:font-size-asian="10.5pt" style:font-style-asian="normal"/>
    </style:style>
    <style:style style:name="P121" style:family="paragraph" style:parent-style-name="Preformatted_20_Text">
      <style:text-properties fo:color="#000000" officeooo:paragraph-rsid="04867045" style:font-name-asian="Nimbus Mono L" style:font-size-asian="10.5pt" style:font-style-asian="normal"/>
    </style:style>
    <style:style style:name="P122" style:family="paragraph" style:parent-style-name="Preformatted_20_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13e77f6" style:font-size-asian="10.5pt" style:font-style-asian="normal" style:font-weight-asian="normal" style:font-size-complex="10.5pt" style:text-emphasize="none"/>
    </style:style>
    <style:style style:name="P123" style:family="paragraph" style:parent-style-name="Preformatted_20_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13f3d02" style:font-size-asian="10.5pt" style:font-style-asian="normal" style:font-weight-asian="normal" style:font-size-complex="10.5pt" style:text-emphasize="none"/>
    </style:style>
    <style:style style:name="P124" style:family="paragraph" style:parent-style-name="Preformatted_20_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3eb6686" style:font-size-asian="10.5pt" style:font-style-asian="normal" style:font-weight-asian="normal" style:font-size-complex="10.5pt" style:text-emphasize="none"/>
    </style:style>
    <style:style style:name="P125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15342ee" style:font-name-asian="Nimbus Mono L" style:font-size-asian="10.5pt" style:font-style-asian="normal" style:font-weight-asian="normal" style:font-size-complex="10.5pt" style:text-emphasize="none"/>
    </style:style>
    <style:style style:name="P126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153a670" style:font-name-asian="Nimbus Mono L" style:font-size-asian="10.5pt" style:font-style-asian="normal" style:font-weight-asian="normal" style:font-size-complex="10.5pt" style:text-emphasize="none"/>
    </style:style>
    <style:style style:name="P127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283d321" style:font-name-asian="Nimbus Mono L" style:font-size-asian="10.5pt" style:font-style-asian="normal" style:font-weight-asian="normal" style:font-size-complex="10.5pt" style:text-emphasize="none"/>
    </style:style>
    <style:style style:name="P128" style:family="paragraph" style:parent-style-name="Preformatted_20_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officeooo:paragraph-rsid="02bf9c13" style:font-name-asian="Nimbus Mono L" style:font-size-asian="10.5pt" style:font-style-asian="normal" style:font-weight-asian="normal" style:font-size-complex="10.5pt" style:text-emphasize="none"/>
    </style:style>
    <style:style style:name="P129" style:family="paragraph" style:parent-style-name="Preformatted_20_Text">
      <style:text-properties style:text-outline="false" style:text-line-through-style="none" style:text-line-through-type="none" style:font-name="微软雅黑" fo:font-size="10.5pt" fo:font-style="normal" fo:text-shadow="none" style:text-underline-style="none" fo:font-weight="normal" officeooo:paragraph-rsid="01ab6553" style:font-size-asian="10.5pt" style:font-style-asian="normal" style:font-weight-asian="normal" style:font-size-complex="10.5pt" style:text-emphasize="none"/>
    </style:style>
    <style:style style:name="P130" style:family="paragraph" style:parent-style-name="Preformatted_20_Text">
      <style:text-properties officeooo:paragraph-rsid="02d9e09c"/>
    </style:style>
    <style:style style:name="P131" style:family="paragraph" style:parent-style-name="Preformatted_20_Text">
      <style:text-properties officeooo:paragraph-rsid="02e0ff8e"/>
    </style:style>
    <style:style style:name="P132" style:family="paragraph" style:parent-style-name="Preformatted_20_Text">
      <style:text-properties officeooo:paragraph-rsid="0325e9ee"/>
    </style:style>
    <style:style style:name="P133" style:family="paragraph" style:parent-style-name="Preformatted_20_Text">
      <style:text-properties fo:color="#008000" style:font-name="Nimbus Mono L" fo:font-size="11.3000001907349pt" fo:font-weight="bold" officeooo:paragraph-rsid="04909071"/>
    </style:style>
    <style:style style:name="P134" style:family="paragraph" style:parent-style-name="Preformatted_20_Text">
      <style:text-properties fo:color="#008000" style:font-name="Nimbus Mono L" fo:font-size="11.3000001907349pt" fo:font-weight="bold" officeooo:paragraph-rsid="04926e5b"/>
    </style:style>
    <style:style style:name="P135" style:family="paragraph" style:parent-style-name="Preformatted_20_Text">
      <style:text-properties fo:color="#008000" officeooo:paragraph-rsid="04926e5b"/>
    </style:style>
    <style:style style:name="P136" style:family="paragraph" style:parent-style-name="Preformatted_20_Text">
      <style:text-properties fo:color="#008000" officeooo:paragraph-rsid="0493ef7d"/>
    </style:style>
    <style:style style:name="P137" style:family="paragraph" style:parent-style-name="Preformatted_20_Text">
      <style:text-properties fo:color="#008000" officeooo:paragraph-rsid="049fb484"/>
    </style:style>
    <style:style style:name="P138" style:family="paragraph" style:parent-style-name="Preformatted_20_Text">
      <style:text-properties fo:color="#008000" officeooo:paragraph-rsid="04a297cd"/>
    </style:style>
    <style:style style:name="P139" style:family="paragraph" style:parent-style-name="Preformatted_20_Text">
      <style:text-properties fo:color="#008000" officeooo:paragraph-rsid="04af2109"/>
    </style:style>
    <style:style style:name="P140" style:family="paragraph" style:parent-style-name="Preformatted_20_Text">
      <style:text-properties officeooo:paragraph-rsid="03b4377a"/>
    </style:style>
    <style:style style:name="P141" style:family="paragraph" style:parent-style-name="Preformatted_20_Text">
      <style:text-properties officeooo:paragraph-rsid="03b62749"/>
    </style:style>
    <style:style style:name="P142" style:family="paragraph" style:parent-style-name="Preformatted_20_Text">
      <style:text-properties fo:color="#800000" style:font-name="Nimbus Mono L" fo:font-weight="bold" officeooo:rsid="00360026" officeooo:paragraph-rsid="00f1043a" style:font-name-asian="Nimbus Mono L" style:font-weight-asian="bold" style:font-weight-complex="bold"/>
    </style:style>
    <style:style style:name="P143" style:family="paragraph" style:parent-style-name="Preformatted_20_Text">
      <style:text-properties fo:color="#800000" style:text-outline="false" style:text-line-through-style="none" style:text-line-through-type="none" style:font-name="Nimbus Mono L" fo:font-size="10.5pt" fo:font-style="normal" fo:text-shadow="none" style:text-underline-style="none" fo:font-weight="bold" officeooo:rsid="00360026" officeooo:paragraph-rsid="03eb6686" style:font-name-asian="Nimbus Mono L" style:font-size-asian="10.5pt" style:font-style-asian="normal" style:font-weight-asian="bold" style:font-size-complex="10.5pt" style:font-weight-complex="bold" style:text-emphasize="none"/>
    </style:style>
    <style:style style:name="P144" style:family="paragraph" style:parent-style-name="Preformatted_20_Text">
      <style:text-properties officeooo:paragraph-rsid="0435ae3c"/>
    </style:style>
    <style:style style:name="P145" style:family="paragraph" style:parent-style-name="Preformatted_20_Text">
      <style:text-properties officeooo:paragraph-rsid="044957c1"/>
    </style:style>
    <style:style style:name="P146" style:family="paragraph" style:parent-style-name="Preformatted_20_Text">
      <style:text-properties officeooo:paragraph-rsid="044bef3c"/>
    </style:style>
    <style:style style:name="P147" style:family="paragraph" style:parent-style-name="Preformatted_20_Text">
      <style:text-properties officeooo:paragraph-rsid="0454ce76"/>
    </style:style>
    <style:style style:name="P148" style:family="paragraph" style:parent-style-name="Preformatted_20_Text">
      <style:text-properties officeooo:paragraph-rsid="04576ff2"/>
    </style:style>
    <style:style style:name="P149" style:family="paragraph" style:parent-style-name="Standard">
      <style:text-properties style:font-name="Nimbus Mono L" officeooo:rsid="00360026" officeooo:paragraph-rsid="00a9e4d5" style:font-name-asian="Nimbus Mono L"/>
    </style:style>
    <style:style style:name="P150" style:family="paragraph" style:parent-style-name="Standard">
      <style:text-properties style:font-name="Nimbus Mono L" officeooo:rsid="00360026" officeooo:paragraph-rsid="00bb2a5f" style:font-name-asian="Nimbus Mono L"/>
    </style:style>
    <style:style style:name="P151" style:family="paragraph" style:parent-style-name="Standard">
      <style:text-properties style:font-name="Nimbus Mono L" officeooo:rsid="00360026" officeooo:paragraph-rsid="00c83202" style:font-name-asian="Nimbus Mono L"/>
    </style:style>
    <style:style style:name="P152" style:family="paragraph" style:parent-style-name="Standard">
      <style:text-properties style:font-name="Nimbus Mono L" officeooo:rsid="00360026" officeooo:paragraph-rsid="00da8b42" style:font-name-asian="Nimbus Mono L"/>
    </style:style>
    <style:style style:name="P153" style:family="paragraph" style:parent-style-name="Standard">
      <style:text-properties style:font-name="Nimbus Mono L" officeooo:rsid="00360026" officeooo:paragraph-rsid="00e24a6a" style:font-name-asian="Nimbus Mono L"/>
    </style:style>
    <style:style style:name="P154" style:family="paragraph" style:parent-style-name="Standard">
      <style:text-properties style:font-name="Nimbus Mono L" officeooo:rsid="00360026" officeooo:paragraph-rsid="011162b7" style:font-name-asian="Nimbus Mono L"/>
    </style:style>
    <style:style style:name="P155" style:family="paragraph" style:parent-style-name="Standard">
      <style:text-properties style:font-name="Nimbus Mono L" officeooo:rsid="00360026" officeooo:paragraph-rsid="01c5c9ba" style:font-name-asian="Nimbus Mono L"/>
    </style:style>
    <style:style style:name="P156" style:family="paragraph" style:parent-style-name="Standard">
      <style:text-properties style:font-name="Nimbus Mono L" officeooo:rsid="00360026" officeooo:paragraph-rsid="01edbf44" style:font-name-asian="Nimbus Mono L"/>
    </style:style>
    <style:style style:name="P157" style:family="paragraph" style:parent-style-name="Standard">
      <style:text-properties style:font-name="Nimbus Mono L" officeooo:rsid="00360026" officeooo:paragraph-rsid="01efb12f" style:font-name-asian="Nimbus Mono L"/>
    </style:style>
    <style:style style:name="P158" style:family="paragraph" style:parent-style-name="Standard">
      <style:text-properties style:font-name="Nimbus Mono L" officeooo:rsid="00360026" officeooo:paragraph-rsid="0224c8d7" style:font-name-asian="Nimbus Mono L"/>
    </style:style>
    <style:style style:name="P159" style:family="paragraph" style:parent-style-name="Standard">
      <style:text-properties style:font-name="Nimbus Mono L" officeooo:rsid="00360026" officeooo:paragraph-rsid="029d3a32" style:font-name-asian="Nimbus Mono L"/>
    </style:style>
    <style:style style:name="P160" style:family="paragraph" style:parent-style-name="Standard">
      <style:text-properties style:font-name="Nimbus Mono L" officeooo:rsid="00360026" officeooo:paragraph-rsid="012d839a" style:font-name-asian="Nimbus Mono L"/>
    </style:style>
    <style:style style:name="P161" style:family="paragraph" style:parent-style-name="Standard">
      <style:text-properties style:font-name="Nimbus Mono L" officeooo:rsid="00360026" officeooo:paragraph-rsid="02f3a625" style:font-name-asian="Nimbus Mono L"/>
    </style:style>
    <style:style style:name="P162" style:family="paragraph" style:parent-style-name="Standard">
      <style:text-properties style:font-name="Nimbus Mono L" officeooo:rsid="00360026" officeooo:paragraph-rsid="0300d2d5" style:font-name-asian="Nimbus Mono L"/>
    </style:style>
    <style:style style:name="P163" style:family="paragraph" style:parent-style-name="Standard">
      <style:text-properties style:font-name="Nimbus Mono L" officeooo:rsid="00360026" officeooo:paragraph-rsid="03c4b6c6" style:font-name-asian="Nimbus Mono L"/>
    </style:style>
    <style:style style:name="P164" style:family="paragraph" style:parent-style-name="Standard">
      <style:text-properties officeooo:paragraph-rsid="00bb2a5f" style:font-name-asian="Nimbus Mono L"/>
    </style:style>
    <style:style style:name="P165" style:family="paragraph" style:parent-style-name="Standard">
      <style:text-properties officeooo:paragraph-rsid="02acaf58" style:font-name-asian="Nimbus Mono L"/>
    </style:style>
    <style:style style:name="P166" style:family="paragraph" style:parent-style-name="Standard">
      <style:text-properties officeooo:paragraph-rsid="02ed00a3" style:font-name-asian="Nimbus Mono L"/>
    </style:style>
    <style:style style:name="P167" style:family="paragraph" style:parent-style-name="Standard">
      <style:text-properties officeooo:paragraph-rsid="00c51896"/>
    </style:style>
    <style:style style:name="P168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13f3d02" style:font-name-asian="Nimbus Mono L" style:font-size-asian="10pt" style:font-style-asian="normal" style:font-weight-asian="normal" style:font-size-complex="10pt"/>
    </style:style>
    <style:style style:name="P169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1400ceb" style:font-name-asian="Nimbus Mono L" style:font-size-asian="10pt" style:font-style-asian="normal" style:font-weight-asian="normal" style:font-size-complex="10pt"/>
    </style:style>
    <style:style style:name="P170" style:family="paragraph" style:parent-style-name="Standard">
      <style:text-properties fo:font-variant="normal" fo:text-transform="none" fo:color="#008000" style:font-name="Nimbus Mono L" fo:font-size="11.3000001907349pt" fo:letter-spacing="normal" fo:font-weight="bold" officeooo:rsid="00360026" officeooo:paragraph-rsid="0320b68b" style:font-name-asian="Nimbus Mono L" style:font-size-asian="10pt" style:font-style-asian="normal" style:font-weight-asian="normal" style:font-size-complex="10pt"/>
    </style:style>
    <style:style style:name="P171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5c9ba" style:font-name-asian="Nimbus Mono L" style:font-size-asian="10pt" style:font-style-asian="normal" style:font-weight-asian="normal" style:font-size-complex="10pt" style:font-weight-complex="bold" style:text-emphasize="none"/>
    </style:style>
    <style:style style:name="P172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79e19" style:font-name-asian="Nimbus Mono L" style:font-size-asian="10pt" style:font-style-asian="normal" style:font-weight-asian="normal" style:font-size-complex="10pt" style:font-weight-complex="bold" style:text-emphasize="none"/>
    </style:style>
    <style:style style:name="P173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9da20" style:font-name-asian="Nimbus Mono L" style:font-size-asian="10pt" style:font-style-asian="normal" style:font-weight-asian="normal" style:font-size-complex="10pt" style:font-weight-complex="bold" style:text-emphasize="none"/>
    </style:style>
    <style:style style:name="P174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cf3931" style:font-name-asian="Nimbus Mono L" style:font-size-asian="10pt" style:font-style-asian="normal" style:font-weight-asian="normal" style:font-size-complex="10pt" style:font-weight-complex="bold" style:text-emphasize="none"/>
    </style:style>
    <style:style style:name="P175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d56a98" style:font-name-asian="Nimbus Mono L" style:font-size-asian="10pt" style:font-style-asian="normal" style:font-weight-asian="normal" style:font-size-complex="10pt" style:font-weight-complex="bold" style:text-emphasize="none"/>
    </style:style>
    <style:style style:name="P176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1da6c56" style:font-name-asian="Nimbus Mono L" style:font-size-asian="10pt" style:font-style-asian="normal" style:font-weight-asian="normal" style:font-size-complex="10pt" style:font-weight-complex="bold" style:text-emphasize="none"/>
    </style:style>
    <style:style style:name="P177" style:family="paragraph" style:parent-style-name="Standard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officeooo:paragraph-rsid="04b3fa26" style:font-name-asian="Nimbus Mono L" style:font-size-asian="10pt" style:font-style-asian="normal" style:font-weight-asian="normal" style:font-size-complex="10pt" style:font-weight-complex="bold" style:text-emphasize="none"/>
    </style:style>
    <style:style style:name="P178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edbf44" style:font-name-asian="Nimbus Mono L" style:font-size-asian="10pt" style:font-style-asian="normal" style:font-weight-asian="normal" style:font-size-complex="10pt" style:font-weight-complex="bold" style:text-emphasize="none"/>
    </style:style>
    <style:style style:name="P179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f1ac8a" style:font-name-asian="Nimbus Mono L" style:font-size-asian="10pt" style:font-style-asian="normal" style:font-weight-asian="normal" style:font-size-complex="10pt" style:font-weight-complex="bold" style:text-emphasize="none"/>
    </style:style>
    <style:style style:name="P180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f7e6e1" style:font-name-asian="Nimbus Mono L" style:font-size-asian="10pt" style:font-style-asian="normal" style:font-weight-asian="normal" style:font-size-complex="10pt" style:font-weight-complex="bold" style:text-emphasize="none"/>
    </style:style>
    <style:style style:name="P181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efb12f" style:font-name-asian="Nimbus Mono L" style:font-size-asian="10pt" style:font-style-asian="normal" style:font-weight-asian="normal" style:font-size-complex="10pt" style:font-weight-complex="bold" style:text-emphasize="none"/>
    </style:style>
    <style:style style:name="P182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24c8d7" style:font-name-asian="Nimbus Mono L" style:font-size-asian="10pt" style:font-style-asian="normal" style:font-weight-asian="normal" style:font-size-complex="10pt" style:font-weight-complex="bold" style:text-emphasize="none"/>
    </style:style>
    <style:style style:name="P183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dd0ba5" style:font-name-asian="Nimbus Mono L" style:font-size-asian="10pt" style:font-style-asian="normal" style:font-weight-asian="normal" style:font-size-complex="10pt" style:font-weight-complex="bold" style:text-emphasize="none"/>
    </style:style>
    <style:style style:name="P184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2346d9d" style:font-name-asian="Nimbus Mono L" style:font-size-asian="10pt" style:font-style-asian="normal" style:font-weight-asian="normal" style:font-size-complex="10pt" style:font-weight-complex="bold" style:text-emphasize="none"/>
    </style:style>
    <style:style style:name="P185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d24bfa" style:font-name-asian="Nimbus Mono L" style:font-size-asian="10pt" style:font-style-asian="normal" style:font-weight-asian="normal" style:font-size-complex="10pt" style:font-weight-complex="bold" style:text-emphasize="none"/>
    </style:style>
    <style:style style:name="P186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d403f8" style:font-name-asian="Nimbus Mono L" style:font-size-asian="10pt" style:font-style-asian="normal" style:font-weight-asian="normal" style:font-size-complex="10pt" style:font-weight-complex="bold" style:text-emphasize="none"/>
    </style:style>
    <style:style style:name="P187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2753ad" style:font-name-asian="Nimbus Mono L" style:font-size-asian="10pt" style:font-style-asian="normal" style:font-weight-asian="normal" style:font-size-complex="10pt" style:font-weight-complex="bold" style:text-emphasize="none"/>
    </style:style>
    <style:style style:name="P188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bb6a05" style:font-name-asian="Nimbus Mono L" style:font-size-asian="10pt" style:font-style-asian="normal" style:font-weight-asian="normal" style:font-size-complex="10pt" style:font-weight-complex="bold" style:text-emphasize="none"/>
    </style:style>
    <style:style style:name="P189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bc90a3" style:font-name-asian="Nimbus Mono L" style:font-size-asian="10pt" style:font-style-asian="normal" style:font-weight-asian="normal" style:font-size-complex="10pt" style:font-weight-complex="bold" style:text-emphasize="none"/>
    </style:style>
    <style:style style:name="P190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a9e4d5" officeooo:paragraph-rsid="00bb2a5f" style:font-name-asian="SimHei" style:font-size-asian="11pt" style:font-style-asian="normal" style:font-weight-asian="normal" style:font-size-complex="10pt" style:text-emphasize="none"/>
    </style:style>
    <style:style style:name="P191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a9e4d5" officeooo:paragraph-rsid="00eae04e" style:font-name-asian="SimHei" style:font-size-asian="11pt" style:font-style-asian="normal" style:font-weight-asian="normal" style:font-size-complex="10pt" style:text-emphasize="none"/>
    </style:style>
    <style:style style:name="P192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3f3d02" style:font-name-asian="Nimbus Mono L" style:font-size-asian="10.5pt" style:font-style-asian="normal" style:font-weight-asian="normal" style:font-size-complex="10.5pt" style:text-emphasize="none"/>
    </style:style>
    <style:style style:name="P193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400ceb" style:font-name-asian="Nimbus Mono L" style:font-size-asian="10.5pt" style:font-style-asian="normal" style:font-weight-asian="normal" style:font-size-complex="10.5pt" style:text-emphasize="none"/>
    </style:style>
    <style:style style:name="P194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151e67" style:font-name-asian="Nimbus Mono L" style:font-size-asian="10.5pt" style:font-style-asian="normal" style:font-weight-asian="normal" style:font-size-complex="10.5pt" style:text-emphasize="none"/>
    </style:style>
    <style:style style:name="P195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8ad0bd" style:font-name-asian="Nimbus Mono L" style:font-size-asian="10.5pt" style:font-style-asian="normal" style:font-weight-asian="normal" style:font-size-complex="10.5pt" style:text-emphasize="none"/>
    </style:style>
    <style:style style:name="P196" style:family="paragraph" style:parent-style-name="Standard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b6553" style:font-name-asian="Nimbus Mono L" style:font-size-asian="10pt" style:font-style-asian="normal" style:font-weight-asian="bold" style:font-size-complex="10pt" style:font-weight-complex="bold" style:text-emphasize="none"/>
    </style:style>
    <style:style style:name="P197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0a8155" style:font-name-asian="Nimbus Mono L" style:font-size-asian="10pt" style:font-style-asian="normal" style:font-weight-asian="bold" style:font-size-complex="10pt" style:font-weight-complex="bold" style:text-emphasize="none"/>
    </style:style>
    <style:style style:name="P198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1d006b" style:font-name-asian="Nimbus Mono L" style:font-size-asian="10pt" style:font-style-asian="normal" style:font-weight-asian="bold" style:font-size-complex="10pt" style:font-weight-complex="bold" style:text-emphasize="none"/>
    </style:style>
    <style:style style:name="P199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2753ad" style:font-name-asian="Nimbus Mono L" style:font-size-asian="10pt" style:font-style-asian="normal" style:font-weight-asian="bold" style:font-size-complex="10pt" style:font-weight-complex="bold" style:text-emphasize="none"/>
    </style:style>
    <style:style style:name="P200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0f3da2" style:font-name-asian="Nimbus Mono L" style:font-size-asian="10pt" style:font-style-asian="normal" style:font-weight-asian="bold" style:font-size-complex="10pt" style:font-weight-complex="bold" style:text-emphasize="none"/>
    </style:style>
    <style:style style:name="P201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1d006b" style:font-name-asian="Nimbus Mono L" style:font-size-asian="10pt" style:font-style-asian="normal" style:font-weight-asian="bold" style:font-size-complex="10pt" style:font-weight-complex="bold" style:text-emphasize="none"/>
    </style:style>
    <style:style style:name="P202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2753ad" style:font-name-asian="Nimbus Mono L" style:font-size-asian="10pt" style:font-style-asian="normal" style:font-weight-asian="bold" style:font-size-complex="10pt" style:font-weight-complex="bold" style:text-emphasize="none"/>
    </style:style>
    <style:style style:name="P203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e00994" style:font-name-asian="Nimbus Mono L" style:font-size-asian="10pt" style:font-style-asian="normal" style:font-weight-asian="bold" style:font-size-complex="10pt" style:font-weight-complex="bold" style:text-emphasize="none"/>
    </style:style>
    <style:style style:name="P204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e3013f" style:font-name-asian="Nimbus Mono L" style:font-size-asian="10pt" style:font-style-asian="normal" style:font-weight-asian="bold" style:font-size-complex="10pt" style:font-weight-complex="bold" style:text-emphasize="none"/>
    </style:style>
    <style:style style:name="P205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4eb1c18" style:font-name-asian="Nimbus Mono L" style:font-size-asian="10pt" style:font-style-asian="normal" style:font-weight-asian="bold" style:font-size-complex="10pt" style:font-weight-complex="bold" style:text-emphasize="none"/>
    </style:style>
    <style:style style:name="P206" style:family="paragraph" style:parent-style-name="Standard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5c857d" style:font-name-asian="Nimbus Mono L" style:font-size-asian="10pt" style:font-style-asian="normal" style:font-weight-asian="normal" style:font-size-complex="10pt" style:text-emphasize="none"/>
    </style:style>
    <style:style style:name="P207" style:family="paragraph" style:parent-style-name="Standard">
      <style:text-properties officeooo:paragraph-rsid="0224c8d7"/>
    </style:style>
    <style:style style:name="P208" style:family="paragraph" style:parent-style-name="Standard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officeooo:paragraph-rsid="02b02d21" style:font-name-asian="Nimbus Mono L" style:font-size-asian="10.5pt" style:font-style-asian="normal" style:font-weight-asian="normal" style:font-size-complex="10.5pt" style:text-emphasize="none"/>
    </style:style>
    <style:style style:name="P209" style:family="paragraph" style:parent-style-name="Standard">
      <style:text-properties fo:color="#008000" officeooo:paragraph-rsid="03d83d71" style:font-name-asian="Nimbus Mono L" style:font-size-asian="10pt" style:font-style-asian="normal"/>
    </style:style>
    <style:style style:name="P210" style:family="paragraph" style:parent-style-name="Standard">
      <style:text-properties fo:color="#008000" officeooo:paragraph-rsid="042753ad" style:font-name-asian="Nimbus Mono L" style:font-size-asian="10pt" style:font-style-asian="normal"/>
    </style:style>
    <style:style style:name="P211" style:family="paragraph" style:parent-style-name="Standard">
      <style:text-properties fo:color="#008000" fo:font-style="normal" officeooo:paragraph-rsid="0406b396" style:font-name-asian="Nimbus Mono L" style:font-size-asian="10pt" style:font-style-asian="normal" style:font-style-complex="normal"/>
    </style:style>
    <style:style style:name="P212" style:family="paragraph" style:parent-style-name="Standard">
      <style:text-properties fo:color="#008000" fo:font-style="normal" officeooo:paragraph-rsid="041d006b" style:font-name-asian="Nimbus Mono L" style:font-size-asian="10pt" style:font-style-asian="normal" style:font-style-complex="normal"/>
    </style:style>
    <style:style style:name="P213" style:family="paragraph" style:parent-style-name="Standard">
      <style:text-properties fo:color="#008000" fo:font-style="normal" officeooo:paragraph-rsid="042753ad" style:font-name-asian="Nimbus Mono L" style:font-size-asian="10pt" style:font-style-asian="normal" style:font-style-complex="normal"/>
    </style:style>
    <style:style style:name="P214" style:family="paragraph" style:parent-style-name="Standard">
      <style:text-properties fo:color="#008000" officeooo:paragraph-rsid="04b5d25c"/>
    </style:style>
    <style:style style:name="P215" style:family="paragraph" style:parent-style-name="Standard">
      <style:text-properties fo:color="#008000" officeooo:paragraph-rsid="04b8b80f"/>
    </style:style>
    <style:style style:name="P216" style:family="paragraph" style:parent-style-name="Standard">
      <style:text-properties officeooo:paragraph-rsid="03cfc7e9"/>
    </style:style>
    <style:style style:name="P217" style:family="paragraph" style:parent-style-name="Standard">
      <style:text-properties officeooo:paragraph-rsid="02346d9d"/>
    </style:style>
    <style:style style:name="P218" style:family="paragraph" style:parent-style-name="Standard">
      <style:text-properties fo:color="#800000" fo:font-style="normal" fo:font-weight="bold" officeooo:paragraph-rsid="04c92b6e" style:font-name-asian="Nimbus Mono L" style:font-size-asian="10pt" style:font-style-asian="normal" style:font-weight-asian="bold" style:font-style-complex="normal" style:font-weight-complex="bold"/>
    </style:style>
    <style:style style:name="P219" style:family="paragraph" style:parent-style-name="Standard">
      <style:text-properties fo:color="#800000" fo:font-style="normal" fo:font-weight="bold" officeooo:paragraph-rsid="04c97af0" style:font-name-asian="Nimbus Mono L" style:font-size-asian="10pt" style:font-style-asian="normal" style:font-weight-asian="bold" style:font-style-complex="normal" style:font-weight-complex="bold"/>
    </style:style>
    <style:style style:name="P220" style:family="paragraph" style:parent-style-name="Standard">
      <style:text-properties fo:color="#800000" fo:font-style="normal" fo:font-weight="bold" officeooo:paragraph-rsid="04d3356d" style:font-name-asian="Nimbus Mono L" style:font-size-asian="10pt" style:font-style-asian="normal" style:font-weight-asian="bold" style:font-style-complex="normal" style:font-weight-complex="bold"/>
    </style:style>
    <style:style style:name="P221" style:family="paragraph" style:parent-style-name="Standard">
      <style:text-properties fo:color="#800000" fo:font-style="normal" fo:font-weight="bold" officeooo:paragraph-rsid="04d3356d" style:font-name-asian="Nimbus Mono L" style:font-size-asian="10pt" style:font-style-asian="normal" style:font-weight-asian="bold" style:font-weight-complex="bold"/>
    </style:style>
    <style:style style:name="P222" style:family="paragraph" style:parent-style-name="Standard">
      <style:text-properties fo:color="#800000" fo:font-weight="bold" officeooo:paragraph-rsid="041d006b" style:font-name-asian="Nimbus Mono L" style:font-size-asian="10pt" style:font-style-asian="normal" style:font-weight-asian="bold" style:font-weight-complex="bold"/>
    </style:style>
    <style:style style:name="P223" style:family="paragraph" style:parent-style-name="Standard">
      <style:text-properties fo:color="#800000" fo:font-weight="bold" officeooo:paragraph-rsid="042753ad" style:font-name-asian="Nimbus Mono L" style:font-size-asian="10pt" style:font-style-asian="normal" style:font-weight-asian="bold" style:font-weight-complex="bold"/>
    </style:style>
    <style:style style:name="P224" style:family="paragraph" style:parent-style-name="Standard">
      <style:text-properties fo:color="#800000" fo:font-weight="bold" officeooo:paragraph-rsid="04cae9fe"/>
    </style:style>
    <style:style style:name="P225" style:family="paragraph" style:parent-style-name="Standard">
      <style:text-properties fo:color="#800000" fo:font-weight="bold" officeooo:paragraph-rsid="04d3356d"/>
    </style:style>
    <style:style style:name="P226" style:family="paragraph" style:parent-style-name="Standard">
      <style:text-properties fo:color="#800000" style:font-name="Nimbus Mono L" fo:font-size="11.3000001907349pt" fo:font-weight="bold" officeooo:paragraph-rsid="04cc384a"/>
    </style:style>
    <style:style style:name="P227" style:family="paragraph" style:parent-style-name="Standard">
      <style:text-properties fo:color="#800000" style:font-name="Nimbus Mono L" fo:font-size="11.3000001907349pt" fo:font-weight="bold" officeooo:paragraph-rsid="04cf8578"/>
    </style:style>
    <style:style style:name="P228" style:family="paragraph" style:parent-style-name="Standard">
      <style:text-properties fo:color="#800000" style:font-name="Nimbus Mono L" fo:font-size="11.3000001907349pt" fo:font-weight="bold" officeooo:paragraph-rsid="04d3356d"/>
    </style:style>
    <style:style style:name="P229" style:family="paragraph" style:parent-style-name="Standard">
      <style:text-properties fo:color="#800000" style:font-name="Nimbus Mono L" fo:font-size="11.3000001907349pt" fo:font-style="normal" fo:font-weight="bold" officeooo:paragraph-rsid="04d3356d" style:font-name-asian="Nimbus Mono L" style:font-size-asian="10pt" style:font-style-asian="normal" style:font-weight-asian="bold" style:font-weight-complex="bold"/>
    </style:style>
    <style:style style:name="P230" style:family="paragraph" style:parent-style-name="Standard">
      <style:text-properties officeooo:paragraph-rsid="042753ad"/>
    </style:style>
    <style:style style:name="P231" style:family="paragraph" style:parent-style-name="Preformatted_20_Text">
      <style:text-properties fo:font-variant="normal" fo:text-transform="none" fo:color="#333333" style:font-name="Nimbus Mono L" fo:font-size="10pt" fo:letter-spacing="normal" officeooo:rsid="00360026" officeooo:paragraph-rsid="00c83202" style:font-name-asian="Nimbus Mono L" style:font-size-asian="10pt" style:font-style-asian="normal" style:font-size-complex="10pt"/>
    </style:style>
    <style:style style:name="P2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544bc9" style:font-name-asian="Nimbus Mono L" style:font-size-asian="10.5pt" style:font-style-asian="normal" style:font-weight-asian="normal" style:font-size-complex="10.5pt" style:text-emphasize="none"/>
    </style:style>
    <style:style style:name="P2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15c50c1" style:font-name-asian="Nimbus Mono L" style:font-size-asian="10.5pt" style:font-style-asian="normal" style:font-weight-asian="normal" style:font-size-complex="10.5pt" style:text-emphasize="none"/>
    </style:style>
    <style:style style:name="P2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17379e9" officeooo:paragraph-rsid="01747122" style:font-name-asian="Nimbus Mono L" style:font-size-asian="10.5pt" style:font-style-asian="normal" style:font-weight-asian="normal" style:font-size-complex="10.5pt" style:text-emphasize="none"/>
    </style:style>
    <style:style style:name="P235" style:family="paragraph" style:parent-style-name="Preformatted_20_Text">
      <style:text-properties fo:font-variant="normal" fo:text-transform="none" fo:color="#80808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officeooo:rsid="00360026" officeooo:paragraph-rsid="03646047" style:font-name-asian="DejaVu Sans" style:font-size-asian="10pt" style:font-style-asian="italic" style:font-weight-asian="normal" style:font-size-complex="10pt" style:text-emphasize="none"/>
    </style:style>
    <style:style style:name="P236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1a8cf43" style:font-name-asian="Nimbus Mono L" style:font-size-asian="10pt" style:font-style-asian="normal" style:font-weight-asian="normal" style:font-size-complex="10pt" style:text-emphasize="none"/>
    </style:style>
    <style:style style:name="P237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b4377a" style:font-name-asian="Nimbus Mono L" style:font-size-asian="10pt" style:font-style-asian="normal" style:font-weight-asian="normal" style:font-size-complex="10pt" style:text-emphasize="none"/>
    </style:style>
    <style:style style:name="P238" style:family="paragraph" style:parent-style-name="Preformatted_20_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b62749" style:font-name-asian="Nimbus Mono L" style:font-size-asian="10pt" style:font-style-asian="normal" style:font-weight-asian="normal" style:font-size-complex="10pt" style:text-emphasize="none"/>
    </style:style>
    <style:style style:name="P239" style:family="paragraph" style:parent-style-name="Preformatted_20_Text">
      <style:text-properties fo:color="#808080" fo:font-size="10pt" officeooo:paragraph-rsid="0180e5f5" style:font-name-asian="DejaVu Sans" style:font-size-asian="10pt" style:font-style-asian="italic" style:font-size-complex="10pt"/>
    </style:style>
    <style:style style:name="P240" style:family="paragraph" style:parent-style-name="Standard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officeooo:paragraph-rsid="0320b68b" style:font-name-asian="Nimbus Mono L" style:font-size-asian="10.5pt" style:font-style-asian="normal" style:font-weight-asian="normal" style:font-size-complex="10.5pt" style:text-emphasize="none"/>
    </style:style>
    <style:style style:name="P24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0a8155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4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135843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4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1d006b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4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officeooo:paragraph-rsid="042753ad" style:font-name-asian="DejaVu Sans" style:font-size-asian="10pt" style:font-style-asian="normal" style:font-weight-asian="normal" style:font-size-complex="10pt" style:font-style-complex="normal" style:font-weight-complex="normal" style:text-emphasize="none"/>
    </style:style>
    <style:style style:name="P245" style:family="paragraph" style:parent-style-name="Standard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officeooo:paragraph-rsid="03c4b6c6" style:font-name-asian="Nimbus Mono L" style:font-size-asian="10pt" style:font-style-asian="normal" style:font-weight-asian="normal" style:font-size-complex="10pt" style:font-weight-complex="bold" style:text-emphasize="none"/>
    </style:style>
    <style:style style:name="P246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1d006b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47" style:family="paragraph" style:parent-style-name="Standard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2753ad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48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1d006b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49" style:family="paragraph" style:parent-style-name="Standard">
      <style:text-properties fo:font-variant="normal" fo:text-transform="none" fo:color="#cc33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officeooo:paragraph-rsid="042753ad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P250" style:family="paragraph" style:parent-style-name="Standard">
      <style:text-properties fo:color="#808080" fo:font-size="10pt" officeooo:paragraph-rsid="03d83d71" style:font-name-asian="DejaVu Sans" style:font-size-asian="10pt" style:font-style-asian="italic" style:font-size-complex="10pt"/>
    </style:style>
    <style:style style:name="P251" style:family="paragraph" style:parent-style-name="Standard">
      <style:text-properties fo:color="#808080" fo:font-size="10pt" officeooo:paragraph-rsid="042753ad" style:font-name-asian="DejaVu Sans" style:font-size-asian="10pt" style:font-style-asian="italic" style:font-size-complex="10pt"/>
    </style:style>
    <style:style style:name="P252" style:family="paragraph" style:parent-style-name="Standard">
      <style:text-properties fo:color="#000000" fo:font-size="10pt" fo:font-style="normal" officeooo:paragraph-rsid="03d83d71" style:font-name-asian="DejaVu Sans" style:font-size-asian="10pt" style:font-style-asian="normal" style:font-size-complex="10pt" style:font-style-complex="normal"/>
    </style:style>
    <style:style style:name="P253" style:family="paragraph" style:parent-style-name="Standard">
      <style:text-properties fo:color="#000000" fo:font-size="10pt" fo:font-style="normal" officeooo:paragraph-rsid="0406b396" style:font-name-asian="DejaVu Sans" style:font-size-asian="10pt" style:font-style-asian="normal" style:font-size-complex="10pt" style:font-style-complex="normal"/>
    </style:style>
    <style:style style:name="P254" style:family="paragraph" style:parent-style-name="Standard">
      <style:text-properties fo:color="#000000" fo:font-size="10pt" fo:font-style="normal" officeooo:paragraph-rsid="041d006b" style:font-name-asian="DejaVu Sans" style:font-size-asian="10pt" style:font-style-asian="normal" style:font-size-complex="10pt" style:font-style-complex="normal"/>
    </style:style>
    <style:style style:name="P255" style:family="paragraph" style:parent-style-name="Standard">
      <style:text-properties fo:color="#000000" fo:font-size="10pt" fo:font-style="normal" officeooo:paragraph-rsid="042753ad" style:font-name-asian="DejaVu Sans" style:font-size-asian="10pt" style:font-style-asian="normal" style:font-size-complex="10pt" style:font-style-complex="normal"/>
    </style:style>
    <style:style style:name="P256" style:family="paragraph" style:parent-style-name="Standard">
      <style:text-properties fo:color="#800000" fo:font-size="10pt" fo:font-style="normal" fo:font-weight="bold" officeooo:paragraph-rsid="041d006b" style:font-name-asian="DejaVu Sans" style:font-size-asian="10pt" style:font-style-asian="normal" style:font-weight-asian="bold" style:font-size-complex="10pt" style:font-style-complex="normal" style:font-weight-complex="bold"/>
    </style:style>
    <style:style style:name="P257" style:family="paragraph" style:parent-style-name="Standard">
      <style:text-properties fo:color="#800000" fo:font-size="10pt" fo:font-style="normal" fo:font-weight="bold" officeooo:paragraph-rsid="042753ad" style:font-name-asian="DejaVu Sans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Nimbus Mono L"/>
    </style:style>
    <style:style style:name="T2" style:family="text">
      <style:text-properties style:font-name="Nimbus Mono L" officeooo:rsid="00360026" style:font-name-asian="Nimbus Mono L"/>
    </style:style>
    <style:style style:name="T3" style:family="text">
      <style:text-properties style:font-name="Nimbus Mono L" officeooo:rsid="02e0ff8e" style:font-name-asian="Nimbus Mono L"/>
    </style:style>
    <style:style style:name="T4" style:family="text">
      <style:text-properties style:font-name="Nimbus Mono L" officeooo:rsid="00360026"/>
    </style:style>
    <style:style style:name="T5" style:family="text">
      <style:text-properties style:font-name="Nimbus Mono L" officeooo:rsid="02e5e397"/>
    </style:style>
    <style:style style:name="T6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7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style:font-size-asian="10.5pt" style:font-style-asian="normal" style:font-weight-asian="normal" style:font-size-complex="10.5pt" style:text-emphasize="none"/>
    </style:style>
    <style:style style:name="T8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2ed00a3" style:font-size-asian="10.5pt" style:font-style-asian="normal" style:font-weight-asian="normal" style:font-size-complex="10.5pt" style:text-emphasize="none"/>
    </style:style>
    <style:style style:name="T9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ize-complex="10.5pt" style:text-emphasize="none"/>
    </style:style>
    <style:style style:name="T10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11" style:family="text">
      <style:text-properties fo:color="#000000" style:text-outline="false" style:text-line-through-style="none" style:text-line-through-type="none" style:font-name="微软雅黑" fo:font-size="10.5pt" fo:font-style="normal" fo:text-shadow="none" style:text-underline-style="none" fo:font-weight="normal" style:font-name-asian="DejaVu Sans" style:font-size-asian="10.5pt" style:font-style-asian="normal" style:font-weight-asian="normal" style:font-size-complex="10.5pt" style:text-emphasize="none"/>
    </style:style>
    <style:style style:name="T12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3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5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ize-complex="10.5pt" style:text-emphasize="none"/>
    </style:style>
    <style:style style:name="T16" style:family="text">
      <style:text-properties fo:color="#000000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style:font-size-asian="10.5pt" style:font-style-asian="normal" style:font-weight-asian="normal" style:font-size-complex="10.5pt" style:text-emphasize="none"/>
    </style:style>
    <style:style style:name="T17" style:family="text">
      <style:text-properties fo:color="#000000" style:font-name="微软雅黑" fo:font-weight="normal" style:font-weight-asian="normal"/>
    </style:style>
    <style:style style:name="T18" style:family="text">
      <style:text-properties fo:color="#000000" fo:font-size="10pt" fo:font-style="normal" style:font-name-asian="DejaVu Sans" style:font-size-complex="10pt" style:font-style-complex="normal"/>
    </style:style>
    <style:style style:name="T19" style:family="text">
      <style:text-properties fo:color="#000000" fo:font-size="10pt" fo:font-weight="normal" style:font-name-asian="DejaVu Sans" style:font-weight-asian="normal" style:font-style-complex="normal" style:font-weight-complex="normal"/>
    </style:style>
    <style:style style:name="T20" style:family="text">
      <style:text-properties fo:font-variant="normal" fo:text-transform="none" fo:color="#333333" fo:letter-spacing="normal" style:font-size-asian="10.5pt" style:font-style-asian="normal" style:font-weight-asian="normal"/>
    </style:style>
    <style:style style:name="T21" style:family="text">
      <style:text-properties fo:font-variant="normal" fo:text-transform="none" fo:color="#333333" style:font-name="Nimbus Mono L" fo:font-size="10pt" fo:letter-spacing="normal" officeooo:rsid="00a9e4d5" style:font-name-asian="SimHei" style:font-size-asian="10pt" style:font-style-asian="normal" style:font-size-complex="10pt"/>
    </style:style>
    <style:style style:name="T22" style:family="text">
      <style:text-properties fo:font-variant="normal" fo:text-transform="none" fo:color="#333333" style:font-name="Nimbus Mono L" fo:font-size="10pt" fo:letter-spacing="normal" officeooo:rsid="00360026" style:font-name-asian="Nimbus Mono L" style:font-size-asian="10pt" style:font-style-asian="normal" style:font-size-complex="10pt"/>
    </style:style>
    <style:style style:name="T23" style:family="text">
      <style:text-properties fo:font-variant="normal" fo:text-transform="none" fo:color="#333333" style:font-name="Nimbus Mono L" fo:font-size="10pt" fo:letter-spacing="normal" officeooo:rsid="00360026" style:font-size-asian="10pt" style:font-style-asian="normal" style:font-size-complex="10pt"/>
    </style:style>
    <style:style style:name="T24" style:family="text">
      <style:text-properties fo:font-variant="normal" fo:text-transform="none" fo:color="#333333" style:font-name="Nimbus Mono L" fo:font-size="10pt" fo:letter-spacing="normal" fo:font-weight="bold" officeooo:rsid="00360026" style:font-name-asian="Nimbus Mono L" style:font-size-asian="10pt" style:font-style-asian="normal" style:font-size-complex="10pt"/>
    </style:style>
    <style:style style:name="T25" style:family="text">
      <style:text-properties fo:font-variant="normal" fo:text-transform="none" fo:color="#333333" fo:font-size="10pt" fo:letter-spacing="normal" officeooo:rsid="00a9e4d5" style:font-name-asian="SimHei" style:font-size-asian="10pt" style:font-style-asian="normal" style:font-size-complex="10pt"/>
    </style:style>
    <style:style style:name="T26" style:family="text">
      <style:text-properties fo:font-variant="normal" fo:text-transform="none" fo:color="#333333" fo:font-size="10pt" fo:letter-spacing="normal" style:font-size-asian="10pt" style:font-style-asian="normal" style:font-size-complex="10pt"/>
    </style:style>
    <style:style style:name="T27" style:family="text">
      <style:text-properties fo:font-variant="normal" fo:text-transform="none" fo:color="#333333" fo:font-size="10pt" fo:letter-spacing="normal" style:font-size-asian="10pt" style:font-style-asian="normal" style:font-weight-asian="normal" style:font-size-complex="10pt"/>
    </style:style>
    <style:style style:name="T28" style:family="text">
      <style:text-properties fo:font-variant="normal" fo:text-transform="none" fo:color="#333333" fo:font-size="10pt" fo:letter-spacing="normal" style:font-name-asian="DejaVu Sans" style:font-size-asian="10pt" style:font-style-asian="normal" style:font-size-complex="10pt"/>
    </style:style>
    <style:style style:name="T29" style:family="text">
      <style:text-properties fo:font-variant="normal" fo:text-transform="none" fo:color="#333333" fo:font-size="10pt" fo:letter-spacing="normal" style:font-name-asian="DejaVu Sans" style:font-size-asian="10pt" style:font-style-asian="normal" style:font-weight-asian="normal" style:font-size-complex="10pt"/>
    </style:style>
    <style:style style:name="T30" style:family="text">
      <style:text-properties fo:font-variant="normal" fo:text-transform="none" fo:color="#333333" fo:font-size="10pt" fo:letter-spacing="normal" officeooo:rsid="00360026" style:font-name-asian="Nimbus Mono L" style:font-size-asian="10pt" style:font-style-asian="normal" style:font-size-complex="10pt"/>
    </style:style>
    <style:style style:name="T31" style:family="text">
      <style:text-properties fo:font-variant="normal" fo:text-transform="none" fo:color="#333333" style:text-outline="false" style:text-line-through-style="none" style:text-line-through-type="none" fo:font-size="11pt" fo:letter-spacing="normal" fo:font-style="normal" fo:text-shadow="none" style:text-underline-style="none" fo:font-weight="normal" style:font-size-asian="10.5pt" style:font-style-asian="normal" style:font-weight-asian="normal" style:font-size-complex="10pt" style:text-emphasize="none"/>
    </style:style>
    <style:style style:name="T32" style:family="text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style:font-name-asian="Nimbus Mono L" style:font-size-asian="10pt" style:font-style-asian="normal" style:font-weight-asian="normal" style:font-size-complex="10pt" style:text-emphasize="none"/>
    </style:style>
    <style:style style:name="T33" style:family="text">
      <style:text-properties fo:font-variant="normal" fo:text-transform="none" fo:color="#333333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2d9e09c" style:font-name-asian="Nimbus Mono L" style:font-size-asian="10pt" style:font-style-asian="normal" style:font-weight-asian="normal" style:font-size-complex="10pt" style:text-emphasize="none"/>
    </style:style>
    <style:style style:name="T34" style:family="text">
      <style:text-properties fo:font-variant="normal" fo:text-transform="none" fo:color="#333333" style:text-outline="false" style:text-line-through-style="none" style:text-line-through-type="none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35" style:family="text">
      <style:text-properties fo:font-variant="normal" fo:text-transform="none" fo:color="#333333" style:text-outline="false" style:text-line-through-style="none" style:text-line-through-type="none" style:font-name="宋体" fo:font-size="10pt" fo:letter-spacing="normal" fo:font-style="normal" fo:text-shadow="none" style:text-underline-style="none" fo:font-weight="normal" officeooo:rsid="00a9e4d5" style:font-name-asian="DejaVu Sans" style:font-size-asian="10pt" style:font-style-asian="normal" style:font-weight-asian="normal" style:font-size-complex="10pt" style:text-emphasize="none"/>
    </style:style>
    <style:style style:name="T36" style:family="text">
      <style:text-properties fo:font-variant="normal" fo:text-transform="none" fo:color="#333333" style:text-outline="false" style:text-line-through-style="none" style:text-line-through-type="none" style:font-name="宋体" fo:font-size="10pt" fo:letter-spacing="normal" fo:font-style="normal" fo:text-shadow="none" style:text-underline-style="none" fo:font-weight="normal" officeooo:rsid="00a9e4d5" style:font-name-asian="SimHei" style:font-size-asian="10pt" style:font-style-asian="normal" style:font-weight-asian="normal" style:font-size-complex="10pt" style:text-emphasize="none"/>
    </style:style>
    <style:style style:name="T37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style:font-size-asian="10pt" style:font-style-asian="normal" style:font-weight-asian="normal" style:font-size-complex="10pt" style:text-emphasize="none"/>
    </style:style>
    <style:style style:name="T38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0360026" style:font-size-asian="10pt" style:font-weight-asian="normal" style:font-size-complex="10pt" style:text-emphasize="none"/>
    </style:style>
    <style:style style:name="T39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40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41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text-shadow="none" style:text-underline-style="none" officeooo:rsid="00360026" style:font-weight-asian="normal" style:font-size-complex="10pt" style:text-emphasize="none"/>
    </style:style>
    <style:style style:name="T42" style:family="text">
      <style:text-properties fo:font-variant="normal" fo:text-transform="none" fo:color="#333333" style:text-outline="false" style:text-line-through-style="none" style:text-line-through-type="none" style:font-name="DejaVu Sans Mono" fo:font-size="10pt" fo:letter-spacing="normal" fo:text-shadow="none" style:text-underline-style="none" officeooo:rsid="00360026" style:font-weight-asian="normal" style:font-size-complex="10pt" style:font-style-complex="normal" style:text-emphasize="none"/>
    </style:style>
    <style:style style:name="T43" style:family="text">
      <style:text-properties fo:font-variant="normal" fo:text-transform="none" fo:color="#333333" style:font-name="DejaVu Sans Mono" fo:font-size="10pt" fo:letter-spacing="normal" fo:font-weight="bold" style:font-size-asian="10pt" style:font-style-asian="normal" style:font-size-complex="10pt"/>
    </style:style>
    <style:style style:name="T44" style:family="text">
      <style:text-properties fo:font-variant="normal" fo:text-transform="none" fo:color="#333333" style:font-name="DejaVu Sans Mono" fo:font-size="10pt" fo:letter-spacing="normal" fo:font-weight="bold" officeooo:rsid="00360026" style:font-name-asian="Nimbus Mono L" style:font-size-asian="10pt" style:font-style-asian="normal" style:font-size-complex="1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a9e4d5" style:font-name-asian="SimHei" style:font-size-asian="11pt" style:font-style-asian="normal" style:font-weight-asian="normal" style:font-size-complex="10pt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17379e9" style:font-name-asian="Nimbus Mono L" style:font-size-asian="10.5pt" style:font-style-asian="normal" style:font-weight-asian="normal" style:font-size-complex="10.5pt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weight-complex="bold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Nimbus Mono L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52" style:family="text">
      <style:text-properties fo:font-variant="normal" fo:text-transform="none" fo:color="#008000" style:font-name="Nimbus Mono L" fo:font-size="11.3000001907349pt" fo:letter-spacing="normal" fo:font-weight="bold" officeooo:rsid="00360026" style:font-name-asian="Nimbus Mono L" style:font-size-asian="10pt" style:font-style-asian="normal" style:font-weight-asian="normal" style:font-size-complex="10pt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text-emphasize="none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55" style:family="text">
      <style:text-properties fo:font-variant="normal" fo:text-transform="none" fo:color="#008000" style:text-outline="false" style:text-line-through-style="none" style:text-line-through-type="none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text-emphasize="none"/>
    </style:style>
    <style:style style:name="T56" style:family="text">
      <style:text-properties fo:font-variant="normal" fo:text-transform="none" fo:color="#008000" style:text-outline="false" style:text-line-through-style="none" style:text-line-through-type="none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font-weight-complex="bold" style:text-emphasize="none"/>
    </style:style>
    <style:style style:name="T57" style:family="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text-emphasize="none"/>
    </style:style>
    <style:style style:name="T58" style:family="text">
      <style:text-properties fo:font-variant="normal" fo:text-transform="none" fo:color="#008000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style:font-size-asian="10pt" style:font-style-asian="normal" style:font-weight-asian="normal" style:font-size-complex="10pt" style:font-weight-complex="bold" style:text-emphasize="none"/>
    </style:style>
    <style:style style:name="T59" style:family="text">
      <style:text-properties fo:font-variant="normal" fo:text-transform="none" fo:color="#008000" style:text-outline="false" style:text-line-through-style="none" style:text-line-through-type="none" style:font-name="DejaVu Sans Mono" fo:font-size="10pt" fo:letter-spacing="normal" fo:font-style="normal" fo:text-shadow="none" style:text-underline-style="none" officeooo:rsid="00360026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T60" style:family="text">
      <style:text-properties fo:font-variant="normal" fo:text-transform="none" fo:color="#008000" style:text-outline="false" style:text-line-through-style="none" style:text-line-through-type="none" style:font-name="DejaVu Sans Mono" fo:font-size="10pt" fo:letter-spacing="normal" fo:text-shadow="none" style:text-underline-style="none" officeooo:rsid="00360026" style:font-name-asian="DejaVu Sans" style:font-size-complex="10pt" style:font-style-complex="normal" style:text-emphasize="none"/>
    </style:style>
    <style:style style:name="T61" style:family="text">
      <style:text-properties fo:font-variant="normal" fo:text-transform="none" fo:color="#cc0000" fo:font-size="10pt" fo:letter-spacing="normal" fo:font-weight="bold" style:font-size-asian="10pt" style:font-style-asian="normal" style:font-weight-asian="bold" style:font-size-complex="10pt" style:font-weight-complex="bold"/>
    </style:style>
    <style:style style:name="T62" style:family="text">
      <style:text-properties fo:font-variant="normal" fo:text-transform="none" fo:color="#cc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63" style:family="text">
      <style:text-properties fo:font-variant="normal" fo:text-transform="none" fo:color="#cc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font-weight-complex="bold" style:text-emphasize="none"/>
    </style:style>
    <style:style style:name="T64" style:family="text">
      <style:text-properties fo:font-variant="normal" fo:text-transform="none" fo:color="#cc0000" style:text-outline="false" style:text-line-through-style="none" style:text-line-through-type="none" fo:font-size="11.3000001907349pt" fo:letter-spacing="normal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T65" style:family="text">
      <style:text-properties fo:font-variant="normal" fo:text-transform="none" fo:color="#8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style:font-size-asian="10.5pt" style:font-style-asian="normal" style:font-weight-asian="bold" style:font-size-complex="10.5pt" style:font-weight-complex="bold" style:text-emphasize="none"/>
    </style:style>
    <style:style style:name="T66" style:family="text">
      <style:text-properties fo:font-variant="normal" fo:text-transform="none" fo:color="#8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officeooo:rsid="02efbbd9" style:font-size-asian="10.5pt" style:font-style-asian="normal" style:font-weight-asian="bold" style:font-size-complex="10.5pt" style:font-weight-complex="bold" style:text-emphasize="none"/>
    </style:style>
    <style:style style:name="T67" style:family="text">
      <style:text-properties fo:font-variant="normal" fo:text-transform="none" fo:color="#80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officeooo:rsid="02f3a625" style:font-size-asian="10.5pt" style:font-style-asian="normal" style:font-weight-asian="bold" style:font-size-complex="10.5pt" style:font-weight-complex="bold" style:text-emphasize="none"/>
    </style:style>
    <style:style style:name="T68" style:family="text">
      <style:text-properties fo:font-variant="normal" fo:text-transform="none" fo:color="#800000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69" style:family="text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style:font-name-asian="DejaVu Sans" style:font-size-asian="10pt" style:font-style-asian="italic" style:font-weight-asian="bold" style:font-size-complex="10pt" style:font-weight-complex="bold" style:text-emphasize="none"/>
    </style:style>
    <style:style style:name="T70" style:family="text">
      <style:text-properties fo:font-variant="normal" fo:text-transform="none" fo:color="#800000" style:text-outline="false" style:text-line-through-style="none" style:text-line-through-type="none" style:font-name="DejaVu Sans Mono" fo:font-size="10pt" fo:letter-spacing="normal" fo:font-style="italic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71" style:family="text">
      <style:text-properties fo:font-variant="normal" fo:text-transform="none" fo:color="#800000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72" style:family="text">
      <style:text-properties fo:font-variant="normal" fo:text-transform="none" fo:color="#800000" fo:font-size="10pt" fo:letter-spacing="normal" fo:font-weight="bold" style:font-size-asian="10pt" style:font-style-asian="normal" style:font-weight-asian="bold" style:font-size-complex="10pt" style:font-weight-complex="bold"/>
    </style:style>
    <style:style style:name="T73" style:family="text">
      <style:text-properties fo:font-variant="normal" fo:text-transform="none" fo:color="#dd0806" style:text-outline="false" style:text-line-through-style="none" style:text-line-through-type="none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74" style:family="text">
      <style:text-properties fo:font-variant="normal" fo:text-transform="none" fo:color="#dd0806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75" style:family="text">
      <style:text-properties fo:font-variant="normal" fo:text-transform="none" fo:color="#dd0806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76" style:family="text">
      <style:text-properties fo:font-variant="normal" fo:text-transform="none" fo:color="#dd0806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font-weight-complex="bold" style:text-emphasize="none"/>
    </style:style>
    <style:style style:name="T77" style:family="text">
      <style:text-properties fo:font-variant="normal" fo:text-transform="none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weight-asian="normal" style:font-size-complex="10.5pt" style:text-emphasize="none"/>
    </style:style>
    <style:style style:name="T78" style:family="text">
      <style:text-properties fo:font-variant="normal" fo:text-transform="none" style:text-outline="false" style:text-line-through-style="none" style:text-line-through-type="none" style:font-name="微软雅黑" fo:font-size="11.3000001907349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normal" style:font-size-complex="10pt" style:font-weight-complex="bold" style:text-emphasize="none"/>
    </style:style>
    <style:style style:name="T79" style:family="text">
      <style:text-properties fo:font-variant="normal" fo:text-transform="none" style:text-outline="false" style:text-line-through-style="none" style:text-line-through-type="none" style:font-name="Nimbus Mono L" fo:font-size="11.3000001907349pt" fo:letter-spacing="normal" fo:font-style="normal" fo:text-shadow="none" style:text-underline-style="none" fo:font-weight="bold" officeooo:rsid="00360026" style:font-weight-asian="normal" style:font-size-complex="10pt" style:font-weight-complex="bold" style:text-emphasize="none"/>
    </style:style>
    <style:style style:name="T8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normal" style:font-size-complex="10pt" style:text-emphasize="none"/>
    </style:style>
    <style:style style:name="T8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82" style:family="text">
      <style:text-properties fo:font-variant="normal" fo:text-transform="none" style:text-outline="false" style:text-line-through-style="none" style:text-line-through-type="none" fo:font-size="10pt" fo:letter-spacing="normal" fo:font-style="normal" fo:text-shadow="none" style:text-underline-style="none" officeooo:rsid="00360026" style:font-name-asian="DejaVu Sans" style:font-size-asian="10pt" style:font-style-asian="normal" style:font-weight-asian="bold" style:font-size-complex="10pt" style:font-style-complex="normal" style:font-weight-complex="bold" style:text-emphasize="none"/>
    </style:style>
    <style:style style:name="T83" style:family="text">
      <style:text-properties fo:font-variant="normal" fo:text-transform="none" style:text-outline="false" style:text-line-through-style="none" style:text-line-through-type="none" fo:font-size="10pt" fo:letter-spacing="normal" fo:text-shadow="none" style:text-underline-style="none" officeooo:rsid="00360026" style:font-name-asian="DejaVu Sans" style:font-size-complex="10pt" style:font-style-complex="normal" style:text-emphasize="none"/>
    </style:style>
    <style:style style:name="T84" style:family="text">
      <style:text-properties fo:font-variant="normal" fo:text-transform="none" fo:color="#808080" style:text-outline="false" style:text-line-through-style="none" style:text-line-through-type="none" style:font-name="微软雅黑" fo:font-size="10pt" fo:letter-spacing="normal" fo:font-style="normal" fo:text-shadow="none" style:text-underline-style="none" fo:font-weight="normal" officeooo:rsid="00360026" style:font-name-asian="DejaVu Sans" style:font-size-asian="10pt" style:font-style-asian="italic" style:font-weight-asian="normal" style:font-size-complex="10pt" style:text-emphasize="none"/>
    </style:style>
    <style:style style:name="T85" style:family="text">
      <style:text-properties fo:font-variant="normal" fo:text-transform="none" fo:color="#808080" style:text-outline="false" style:text-line-through-style="none" style:text-line-through-type="none" style:font-name="微软雅黑" fo:font-size="10.5pt" fo:letter-spacing="normal" fo:font-style="normal" fo:text-shadow="none" style:text-underline-style="none" fo:font-weight="normal" officeooo:rsid="00360026" style:font-name-asian="DejaVu Sans" style:font-size-asian="11.3000001907349pt" style:font-style-asian="italic" style:font-weight-asian="normal" style:font-size-complex="10.5pt" style:text-emphasize="none"/>
    </style:style>
    <style:style style:name="T86" style:family="text">
      <style:text-properties fo:font-variant="normal" fo:text-transform="none" fo:color="#808080" style:text-outline="false" style:text-line-through-style="none" style:text-line-through-type="none" fo:letter-spacing="normal" fo:font-style="normal" fo:text-shadow="none" style:text-underline-style="none" officeooo:rsid="00360026" style:font-name-asian="DejaVu Sans" style:font-size-asian="11.3000001907349pt" style:font-style-asian="italic" style:font-weight-asian="normal" style:font-size-complex="10pt" style:text-emphasize="none"/>
    </style:style>
    <style:style style:name="T87" style:family="text">
      <style:text-properties fo:font-variant="normal" fo:text-transform="none" fo:color="#808080" style:text-outline="false" style:text-line-through-style="none" style:text-line-through-type="none" fo:letter-spacing="normal" fo:font-style="normal" fo:text-shadow="none" style:text-underline-style="none" officeooo:rsid="03a978cd" style:font-name-asian="DejaVu Sans" style:font-size-asian="11.3000001907349pt" style:font-style-asian="italic" style:font-weight-asian="normal" style:font-size-complex="10pt" style:text-emphasize="none"/>
    </style:style>
    <style:style style:name="T88" style:family="text">
      <style:text-properties fo:font-variant="normal" fo:text-transform="none" fo:color="#808080" style:text-outline="false" style:text-line-through-style="none" style:text-line-through-type="none" style:font-name="DejaVu Sans Mono" fo:font-size="11.3000001907349pt" fo:letter-spacing="normal" fo:font-style="normal" fo:text-shadow="none" style:text-underline-style="none" fo:font-weight="bold" officeooo:rsid="03a978cd" style:font-name-asian="DejaVu Sans" style:font-size-asian="11.3000001907349pt" style:font-style-asian="italic" style:font-weight-asian="bold" style:font-size-complex="10pt" style:font-weight-complex="bold" style:text-emphasize="none"/>
    </style:style>
    <style:style style:name="T89" style:family="text">
      <style:text-properties fo:font-variant="normal" fo:text-transform="none" fo:color="#ff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0360026" style:font-name-asian="Nimbus Mono L" style:font-size-asian="10pt" style:font-style-asian="normal" style:font-weight-asian="normal" style:font-size-complex="10pt" style:text-emphasize="none"/>
    </style:style>
    <style:style style:name="T90" style:family="text">
      <style:text-properties fo:font-variant="normal" fo:text-transform="none" fo:color="#ff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bold" officeooo:rsid="00360026" style:font-name-asian="Nimbus Mono L" style:font-size-asian="10pt" style:font-style-asian="normal" style:font-weight-asian="bold" style:font-size-complex="10pt" style:font-weight-complex="bold" style:text-emphasize="none"/>
    </style:style>
    <style:style style:name="T91" style:family="text">
      <style:text-properties fo:font-variant="normal" fo:text-transform="none" fo:color="#ff0000" style:text-outline="false" style:text-line-through-style="none" style:text-line-through-type="none" style:font-name="微软雅黑" fo:font-size="10.5pt" fo:letter-spacing="normal" fo:font-style="normal" fo:text-shadow="none" style:text-underline-style="none" fo:font-weight="bold" officeooo:rsid="00360026" style:font-name-asian="Nimbus Mono L" style:font-size-asian="10.5pt" style:font-style-asian="normal" style:font-weight-asian="bold" style:font-size-complex="10.5pt" style:font-weight-complex="bold" style:text-emphasize="none"/>
    </style:style>
    <style:style style:name="T92" style:family="text">
      <style:text-properties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93" style:family="text">
      <style:text-properties style:text-outline="false" style:text-line-through-style="none" style:text-line-through-type="none" fo:font-style="normal" fo:text-shadow="none" style:text-underline-style="none" style:text-emphasize="none"/>
    </style:style>
    <style:style style:name="T94" style:family="text">
      <style:text-properties fo:color="#dd0806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5" style:family="text">
      <style:text-properties fo:color="#dd0806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font-size-complex="10.5pt" style:text-emphasize="none"/>
    </style:style>
    <style:style style:name="T96" style:family="text">
      <style:text-properties fo:color="#dd0806" style:text-outline="false" style:text-line-through-style="none" style:text-line-through-type="none" style:font-name="微软雅黑" fo:font-size="12pt" fo:font-style="normal" fo:text-shadow="none" style:text-underline-style="none" fo:font-weight="normal" officeooo:rsid="00360026" style:font-name-asian="Nimbus Mono L" style:font-size-asian="12pt" style:font-style-asian="normal" style:font-weight-asian="normal" style:font-size-complex="10.5pt" style:text-emphasize="none"/>
    </style:style>
    <style:style style:name="T97" style:family="text">
      <style:text-properties fo:color="#dd0806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98" style:family="text">
      <style:text-properties fo:color="#dd0806" style:text-outline="false" style:text-line-through-style="none" style:text-line-through-type="none" style:font-name="Nimbus Mono L" fo:font-size="10.5pt" fo:font-style="normal" fo:text-shadow="none" style:text-underline-style="none" fo:font-weight="normal" officeooo:rsid="00360026" style:font-name-asian="Nimbus Mono L" style:font-size-asian="10.5pt" style:font-style-asian="normal" style:font-weight-asian="normal" style:font-size-complex="10.5pt" style:text-emphasize="none"/>
    </style:style>
    <style:style style:name="T99" style:family="text">
      <style:text-properties fo:color="#dd0806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100" style:family="text">
      <style:text-properties fo:color="#dd0806" style:font-name="微软雅黑" fo:font-weight="normal" style:font-weight-asian="normal"/>
    </style:style>
    <style:style style:name="T101" style:family="text">
      <style:text-properties fo:color="#800000"/>
    </style:style>
    <style:style style:name="T102" style:family="text">
      <style:text-properties fo:color="#800000" style:text-outline="false" style:text-line-through-style="none" style:text-line-through-type="none" style:font-name="微软雅黑" fo:font-size="10.5pt" fo:font-style="normal" fo:text-shadow="none" style:text-underline-style="none" fo:font-weight="bold" officeooo:rsid="00360026" style:font-name-asian="Nimbus Mono L" style:font-size-asian="10.5pt" style:font-style-asian="normal" style:font-weight-asian="bold" style:font-size-complex="10.5pt" style:font-weight-complex="bold" style:text-emphasize="none"/>
    </style:style>
    <style:style style:name="T103" style:family="text">
      <style:text-properties fo:color="#800000" style:text-outline="false" style:text-line-through-style="none" style:text-line-through-type="none" style:font-name="微软雅黑" fo:font-size="10.5pt" fo:font-style="normal" fo:text-shadow="none" style:text-underline-style="none" fo:font-weight="bold" style:font-size-asian="10.5pt" style:font-style-asian="normal" style:font-weight-asian="bold" style:font-size-complex="10.5pt" style:font-weight-complex="bold" style:text-emphasize="none"/>
    </style:style>
    <style:style style:name="T104" style:family="text">
      <style:text-properties fo:color="#800000" style:text-outline="false" style:text-line-through-style="none" style:text-line-through-type="none" style:font-name="微软雅黑" fo:font-size="12pt" fo:font-style="normal" fo:text-shadow="none" style:text-underline-style="none" fo:font-weight="bold" officeooo:rsid="00360026" style:font-name-asian="Nimbus Mono L" style:font-size-asian="12pt" style:font-style-asian="normal" style:font-weight-asian="bold" style:font-size-complex="12pt" style:font-weight-complex="bold" style:text-emphasize="none"/>
    </style:style>
    <style:style style:name="T105" style:family="text">
      <style:text-properties fo:color="#800000" style:font-weight-asian="bold" style:font-weight-complex="bold"/>
    </style:style>
    <style:style style:name="T106" style:family="text">
      <style:text-properties fo:color="#800000" officeooo:rsid="03a0747b" style:font-weight-asian="bold" style:font-weight-complex="bold"/>
    </style:style>
    <style:style style:name="T107" style:family="text">
      <style:text-properties fo:color="#800000" style:font-name="DejaVu Sans Mono" fo:font-size="11.3000001907349pt" fo:font-weight="bold" officeooo:rsid="00360026" style:font-name-asian="Nimbus Mono L" style:font-weight-asian="bold" style:font-weight-complex="bold"/>
    </style:style>
    <style:style style:name="T108" style:family="text">
      <style:text-properties fo:color="#800000" style:font-name="DejaVu Sans Mono" fo:font-size="11.3000001907349pt" fo:font-weight="bold" style:font-weight-asian="bold" style:font-weight-complex="bold"/>
    </style:style>
    <style:style style:name="T109" style:family="text">
      <style:text-properties fo:color="#800000" style:font-name="DejaVu Sans Mono" fo:font-size="10pt" fo:font-style="italic" style:font-size-asian="10pt" style:font-weight-asian="bold" style:font-size-complex="10pt" style:font-weight-complex="bold"/>
    </style:style>
    <style:style style:name="T110" style:family="text">
      <style:text-properties fo:color="#800000" fo:font-size="10pt" style:font-name-asian="DejaVu Sans" style:font-size-asian="10pt" style:font-style-asian="italic" style:font-weight-asian="bold" style:font-size-complex="10pt" style:font-weight-complex="bold"/>
    </style:style>
    <style:style style:name="T111" style:family="text">
      <style:text-properties fo:color="#800000" fo:font-size="10pt" style:font-name-asian="DejaVu Sans" style:font-style-complex="normal"/>
    </style:style>
    <style:style style:name="T112" style:family="text">
      <style:text-properties fo:color="#800000" fo:font-size="10pt" fo:font-weight="bold" style:font-name-asian="DejaVu Sans" style:font-weight-asian="bold" style:font-size-complex="10pt" style:font-weight-complex="bold"/>
    </style:style>
    <style:style style:name="T113" style:family="text">
      <style:text-properties fo:color="#800000" fo:font-weight="bold" officeooo:rsid="00360026" style:font-name-asian="Nimbus Mono L" style:font-weight-asian="bold" style:font-weight-complex="bold"/>
    </style:style>
    <style:style style:name="T114" style:family="text">
      <style:text-properties fo:color="#800000" style:font-name="Nimbus Mono L" fo:font-weight="bold" officeooo:rsid="00360026" style:font-name-asian="Nimbus Mono L" style:font-weight-asian="bold" style:font-weight-complex="bold"/>
    </style:style>
    <style:style style:name="T115" style:family="text">
      <style:text-properties fo:color="#800000" style:font-name="Nimbus Mono L" fo:font-weight="bold" style:font-weight-asian="bold" style:font-weight-complex="bold"/>
    </style:style>
    <style:style style:name="T116" style:family="text">
      <style:text-properties fo:color="#cc0000" fo:font-weight="bold" officeooo:rsid="00360026" style:font-name-asian="Nimbus Mono L" style:font-weight-asian="bold" style:font-weight-complex="bold"/>
    </style:style>
    <style:style style:name="T117" style:family="text">
      <style:text-properties fo:color="#cc0000" style:text-outline="false" style:text-line-through-style="none" style:text-line-through-type="none" style:font-name="微软雅黑" fo:font-size="10.5pt" fo:font-style="normal" fo:text-shadow="none" style:text-underline-style="none" fo:font-weight="normal" style:font-size-asian="10.5pt" style:font-weight-asian="bold" style:font-size-complex="10.5pt" style:font-weight-complex="bold" style:text-emphasize="none"/>
    </style:style>
    <style:style style:name="T118" style:family="text">
      <style:text-properties fo:color="#cc0000" style:text-outline="false" style:text-line-through-style="none" style:text-line-through-type="none" style:font-name="微软雅黑" fo:font-size="10.5pt" fo:font-style="normal" fo:text-shadow="none" style:text-underline-style="none" fo:font-weight="bold" style:font-size-asian="10.5pt" style:font-style-asian="normal" style:font-weight-asian="bold" style:font-size-complex="10.5pt" style:font-weight-complex="bold" style:text-emphasize="none"/>
    </style:style>
    <style:style style:name="T119" style:family="text">
      <style:text-properties fo:color="#cc0000" style:text-outline="false" style:text-line-through-style="none" style:text-line-through-type="none" style:font-name="微软雅黑" fo:font-size="10.5pt" fo:font-style="normal" fo:text-shadow="none" style:text-underline-style="none" style:font-size-asian="10.5pt" style:font-weight-asian="bold" style:font-size-complex="10.5pt" style:font-weight-complex="bold" style:text-emphasize="none"/>
    </style:style>
    <style:style style:name="T120" style:family="text">
      <style:text-properties fo:color="#cc0000" style:text-outline="false" style:text-line-through-style="none" style:text-line-through-type="none" fo:font-size="10pt" fo:font-style="normal" fo:text-shadow="none" style:text-underline-style="none" style:font-weight-asian="bold" style:font-weight-complex="bold" style:text-emphasize="none"/>
    </style:style>
    <style:style style:name="T121" style:family="text">
      <style:text-properties fo:color="#cc0000" style:font-name="微软雅黑" fo:font-weight="bold" style:font-weight-asian="bold" style:font-weight-complex="bold"/>
    </style:style>
    <style:style style:name="T122" style:family="text">
      <style:text-properties fo:color="#cc0000" style:font-name="微软雅黑" fo:font-weight="bold" officeooo:rsid="027ff8a6" style:font-weight-asian="bold" style:font-weight-complex="bold"/>
    </style:style>
    <style:style style:name="T123" style:family="text">
      <style:text-properties fo:color="#333333" style:text-outline="false" style:text-line-through-style="none" style:text-line-through-type="none" fo:font-size="10pt" fo:font-style="normal" fo:text-shadow="none" style:text-underline-style="none" fo:font-weight="normal" style:text-emphasize="none"/>
    </style:style>
    <style:style style:name="T124" style:family="text">
      <style:text-properties fo:color="#333333" style:font-name="DejaVu Sans Mono" fo:font-size="10pt"/>
    </style:style>
    <style:style style:name="T125" style:family="text">
      <style:text-properties fo:color="#333333" style:font-name="DejaVu Sans Mono" fo:font-size="10pt" fo:font-weight="bold" style:font-size-asian="10pt" style:font-size-complex="10pt"/>
    </style:style>
    <style:style style:name="T126" style:family="text">
      <style:text-properties fo:color="#333333" style:font-name="DejaVu Sans Mono" fo:font-size="10pt" style:font-weight-complex="bold"/>
    </style:style>
    <style:style style:name="T127" style:family="text">
      <style:text-properties fo:color="#333333" style:font-name="DejaVu Sans Mono" fo:font-size="10pt" style:font-weight-asian="normal" style:font-style-complex="normal"/>
    </style:style>
    <style:style style:name="T128" style:family="text">
      <style:text-properties style:font-name="微软雅黑"/>
    </style:style>
    <style:style style:name="T129" style:family="text">
      <style:text-properties style:font-name="微软雅黑" officeooo:rsid="027ff8a6"/>
    </style:style>
    <style:style style:name="T130" style:family="text">
      <style:text-properties fo:color="#808080" style:font-name="微软雅黑" style:font-name-asian="DejaVu Sans" style:font-size-asian="11.3000001907349pt" style:font-style-asian="italic"/>
    </style:style>
    <style:style style:name="T131" style:family="text">
      <style:text-properties fo:color="#808080" style:font-name="微软雅黑" fo:font-size="10pt" style:font-name-asian="DejaVu Sans" style:font-size-asian="10pt" style:font-style-asian="italic" style:font-size-complex="10pt"/>
    </style:style>
    <style:style style:name="T132" style:family="text">
      <style:text-properties fo:color="#808080" style:font-name="DejaVu Sans Mono" fo:font-size="10pt" fo:font-style="italic" style:font-size-asian="10pt" style:font-size-complex="10pt"/>
    </style:style>
    <style:style style:name="T133" style:family="text">
      <style:text-properties fo:color="#808080" style:font-name="DejaVu Sans Mono" fo:font-size="11.3000001907349pt" fo:font-weight="bold" officeooo:rsid="03a978cd" style:font-name-asian="DejaVu Sans" style:font-size-asian="11.3000001907349pt" style:font-style-asian="italic" style:font-weight-asian="bold" style:font-size-complex="10pt" style:font-weight-complex="bold"/>
    </style:style>
    <style:style style:name="T134" style:family="text">
      <style:text-properties fo:color="#808080" style:font-name="DejaVu Sans Mono" officeooo:rsid="03a978cd" style:font-name-asian="DejaVu Sans" style:font-size-asian="11.3000001907349pt" style:font-style-asian="italic"/>
    </style:style>
    <style:style style:name="T135" style:family="text">
      <style:text-properties fo:color="#808080" fo:font-size="10pt" style:font-name-asian="DejaVu Sans" style:font-size-asian="10pt" style:font-style-asian="italic" style:font-size-complex="10pt"/>
    </style:style>
    <style:style style:name="T136" style:family="text">
      <style:text-properties fo:color="#808080" fo:font-size="10pt" style:font-name-asian="DejaVu Sans" style:font-style-asian="italic" style:font-size-complex="10pt"/>
    </style:style>
    <style:style style:name="T137" style:family="text">
      <style:text-properties fo:color="#808080" fo:font-size="10pt" style:font-name-asian="DejaVu Sans" style:font-size-complex="10pt"/>
    </style:style>
    <style:style style:name="T138" style:family="text">
      <style:text-properties fo:color="#808080" fo:font-size="10pt" style:font-size-asian="10pt" style:font-style-asian="italic" style:font-size-complex="10pt"/>
    </style:style>
    <style:style style:name="T139" style:family="text">
      <style:text-properties fo:color="#808080" style:font-name="Nimbus Mono L" fo:font-size="10pt" officeooo:rsid="00360026" style:font-size-asian="10pt" style:font-style-asian="italic" style:font-size-complex="10pt"/>
    </style:style>
    <style:style style:name="T140" style:family="text">
      <style:text-properties fo:color="#808080" style:font-name-asian="DejaVu Sans" style:font-size-asian="11.3000001907349pt" style:font-style-asian="italic"/>
    </style:style>
    <style:style style:name="T141" style:family="text">
      <style:text-properties fo:color="#808080" officeooo:rsid="03a978cd" style:font-name-asian="DejaVu Sans" style:font-size-asian="11.3000001907349pt" style:font-style-asian="italic"/>
    </style:style>
    <style:style style:name="T142" style:family="text">
      <style:text-properties fo:color="#808080" style:text-outline="false" style:text-line-through-style="none" style:text-line-through-type="none" style:font-name="微软雅黑" fo:font-size="10pt" fo:font-style="normal" fo:text-shadow="none" style:text-underline-style="none" fo:font-weight="normal" style:font-name-asian="DejaVu Sans" style:font-style-asian="italic" style:text-emphasize="none"/>
    </style:style>
    <style:style style:name="T143" style:family="text">
      <style:text-properties officeooo:rsid="028c2684"/>
    </style:style>
    <style:style style:name="T144" style:family="text">
      <style:text-properties officeooo:rsid="02efbbd9"/>
    </style:style>
    <style:style style:name="T145" style:family="text">
      <style:text-properties officeooo:rsid="00360026" style:font-name-asian="Nimbus Mono L"/>
    </style:style>
    <style:style style:name="T146" style:family="text">
      <style:text-properties officeooo:rsid="02e5e397"/>
    </style:style>
    <style:style style:name="T147" style:family="text">
      <style:text-properties fo:font-size="10pt" style:font-name-asian="DejaVu Sans" style:font-size-asian="10pt" style:font-style-asian="italic" style:font-weight-asian="bold" style:font-size-complex="10pt" style:font-weight-complex="bold"/>
    </style:style>
    <style:style style:name="T148" style:family="text">
      <style:text-properties fo:font-size="10pt" style:font-name-asian="DejaVu Sans" style:font-size-complex="10pt"/>
    </style:style>
    <style:style style:name="T149" style:family="text">
      <style:text-properties fo:font-size="10pt" style:font-name-asian="DejaVu Sans" style:font-size-complex="10pt" style:font-style-complex="normal"/>
    </style:style>
    <style:style style:name="T150" style:family="text">
      <style:text-properties fo:font-size="10pt" style:font-name-asian="DejaVu Sans" style:font-style-asian="italic" style:font-size-complex="10pt"/>
    </style:style>
    <style:style style:name="T151" style:family="text">
      <style:text-properties fo:font-size="10pt" style:font-name-asian="DejaVu Sans" style:font-style-complex="normal"/>
    </style:style>
    <style:style style:name="T152" style:family="text">
      <style:text-properties fo:font-size="10pt" fo:font-style="normal" style:font-name-asian="DejaVu Sans" style:font-size-complex="10pt" style:font-style-complex="normal"/>
    </style:style>
    <style:style style:name="T153" style:family="text">
      <style:text-properties fo:font-size="10pt" fo:font-style="normal" style:font-name-asian="DejaVu Sans" style:font-size-asian="10pt" style:font-style-asian="normal" style:font-weight-asian="bold" style:font-size-complex="10pt" style:font-style-complex="normal" style:font-weight-complex="bold"/>
    </style:style>
    <style:style style:name="T154" style:family="text">
      <style:text-properties style:font-name-asian="DejaVu Sans"/>
    </style:style>
    <style:style style:name="T155" style:family="text">
      <style:text-properties fo:color="#008000" style:font-name="DejaVu Sans Mono" fo:font-size="10pt" fo:font-style="normal" style:font-name-asian="DejaVu Sans" style:font-size-complex="10pt" style:font-style-complex="normal"/>
    </style:style>
    <style:style style:name="T156" style:family="text">
      <style:text-properties fo:color="#008000" style:font-name="DejaVu Sans Mono" fo:font-size="10pt" fo:font-style="normal" style:font-name-asian="DejaVu Sans" style:font-size-asian="10pt" style:font-style-asian="normal" style:font-weight-asian="bold" style:font-size-complex="10pt" style:font-style-complex="normal" style:font-weight-complex="bold"/>
    </style:style>
    <style:style style:name="T157" style:family="text">
      <style:text-properties fo:color="#008000" style:font-name="DejaVu Sans Mono" fo:font-size="10pt" style:font-name-asian="DejaVu Sans" style:font-style-complex="normal"/>
    </style:style>
    <style:style style:name="T158" style:family="text">
      <style:text-properties style:font-name="DejaVu Sans Mono" fo:font-weight="bold"/>
    </style:style>
    <style:style style:name="T159" style:family="text">
      <style:text-properties fo:color="#cc3300" fo:font-size="10pt" style:font-name-asian="DejaVu Sans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12">模块名:任务分配</text:p>
      <text:p text:style-name="P7"><text:tab/>导航下拉名_1:项目管理 <text:s text:c="2"/></text:p>
      <text:p text:style-name="P1"><text:tab/><text:tab/>导航名_1:项目列表</text:p>
      <text:p text:style-name="P10"><text:tab/><text:tab/><text:tab/>功能名字_1:列表 <text:s/>功能类型:网格 <text:s text:c="3"/></text:p>
      <text:p text:style-name="P1"><text:tab/><text:tab/><text:tab/><text:tab/>字段名称_1:地区</text:p>
      <text:p text:style-name="P1"><text:tab/><text:tab/><text:tab/><text:tab/>字段名称_2:项目名称</text:p>
      <text:p text:style-name="P1"><text:tab/><text:tab/><text:tab/><text:tab/>字段名称_3:内部项目名称</text:p>
      <text:p text:style-name="P1"><text:tab/><text:tab/><text:tab/><text:tab/>字段名称_4:所属项目组</text:p>
      <text:p text:style-name="P3"><text:tab/><text:tab/><text:tab/><text:tab/><text:bookmark-start text:name="__DdeLink__3422_1088778203"/>字段名称_5:<text:bookmark-end text:name="__DdeLink__3422_1088778203"/>立项情况</text:p>
      <text:p text:style-name="P5"><text:tab/><text:tab/><text:tab/><text:tab/>字段名称_6:派工单号</text:p>
      <text:p text:style-name="P6"><text:tab/><text:tab/><text:tab/><text:tab/>字段名称_7:创建人</text:p>
      <text:p text:style-name="P6"><text:tab/><text:tab/><text:tab/><text:tab/>字段名称_8:创建时间</text:p>
      <text:p text:style-name="P6"><text:tab/><text:tab/><text:tab/><text:tab/>字段名称_9:项目状态</text:p>
      <text:p text:style-name="P6"><text:tab/><text:tab/><text:tab/><text:tab/>字段名称_10:表名称</text:p>
      <text:p text:style-name="P6"><text:tab/><text:tab/><text:tab/><text:tab/>字段名称_11:表状态</text:p>
      <text:p text:style-name="P6"/>
      <text:p text:style-name="P39"><text:span text:style-name="T4"><text:tab/><text:tab/><text:tab/>功能2：</text:span><text:span text:style-name="T21">创建项目 <text:s text:c="7"/>功能类型：编辑 <text:s text:c="2"/></text:span></text:p>
      <text:p text:style-name="P144"><text:span text:style-name="T25"><text:tab/><text:tab/><text:tab/><text:tab/></text:span><text:span text:style-name="T22">字段名称_1:地区 <text:s text:c="4"/>下拉框，可编辑，必填 <text:s text:c="6"/></text:span><text:span text:style-name="T44">project/</text:span><text:span text:style-name="T24">v1/areas</text:span></text:p>
      <text:p text:style-name="P34"><text:span text:style-name="T145"><text:tab/><text:tab/><text:tab/><text:tab/>字段名称_2:项目名称 <text:s text:c="5"/></text:span><text:span text:style-name="T30">下拉框，可编辑，必填</text:span><text:span text:style-name="T145"> <text:s/></text:span><text:span text:style-name="T44">project/v1/</text:span><text:span text:style-name="T43">outer</text:span><text:span text:style-name="T44">/project</text:span></text:p>
      <text:p text:style-name="P34"><text:span text:style-name="T145"><text:tab/><text:tab/><text:tab/><text:tab/>字段名称_3:内部项目名称 <text:s text:c="2"/></text:span><text:span text:style-name="T30">下拉框，可编辑，必填 <text:s text:c="4"/></text:span><text:span text:style-name="T44">project/</text:span><text:span text:style-name="T43">v1/inner/project</text:span></text:p>
      <text:p text:style-name="P35"><text:span text:style-name="T145"><text:tab/><text:tab/><text:tab/><text:tab/>字段名称_4:所属项目组 <text:s text:c="3"/></text:span><text:span text:style-name="T30">下拉框，可编辑，必填 <text:s text:c="3"/></text:span><text:span text:style-name="T44">project/</text:span><text:span text:style-name="T43">v1/departs</text:span></text:p>
      <text:p text:style-name="P36"><text:span text:style-name="T145"><text:tab/><text:tab/><text:tab/><text:tab/></text:span><text:bookmark-start text:name="__DdeLink__3422_10887782032"/><text:span text:style-name="T145">字段名称_5:</text:span><text:bookmark-end text:name="__DdeLink__3422_10887782032"/><text:span text:style-name="T145">立项情况 <text:s text:c="4"/></text:span><text:span text:style-name="T30">下拉框，可编辑，必填 <text:s text:c="5"/></text:span><text:span text:style-name="T44">project/</text:span><text:span text:style-name="T43">v1/make/project</text:span></text:p>
      <text:p text:style-name="P37"><text:span text:style-name="T145"><text:tab/><text:tab/><text:tab/><text:tab/>字段名称_6:派工单号 <text:s text:c="2"/></text:span><text:span text:style-name="T30">下拉框，可编辑，必填 <text:s text:c="5"/></text:span><text:span text:style-name="T44">project/</text:span><text:span text:style-name="T43">v1/nums</text:span></text:p>
      <text:p text:style-name="P40"><text:span text:style-name="T23"><text:tab/><text:tab/><text:tab/><text:tab/>字段：项目状态 <text:s text:c="3"/>下拉框（</text:span><text:span text:style-name="T28">启用，禁用</text:span><text:span text:style-name="T23">），必填</text:span></text:p>
      <text:p text:style-name="P27"><text:tab/><text:tab/><text:tab/><text:tab/><text:span text:style-name="T72">以下字段为一组一组</text:span><text:span text:style-name="T65">（一组一组地添，也可一组一组地删掉</text:span><text:span text:style-name="T66">，可以一组都不添</text:span><text:span text:style-name="T65">）</text:span><text:span text:style-name="T67">：</text:span></text:p>
      <text:p text:style-name="P27"><text:tab/><text:tab/><text:tab/><text:tab/><text:tab/>字段名称_10:表名称<text:span text:style-name="T45"> <text:s text:c="4"/>文本框，必填</text:span></text:p>
      <text:p text:style-name="P27"><text:span text:style-name="T45"><text:tab/><text:tab/><text:tab/><text:tab/><text:tab/>字段：表状态 <text:s text:c="5"/></text:span><text:span text:style-name="T36">下拉框（</text:span><text:span text:style-name="T35">启用，禁用</text:span><text:span text:style-name="T36">），必填</text:span></text:p>
      <text:p text:style-name="P149"/>
      <text:p text:style-name="P150"><text:tab/><text:tab/><text:tab/>功能3：编辑 <text:s text:c="2"/><text:span text:style-name="T25">功能类型：编辑</text:span></text:p>
      <text:p text:style-name="P164"><text:span text:style-name="T4"><text:tab/><text:tab/><text:tab/><text:tab/></text:span><text:span text:style-name="T23">字段名称_1:地区 <text:s text:c="4"/>下拉框，可编辑，必填</text:span></text:p>
      <text:p text:style-name="P13"><text:tab/><text:tab/><text:tab/><text:tab/>字段名称_2:项目名称 <text:s text:c="5"/><text:span text:style-name="T26">下拉框，可编辑，必填</text:span> </text:p>
      <text:p text:style-name="P13"><text:tab/><text:tab/><text:tab/><text:tab/>字段名称_3:内部项目名称 <text:s text:c="2"/><text:span text:style-name="T26">下拉框，可编辑，必填</text:span></text:p>
      <text:p text:style-name="P13"><text:tab/><text:tab/><text:tab/><text:tab/>字段名称_4:所属项目组 <text:s text:c="3"/><text:span text:style-name="T26">下拉框，可编辑，必填</text:span></text:p>
      <text:p text:style-name="P13"><text:tab/><text:tab/><text:tab/><text:tab/><text:bookmark-start text:name="__DdeLink__3422_108877820321"/>字段名称_5:<text:bookmark-end text:name="__DdeLink__3422_108877820321"/>立项情况 <text:s text:c="4"/><text:span text:style-name="T26">下拉框，可编辑，必填</text:span></text:p>
      <text:p text:style-name="P13"><text:tab/><text:tab/><text:tab/><text:tab/>字段名称_6:派工单号 <text:s text:c="2"/><text:span text:style-name="T26">下拉框，可编辑，必填</text:span></text:p>
      <text:p text:style-name="P159"><text:span text:style-name="T20"><text:tab/><text:tab/><text:tab/><text:tab/></text:span><text:span text:style-name="T27">字段：项目状态 <text:s text:c="3"/>下拉框（</text:span><text:span text:style-name="T29">启用，禁用</text:span><text:span text:style-name="T27">），必填</text:span></text:p>
      <text:p text:style-name="P161"><text:span text:style-name="T27"><text:tab/><text:tab/><text:tab/><text:tab/></text:span><text:span text:style-name="T72">以下字段为一组一组</text:span><text:span text:style-name="T65">（一组一组地添，也可一组一组地删掉</text:span><text:span text:style-name="T66">，可以一组都不添</text:span><text:span text:style-name="T65">）</text:span><text:span text:style-name="T67">：</text:span></text:p>
      <text:p text:style-name="P25"><text:tab/><text:tab/><text:tab/><text:tab/><text:tab/>字段名称_10:表名称<text:span text:style-name="T45"> <text:s text:c="4"/>文本框，必填</text:span></text:p>
      <text:p text:style-name="P159"><text:span text:style-name="T45"><text:tab/><text:tab/><text:tab/><text:tab/><text:tab/>字段：表状态 <text:s text:c="5"/></text:span><text:span text:style-name="T36">下拉框（</text:span><text:span text:style-name="T35">启用，禁用</text:span><text:span text:style-name="T36">），必填</text:span></text:p>
      <text:p text:style-name="P190"/>
      <text:p text:style-name="P190"><text:tab/><text:tab/><text:tab/>功能4：<text:bookmark-start text:name="__DdeLink__1616_1004426054"/>编辑表<text:bookmark-end text:name="__DdeLink__1616_1004426054"/> <text:s text:c="3"/>功能类型：编辑</text:p>
      <text:p text:style-name="P160"><text:span text:style-name="T45"><text:tab/><text:tab/><text:tab/><text:tab/> </text:span><text:span text:style-name="T31">字段名称_1:表名称（选中一条表名称记录） <text:s text:c="4"/>文本框，必填 <text:s text:c="2"/></text:span></text:p>
      <text:p text:style-name="P159"><text:span text:style-name="T45"><text:tab/><text:tab/><text:tab/><text:tab/> 字段：表状态 <text:s text:c="5"/></text:span><text:span text:style-name="T36">下拉框（</text:span><text:span text:style-name="T35">启用，禁用</text:span><text:span text:style-name="T36">），必填</text:span></text:p>
      <text:p text:style-name="P190"/>
      <text:p text:style-name="P191"><text:tab/><text:tab/><text:tab/>功能5：删除 <text:s text:c="3"/>选中一条大记录按删除按钮</text:p>
      <text:p text:style-name="P6"/>
      <text:p text:style-name="P167"><text:span text:style-name="T2"><text:tab/><text:tab/>导航名_2:</text:span><text:span text:style-name="T92">计划任务节点</text:span><text:span text:style-name="T2"> <text:s/></text:span><text:bookmark text:name="__DdeLink__309_1993098745"/></text:p>
      <text:p text:style-name="P8"><text:tab/><text:tab/><text:tab/>功能名字_1:列表 <text:s/>功能类型:网格 <text:s text:c="2"/></text:p>
      <text:p text:style-name="P26"><text:tab/><text:tab/><text:tab/><text:tab/>字段名称_1:地区</text:p>
      <text:p text:style-name="P26"><text:tab/><text:tab/><text:tab/><text:tab/>字段名称_2:项目名称</text:p>
      <text:p text:style-name="P26"><text:tab/><text:tab/><text:tab/><text:tab/>字段名称_3:内部项目名称</text:p>
      <text:p text:style-name="P26"><text:tab/><text:tab/><text:tab/><text:tab/>字段名称_4:所属项目组</text:p>
      <text:p text:style-name="P26"><text:tab/><text:tab/><text:tab/><text:tab/><text:bookmark-start text:name="__DdeLink__3422_10887782031"/>字段名称_5:<text:bookmark-end text:name="__DdeLink__3422_10887782031"/>立项情况</text:p>
      <text:p text:style-name="P26"><text:tab/><text:tab/><text:tab/><text:tab/>字段名称_6:派工单号</text:p>
      <text:p text:style-name="P26"><text:tab/><text:tab/><text:tab/><text:tab/>字段名称_7:创建人</text:p>
      <text:p text:style-name="P26"><text:soft-page-break/><text:tab/><text:tab/><text:tab/><text:tab/>字段名称_8:创建时间</text:p>
      <text:p text:style-name="P26"><text:tab/><text:tab/><text:tab/><text:tab/>字段名称_9:项目状态</text:p>
      <text:p text:style-name="P26"><text:tab/><text:tab/><text:tab/><text:tab/>字段名称_10:表名称</text:p>
      <text:p text:style-name="P26"><text:tab/><text:tab/><text:tab/><text:tab/>字段名称_11:表状态</text:p>
      <text:p text:style-name="P41"><text:span text:style-name="T4"><text:tab/><text:tab/><text:tab/><text:tab/>字段名称_1</text:span><text:span text:style-name="T5">2：</text:span><text:span text:style-name="T135">任务</text:span><text:span text:style-name="T139">节点</text:span><text:span text:style-name="T135">名称</text:span></text:p>
      <text:p text:style-name="P26"/>
      <text:p text:style-name="P8"><text:tab/><text:tab/><text:tab/></text:p>
      <text:p text:style-name="P131"><text:span text:style-name="T2"><text:tab/><text:tab/><text:tab/>功能2：</text:span><text:bookmark-start text:name="__DdeLink__1620_1004426054"/><text:span text:style-name="T2">设置任务节点</text:span><text:bookmark-end text:name="__DdeLink__1620_1004426054"/><text:span text:style-name="T2"> <text:s text:c="2"/>功能类型:编辑 <text:s text:c="2"/></text:span><text:span text:style-name="T3">(选中一个项目表，传</text:span><text:span text:style-name="T135">项目表</text:span><text:span text:style-name="T132">id</text:span><text:span text:style-name="T3">)</text:span></text:p>
      <text:p text:style-name="P14"><text:tab/><text:tab/><text:tab/><text:tab/>字段名称_11:任务名称 <text:s text:c="5"/>文本框，必填</text:p>
      <text:p text:style-name="P38"><text:span text:style-name="T145"><text:tab/><text:tab/><text:tab/><text:tab/>字段名称_12:</text:span><text:span text:style-name="T116">（该字段名为选择项：执行人，负责人，默认为执行人）</text:span><text:span text:style-name="T145"><text:tab/></text:span><text:span text:style-name="T30">下拉框，可编辑，必填 <text:s text:c="4"/></text:span><text:span text:style-name="T44">tasknode/</text:span><text:span text:style-name="T43">v1/users</text:span></text:p>
      <text:p text:style-name="P231"/>
      <text:p text:style-name="P100"><text:span text:style-name="T2"><text:tab/><text:tab/><text:tab/><text:tab/>字段名称_13:</text:span><text:span text:style-name="T6">计划执行时间 <text:s text:c="3"/>日期框（年月日时分秒）必填</text:span></text:p>
      <text:p text:style-name="P151"><text:tab/><text:tab/><text:tab/><text:tab/>字段名称_14:<text:span text:style-name="T6">任务类型 <text:s text:c="4"/>下拉框，必填（行政任务，工程任务，培训任务）</text:span></text:p>
      <text:p text:style-name="P151"><text:span text:style-name="T6"><text:tab/><text:tab/><text:tab/><text:tab/></text:span><text:span text:style-name="T14">字段名称_16:</text:span><text:span text:style-name="T6">任务内容 <text:s text:c="5"/>文本框，必填</text:span></text:p>
      <text:p text:style-name="P151"><text:span text:style-name="T6"><text:tab/><text:tab/><text:tab/><text:tab/></text:span><text:span text:style-name="T14">字段名称_17:</text:span><text:span text:style-name="T6">计划任务量<text:tab/><text:tab/> 小数框，必填</text:span></text:p>
      <text:p text:style-name="P151"><text:span text:style-name="T6"><text:tab/><text:tab/><text:tab/><text:tab/></text:span><text:span text:style-name="T14">字段名称_18:</text:span><text:span text:style-name="T6">所需时长<text:tab/><text:tab/> 小数框，必填</text:span></text:p>
      <text:p text:style-name="P166"><text:span text:style-name="T7"><text:tab/><text:tab/><text:tab/><text:tab/></text:span><text:span text:style-name="T16">字段名称_18:</text:span><text:span text:style-name="T7">所需时长</text:span><text:span text:style-name="T11">时间类型</text:span><text:span text:style-name="T7"><text:tab/><text:tab/> 下拉框</text:span><text:span text:style-name="T8">(分钟，小时，天)</text:span><text:span text:style-name="T7">，必填</text:span></text:p>
      <text:p text:style-name="P14"><text:span text:style-name="T6"><text:tab/><text:tab/><text:tab/><text:tab/></text:span><text:span text:style-name="T14">字段名称_19:</text:span><text:span text:style-name="T6">备注<text:tab/><text:tab/>文本框，非必填</text:span></text:p>
      <text:p text:style-name="P113"><text:tab/><text:tab/><text:tab/><text:tab/>可添加字段：（一组一组地添，也可一组一组地删掉<text:span text:style-name="T144">，可以一组都不添</text:span>）</text:p>
      <text:p text:style-name="P113"><text:tab/><text:tab/><text:tab/><text:tab/><text:tab/>一组的字段为：</text:p>
      <text:p text:style-name="P113"><text:tab/><text:tab/><text:tab/><text:tab/><text:tab/><text:tab/>字段1：字段名 <text:s text:c="3"/>文本框，必填</text:p>
      <text:p text:style-name="P101"><text:span text:style-name="T10"><text:tab/><text:tab/><text:tab/><text:tab/><text:tab/><text:tab/>字段2：字段类型 <text:s text:c="3"/>下拉框，必填（</text:span><text:span text:style-name="T95">文</text:span><text:span text:style-name="T94">本，整数，非整数，日期，时间日期，逻辑类型</text:span><text:span text:style-name="T10">） <text:s text:c="3"/></text:span><text:span text:style-name="T104">注：</text:span><text:span text:style-name="T96">逻辑类型就是：是，否下拉框</text:span></text:p>
      <text:p text:style-name="P101"><text:span text:style-name="T96"><text:tab/><text:tab/><text:tab/><text:tab/><text:tab/><text:tab/> </text:span><text:span text:style-name="T10">字段3：是否必填选项 <text:s text:c="3"/>下拉框，必填</text:span></text:p>
      <text:p text:style-name="P101"><text:span text:style-name="T10"><text:tab/><text:tab/><text:tab/><text:tab/><text:tab/><text:tab/> 字段4：字段内容 <text:s text:c="2"/>非必填（选择了</text:span><text:span text:style-name="T102">字段类型为什么，样式就做成什么</text:span><text:span text:style-name="T10">）</text:span></text:p>
      <text:p text:style-name="P113"/>
      <text:p text:style-name="P9"/>
      <text:p text:style-name="P152"><text:tab/><text:tab/><text:tab/>功能3：编辑 <text:s text:c="3"/>功能类型:编辑（选中最底层那条对象记录）</text:p>
      <text:p text:style-name="P15"><text:tab/><text:tab/><text:tab/><text:tab/>字段名称_11:任务名称 <text:s text:c="5"/>文本框，必填</text:p>
      <text:p text:style-name="P17"><text:tab/><text:tab/><text:tab/><text:tab/><text:span text:style-name="T26">字段名称_12:</text:span><text:span text:style-name="T61">（该字段名为选择项：执行人，负责人，默认为执行人）</text:span><text:span text:style-name="T26"><text:tab/>下拉框，可编辑，必填</text:span></text:p>
      <text:p text:style-name="P102"><text:span text:style-name="T2"><text:tab/><text:tab/><text:tab/><text:tab/>字段名称_13:</text:span><text:span text:style-name="T6">计划执行时间 <text:s text:c="3"/>日期框（年月日时分秒）必填</text:span></text:p>
      <text:p text:style-name="P153"><text:tab/><text:tab/><text:tab/><text:tab/>字段名称_14:<text:span text:style-name="T6">任务类型 <text:s text:c="4"/>下拉框，必填（行政任务，工程任务，培训任务）</text:span></text:p>
      <text:p text:style-name="P153"><text:span text:style-name="T6"><text:tab/><text:tab/><text:tab/><text:tab/></text:span><text:span text:style-name="T14">字段名称_16:</text:span><text:span text:style-name="T6">任务内容 <text:s text:c="5"/>文本框，必填</text:span></text:p>
      <text:p text:style-name="P153"><text:span text:style-name="T6"><text:tab/><text:tab/><text:tab/><text:tab/></text:span><text:span text:style-name="T14">字段名称_17:</text:span><text:span text:style-name="T6">计划任务量<text:tab/><text:tab/> 小数框，必填</text:span></text:p>
      <text:p text:style-name="P153"><text:span text:style-name="T6"><text:tab/><text:tab/><text:tab/><text:tab/></text:span><text:span text:style-name="T14">字段名称_18:</text:span><text:span text:style-name="T6">所需时长<text:tab/><text:tab/> 小数框，必填</text:span></text:p>
      <text:p text:style-name="P162"><text:span text:style-name="T6"><text:tab/><text:tab/><text:tab/><text:tab/></text:span><text:span text:style-name="T14">字段名称_18:</text:span><text:span text:style-name="T6">所需时长</text:span><text:span text:style-name="T11">时间类型</text:span><text:span text:style-name="T6"><text:tab/><text:tab/> 下拉框</text:span><text:span text:style-name="T8">(分钟，小时，天)</text:span><text:span text:style-name="T6">，必填</text:span></text:p>
      <text:p text:style-name="P15"><text:span text:style-name="T6"><text:tab/><text:tab/><text:tab/><text:tab/></text:span><text:span text:style-name="T14">字段名称_19:</text:span><text:span text:style-name="T6">备注<text:tab/><text:tab/>文本框，非必填</text:span></text:p>
      <text:p text:style-name="P114"><text:tab/><text:tab/><text:tab/><text:tab/>可添加字段：（一组一组地添，也可一组一组地删掉）</text:p>
      <text:p text:style-name="P114"><text:tab/><text:tab/><text:tab/><text:tab/><text:tab/>一组的字段为：</text:p>
      <text:p text:style-name="P114"><text:tab/><text:tab/><text:tab/><text:tab/><text:tab/><text:tab/>字段1：字段名 <text:s text:c="3"/>文本框，必填</text:p>
      <text:p text:style-name="P102"><text:span text:style-name="T10"><text:tab/><text:tab/><text:tab/><text:tab/><text:tab/><text:tab/>字段2：字段类型 <text:s text:c="3"/>下拉框，必填（</text:span><text:span text:style-name="T95">文</text:span><text:span text:style-name="T94">本，整数，非整数，日期，时间日期，逻辑类型</text:span><text:span text:style-name="T10">） <text:s text:c="3"/></text:span><text:span text:style-name="T104">注：</text:span><text:span text:style-name="T96">逻辑类型就是：是，否下拉框</text:span></text:p>
      <text:p text:style-name="P102"><text:span text:style-name="T96"><text:tab/><text:tab/><text:tab/><text:tab/><text:tab/><text:tab/> </text:span><text:span text:style-name="T10">字段3：是否必填选项 <text:s text:c="3"/>下拉框，必填</text:span></text:p>
      <text:p text:style-name="P15"><text:span text:style-name="T6"><text:tab/><text:tab/><text:tab/><text:tab/><text:tab/><text:tab/> 字段4：字段内容 <text:s text:c="2"/>非必填（选择了</text:span><text:span text:style-name="T103">字段类型为什么，样式就做成什么</text:span><text:span text:style-name="T6">）</text:span></text:p>
      <text:p text:style-name="P9"/>
      <text:p text:style-name="P16"><text:tab/><text:tab/><text:tab/>功能4:删除 <text:s text:c="4"/>选中最底层那条对象记录按删除按钮</text:p>
      <text:p text:style-name="P16"/>
      <text:p text:style-name="P42"><text:span text:style-name="T4"><text:tab/><text:tab/><text:tab/>功能5：</text:span><text:span text:style-name="T135">查看任务节点详细内容 <text:s text:c="3"/></text:span></text:p>
      <text:p text:style-name="P16"/>
      <text:p text:style-name="P16"/>
      <text:p text:style-name="P33"><text:span text:style-name="T145"><text:tab/><text:tab/><text:tab/></text:span><text:span text:style-name="T113">发起任务前需检测执行人的任务时长是否超过8小时 <text:s/></text:span><text:span text:style-name="T107">tasknode/</text:span><text:span text:style-name="T108">v1/checkTime</text:span></text:p>
      <text:p text:style-name="P142"><text:tab/><text:tab/><text:tab/>超过8小时需弹出提示框：该执行人的当天任务时长已超过8小时，是否要发起任务？</text:p>
      <text:p text:style-name="P18"><text:tab/><text:tab/><text:tab/>功能5：<text:bookmark-start text:name="__DdeLink__6598_337001999"/>发起任务<text:bookmark-end text:name="__DdeLink__6598_337001999"/>（<text:span text:style-name="T101">选中一条最底层的对象记录，传id</text:span>） <text:s text:c="3"/>功能类型:编辑</text:p>
      <text:p text:style-name="P28"><text:soft-page-break/><text:tab/><text:tab/><text:tab/><text:tab/>字段名称_11:任务名称 <text:s text:c="5"/>文本框，必填</text:p>
      <text:p text:style-name="P18"><text:tab/><text:tab/><text:tab/><text:tab/><text:span text:style-name="T26">字段名称_12:</text:span><text:span text:style-name="T61">（该字段名为选择项：执行人，</text:span><text:bookmark-start text:name="__DdeLink__3838_337001999"/><text:span text:style-name="T61">负责人</text:span><text:bookmark-end text:name="__DdeLink__3838_337001999"/><text:span text:style-name="T61">，默认为执行人）</text:span><text:span text:style-name="T26"><text:tab/>下拉框，可编辑，必填<text:tab/></text:span></text:p>
      <text:p text:style-name="P28"><text:span text:style-name="T26"><text:tab/><text:tab/><text:tab/><text:tab/>字段名称_13:</text:span><text:span text:style-name="T46">计划执行时间 <text:s text:c="3"/>日期框（年月日时分秒）必填</text:span></text:p>
      <text:p text:style-name="P154"><text:tab/><text:tab/><text:tab/><text:tab/>字段名称_14:<text:span text:style-name="T6">任务类型 <text:s text:c="4"/>下拉框，必填（行政任务，工程任务，培训任务）</text:span></text:p>
      <text:p text:style-name="P208"><text:tab/><text:tab/><text:tab/><text:tab/>字段名称_16:任务内容 <text:s text:c="5"/>文本框，必填</text:p>
      <text:p text:style-name="P165"><text:span text:style-name="T7"><text:tab/><text:tab/><text:tab/><text:tab/></text:span><text:span text:style-name="T16">字段名称_17:</text:span><text:span text:style-name="T11">计划任务量</text:span><text:span text:style-name="T7"><text:tab/> <text:s/>小数框，必填</text:span></text:p>
      <text:p text:style-name="P154"><text:span text:style-name="T6"><text:tab/><text:tab/><text:tab/><text:tab/></text:span><text:span text:style-name="T14">字段名称_18:</text:span><text:span text:style-name="T6">所需时长<text:tab/><text:tab/> 小数框，必填</text:span></text:p>
      <text:p text:style-name="P29"><text:span text:style-name="T6"><text:tab/><text:tab/><text:tab/><text:tab/></text:span><text:span text:style-name="T14">字段名称_18:</text:span><text:span text:style-name="T6">所需时长</text:span><text:span text:style-name="T11">时间类型</text:span><text:span text:style-name="T6"><text:tab/><text:tab/> 下拉框</text:span><text:span text:style-name="T8">(分钟，小时，天)</text:span><text:span text:style-name="T6">，必填</text:span></text:p>
      <text:p text:style-name="P115"><text:tab/><text:tab/><text:tab/><text:tab/>字段：任务开始时间 <text:s text:c="3"/>时间框（年月日时分秒），必填</text:p>
      <text:p text:style-name="P115"><text:tab/><text:tab/><text:tab/><text:tab/>字段：任务结束时间 <text:s text:c="3"/>时间框（年月日时分秒），必填</text:p>
      <text:p text:style-name="P115"><text:tab/><text:tab/><text:tab/><text:tab/>字段：备注 <text:s text:c="3"/>文本框，非必填</text:p>
      <text:p text:style-name="P115"><text:tab/><text:tab/><text:tab/><text:tab/>字段：任务是否拆分 <text:s text:c="2"/>下拉框，必填</text:p>
      <text:p text:style-name="P18"><text:span text:style-name="T6"><text:tab/><text:tab/><text:tab/><text:tab/>字段：拆分为（天） <text:s text:c="3"/>数字框</text:span><text:span text:style-name="T118">（该字段只有选了是才显示且必填，选了否不显示且不能填） </text:span><text:span text:style-name="T6"><text:s text:c="6"/></text:span></text:p>
      <text:p text:style-name="P115"><text:tab/><text:tab/><text:tab/><text:tab/>可添加字段：（一组一组地添，也可一组一组地删掉）</text:p>
      <text:p text:style-name="P115"><text:tab/><text:tab/><text:tab/><text:tab/><text:tab/>一组的字段为：</text:p>
      <text:p text:style-name="P115"><text:tab/><text:tab/><text:tab/><text:tab/><text:tab/><text:tab/>字段1：字段名 <text:s text:c="3"/>文本框，必填</text:p>
      <text:p text:style-name="P103"><text:span text:style-name="T10"><text:tab/><text:tab/><text:tab/><text:tab/><text:tab/><text:tab/>字段2：字段类型 <text:s text:c="3"/>下拉框，必填（</text:span><text:span text:style-name="T95">文</text:span><text:span text:style-name="T94">本，整数，非整数，日期，时间日期，逻辑类型</text:span><text:span text:style-name="T10">） <text:s text:c="3"/></text:span><text:span text:style-name="T104">注：</text:span><text:span text:style-name="T96">逻辑类型就是：是，否下拉框</text:span></text:p>
      <text:p text:style-name="P103"><text:span text:style-name="T96"><text:tab/><text:tab/><text:tab/><text:tab/><text:tab/><text:tab/> </text:span><text:span text:style-name="T10">字段3：是否必填选项 <text:s text:c="3"/>下拉框，必填</text:span></text:p>
      <text:p text:style-name="P18"><text:span text:style-name="T46"><text:tab/><text:tab/><text:tab/><text:tab/><text:tab/><text:tab/> 字段4：字段内容 <text:s text:c="2"/>非必填（选择了</text:span><text:span text:style-name="T65">字段类型为什么，样式就做成什么</text:span><text:span text:style-name="T46">）</text:span></text:p>
      <text:p text:style-name="P8"><text:tab/><text:tab/><text:tab/></text:p>
      <text:p text:style-name="P11"><text:tab/></text:p>
      <text:p text:style-name="P43">导航下拉名_2:任务管理 <text:s/></text:p>
      <text:p text:style-name="P43"><text:tab/><text:tab/>导航名1:任务提醒</text:p>
      <text:p text:style-name="P43"><text:tab/><text:tab/><text:tab/>功能1：列表</text:p>
      <text:p text:style-name="P43"><text:tab/><text:tab/><text:tab/><text:tab/>字段：项目名称</text:p>
      <text:p text:style-name="P43"><text:tab/><text:tab/><text:tab/><text:tab/>字段：项目表</text:p>
      <text:p text:style-name="P44"><text:tab/><text:tab/><text:tab/><text:tab/>字段：任务名</text:p>
      <text:p text:style-name="P44"><text:tab/><text:tab/><text:tab/><text:tab/>字段：第一次提醒时间</text:p>
      <text:p text:style-name="P44"><text:tab/><text:tab/><text:tab/><text:tab/>字段：第二次提醒时间</text:p>
      <text:p text:style-name="P44"><text:tab/><text:tab/><text:tab/><text:tab/>字段：第三次提醒时间</text:p>
      <text:p text:style-name="P44"><text:tab/></text:p>
      <text:p text:style-name="P44"><text:tab/><text:tab/><text:tab/>功能2：添加</text:p>
      <text:p text:style-name="P44"><text:tab/><text:tab/><text:tab/><text:tab/>字段：项目名称 <text:s text:c="2"/>下拉框，必填</text:p>
      <text:p text:style-name="P44"><text:tab/><text:tab/><text:tab/><text:tab/>字段：项目表 <text:s text:c="3"/>下拉框，必填</text:p>
      <text:p text:style-name="P44"><text:tab/><text:tab/><text:tab/><text:tab/>字段：任务名 <text:s text:c="4"/>下拉框，必填</text:p>
      <text:p text:style-name="P44"><text:tab/><text:tab/><text:tab/><text:tab/>字段：第一次提醒时间 <text:s text:c="2"/><text:span text:style-name="T9">时间框（年月日时分秒），必填</text:span></text:p>
      <text:p text:style-name="P44"><text:tab/><text:tab/><text:tab/><text:tab/>字段：第二次提醒时间 <text:s text:c="3"/><text:span text:style-name="T9">时间框（年月日时分秒），非必填</text:span></text:p>
      <text:p text:style-name="P44"><text:tab/><text:tab/><text:tab/><text:tab/>字段：第三次提醒时间 <text:s text:c="3"/><text:span text:style-name="T9">时间框（年月日时分秒），非必填</text:span></text:p>
      <text:p text:style-name="P61"/>
      <text:p text:style-name="P45"><text:span text:style-name="T9"><text:tab/><text:tab/><text:tab/></text:span><text:span text:style-name="T93">功能3：编辑</text:span></text:p>
      <text:p text:style-name="P45"><text:tab/><text:tab/><text:tab/><text:tab/>字段：项目名称 <text:s text:c="2"/>下拉框，必填</text:p>
      <text:p text:style-name="P45"><text:tab/><text:tab/><text:tab/><text:tab/>字段：项目表 <text:s text:c="3"/>下拉框，必填</text:p>
      <text:p text:style-name="P45"><text:tab/><text:tab/><text:tab/><text:tab/>字段：任务名 <text:s text:c="4"/>下拉框，必填</text:p>
      <text:p text:style-name="P45"><text:tab/><text:tab/><text:tab/><text:tab/>字段：第一次提醒时间 <text:s text:c="2"/><text:span text:style-name="T9">时间框（年月日时分秒），必填</text:span></text:p>
      <text:p text:style-name="P45"><text:tab/><text:tab/><text:tab/><text:tab/>字段：第二次提醒时间 <text:s text:c="3"/><text:span text:style-name="T9">时间框（年月日时分秒），非必填</text:span></text:p>
      <text:p text:style-name="P62"><text:tab/><text:tab/><text:tab/><text:tab/>字段：第三次提醒时间 <text:s text:c="3"/>时间框（年月日时分秒），非必填</text:p>
      <text:p text:style-name="P62"/>
      <text:p text:style-name="P62"><text:tab/><text:tab/><text:tab/>功能4：删除 <text:s text:c="3"/>选中一条记录按删除按钮</text:p>
      <text:p text:style-name="P62"/>
      <text:p text:style-name="P62"/>
      <text:p text:style-name="P62"><text:soft-page-break/></text:p>
      <text:p text:style-name="P104"><text:span text:style-name="T52"><text:tab/><text:tab/>导航名2：</text:span><text:span text:style-name="T97">任务添加及分发</text:span></text:p>
      <text:p text:style-name="P106"><text:span text:style-name="T97"><text:tab/><text:tab/><text:tab/></text:span><text:span text:style-name="T98">功能名字_1:列表 <text:s/>功能类型:网格 <text:s text:c="2"/></text:span></text:p>
      <text:p text:style-name="P30"><text:tab/><text:tab/><text:tab/><text:tab/>字段名称_1:地区</text:p>
      <text:p text:style-name="P30"><text:tab/><text:tab/><text:tab/><text:tab/>字段名称_2:项目名称</text:p>
      <text:p text:style-name="P30"><text:tab/><text:tab/><text:tab/><text:tab/>字段名称_3:内部项目名称</text:p>
      <text:p text:style-name="P30"><text:tab/><text:tab/><text:tab/><text:tab/>字段名称_4:所属项目组</text:p>
      <text:p text:style-name="P30"><text:tab/><text:tab/><text:tab/><text:tab/><text:bookmark-start text:name="__DdeLink__3422_108877820311"/>字段名称_5:<text:bookmark-end text:name="__DdeLink__3422_108877820311"/>立项情况</text:p>
      <text:p text:style-name="P30"><text:tab/><text:tab/><text:tab/><text:tab/>字段名称_6:派工单号</text:p>
      <text:p text:style-name="P30"><text:tab/><text:tab/><text:tab/><text:tab/>字段名称_7:创建人</text:p>
      <text:p text:style-name="P30"><text:tab/><text:tab/><text:tab/><text:tab/>字段名称_8:创建时间</text:p>
      <text:p text:style-name="P30"><text:tab/><text:tab/><text:tab/><text:tab/>字段名称_9:项目状态</text:p>
      <text:p text:style-name="P30"><text:tab/><text:tab/><text:tab/><text:tab/>字段名称_10:表名称</text:p>
      <text:p text:style-name="P30"><text:tab/><text:tab/><text:tab/><text:tab/>字段名称_11:表状态</text:p>
      <text:p text:style-name="P30"><text:tab/><text:tab/><text:tab/><text:tab/>字段名称_1<text:span text:style-name="T146">2：</text:span><text:span text:style-name="T135">任务</text:span><text:span text:style-name="T138">节点</text:span><text:span text:style-name="T135">名称</text:span></text:p>
      <text:p text:style-name="P122"><text:tab/><text:tab/><text:tab/><text:tab/></text:p>
      <text:p text:style-name="P124"><text:tab/><text:tab/>添加小任务<text:span text:style-name="T114">前需检测执行人的任务时长是否超过8小时 <text:s/></text:span><text:span text:style-name="T107">tasknode/</text:span><text:span text:style-name="T108">v1/checkTime</text:span></text:p>
      <text:p text:style-name="P143"><text:tab/><text:tab/><text:tab/>超过8小时需弹出提示框：该执行人的当天任务时长已超过8小时，是否要<text:span text:style-name="T100">添加小任务</text:span>？</text:p>
      <text:p text:style-name="P122"><text:tab/><text:tab/><text:tab/>功能2：添加小任务 <text:s text:c="4"/>功能类型：编辑</text:p>
      <text:p text:style-name="P145"><text:span text:style-name="T97"><text:tab/><text:tab/><text:tab/><text:tab/>字段1：地区 <text:s text:c="3"/></text:span><text:span text:style-name="T32">下拉框，必填 <text:s text:c="5"/></text:span><text:span text:style-name="T89"><text:s/></text:span><text:span text:style-name="T90">tasknode/v1/areas</text:span></text:p>
      <text:p text:style-name="P146"><text:span text:style-name="T32"><text:tab/><text:tab/><text:tab/><text:tab/></text:span><text:span text:style-name="T75">字段3：项目组/部门 <text:s text:c="3"/></text:span><text:span text:style-name="T32">下拉框，必填 <text:s text:c="4"/></text:span><text:span text:style-name="T90">tasknode/v1/departs</text:span></text:p>
      <text:p text:style-name="P147"><text:span text:style-name="T97"><text:tab/><text:tab/><text:tab/><text:tab/>字段2：项目名称 <text:s text:c="3"/></text:span><text:span text:style-name="T32">下拉框，必填 <text:s text:c="6"/></text:span><text:span text:style-name="T90">tasknode/v1/projects（传</text:span><text:span text:style-name="T76">项目</text:span><text:span text:style-name="T90">id）</text:span></text:p>
      <text:p text:style-name="P148"><text:span text:style-name="T97"><text:tab/><text:tab/><text:tab/><text:tab/>字段4：项目表 <text:s text:c="3"/></text:span><text:span text:style-name="T32">下拉框，可编辑，必填 <text:s text:c="3"/></text:span><text:span text:style-name="T90">tasknode/v1/tables（传</text:span><text:span text:style-name="T91">项目</text:span><text:span text:style-name="T90">id）</text:span></text:p>
      <text:p text:style-name="P130"><text:span text:style-name="T32"><text:tab/><text:tab/><text:tab/><text:tab/>字段名称_11:任务名称 <text:s text:c="3"/></text:span><text:span text:style-name="T33">文本框，必填</text:span></text:p>
      <text:p text:style-name="P105"><text:span text:style-name="T97"><text:tab/><text:tab/><text:tab/><text:tab/>字段5：任务类型 <text:s text:c="2"/>下拉框</text:span><text:span text:style-name="T10">（行政任务，工程任务，培训任务）</text:span><text:span text:style-name="T97">，必填</text:span></text:p>
      <text:p text:style-name="P123"><text:tab/><text:tab/><text:tab/><text:tab/>字段6：任务内容 <text:s text:c="2"/>文本框，必填</text:p>
      <text:p text:style-name="P168"><text:tab/><text:tab/><text:tab/><text:tab/>字段名称_13:<text:span text:style-name="T9">计划执行时间 <text:s text:c="3"/>日期框（年月日时分秒）必填</text:span></text:p>
      <text:p text:style-name="P192"><text:tab/><text:tab/><text:tab/><text:tab/>字段名称14：所需时长 <text:s text:c="3"/>小数框，必填</text:p>
      <text:p text:style-name="P194"><text:tab/><text:tab/><text:tab/><text:tab/>字段：所需时长<text:span text:style-name="T154">时间类型</text:span> <text:s text:c="3"/>下拉框（分，时，天），必填</text:p>
      <text:p text:style-name="P168"><text:span text:style-name="T9"><text:tab/><text:tab/><text:tab/><text:tab/></text:span><text:span text:style-name="T123">字段名称_12:</text:span><text:span text:style-name="T120">（该字段名为选择项：执行人，负责人，默认为执行人）</text:span><text:span text:style-name="T123"><text:tab/>下拉框，可编辑，必填<text:tab/></text:span></text:p>
      <text:p text:style-name="P206"><text:tab/><text:tab/><text:tab/><text:tab/>字段：执行人地区 <text:s text:c="3"/>下拉框，可编辑，必填 <text:s text:c="3"/><text:span text:style-name="T158">project/v1/areas</text:span></text:p>
      <text:p text:style-name="P206"><text:tab/><text:tab/><text:tab/><text:tab/>字段：执行人部门 <text:s text:c="2"/>下拉框，可编辑，必填 <text:s text:c="3"/><text:span text:style-name="T158">project/v1/departs</text:span></text:p>
      <text:p text:style-name="P169"><text:span text:style-name="T123"><text:tab/><text:tab/><text:tab/><text:tab/>字段：计划任务量 <text:s text:c="3"/></text:span><text:span text:style-name="T9"><text:s/>小数框，必填</text:span></text:p>
      <text:p text:style-name="P193"><text:tab/><text:tab/><text:tab/><text:tab/>字段：任务开始时间 <text:s text:c="3"/>时间框（年月日时分秒），必填</text:p>
      <text:p text:style-name="P193"><text:tab/><text:tab/><text:tab/><text:tab/>字段：任务结束时间 <text:s text:c="3"/>时间框（年月日时分秒），必填</text:p>
      <text:p text:style-name="P193"><text:tab/><text:tab/><text:tab/><text:tab/>字段：备注 <text:s text:c="3"/>文本框，非必填</text:p>
      <text:p text:style-name="P193"><text:tab/><text:tab/><text:tab/><text:tab/>字段：任务是否拆分 <text:s text:c="2"/>下拉框，必填</text:p>
      <text:p text:style-name="P170"><text:span text:style-name="T9"><text:tab/><text:tab/><text:tab/><text:tab/>字段：拆分为（天） <text:s text:c="3"/>数字框</text:span><text:span text:style-name="T119">（该字段只有选了是才显示且必填，选了否不显示且不能填） </text:span><text:span text:style-name="T9"><text:s text:c="3"/></text:span></text:p>
      <text:p text:style-name="P240"/>
      <text:p text:style-name="P170"><text:span text:style-name="T9"><text:tab/><text:tab/><text:tab/></text:span><text:span text:style-name="T15">功能3：</text:span><text:span text:style-name="T142">查看任务节点详细内容 <text:s/></text:span><text:span text:style-name="T9"><text:s text:c="3"/></text:span></text:p>
      <text:p text:style-name="P47"><text:tab/><text:tab/></text:p>
      <text:p text:style-name="P4"/>
      <text:p text:style-name="P4"><text:tab/><text:tab/>导航名3：我分发的任务</text:p>
      <text:p text:style-name="P19"><text:tab/><text:tab/><text:tab/><text:tab/>功能1：列表 <text:s text:c="4"/><text:span text:style-name="T99">功能类型:网格</text:span></text:p>
      <text:p text:style-name="P125"><text:tab/><text:tab/><text:tab/><text:tab/><text:tab/>字段：项目组/部门</text:p>
      <text:p text:style-name="P125"><text:tab/><text:tab/><text:tab/><text:tab/><text:tab/>字段：任务类型</text:p>
      <text:p text:style-name="P125"><text:tab/><text:tab/><text:tab/><text:tab/><text:tab/>字段：项目名</text:p>
      <text:p text:style-name="P125"><text:tab/><text:tab/><text:tab/><text:tab/><text:tab/>字段：项目表</text:p>
      <text:p text:style-name="P128"><text:tab/><text:tab/><text:tab/><text:tab/><text:tab/>字段名称_3:内部项目名称</text:p>
      <text:p text:style-name="P125"><text:tab/><text:tab/><text:tab/><text:tab/><text:tab/>字段：任务名</text:p>
      <text:p text:style-name="P125"><text:tab/><text:tab/><text:tab/><text:tab/><text:tab/>字段：执行人员</text:p>
      <text:p text:style-name="P125"><text:tab/><text:tab/><text:tab/><text:tab/><text:tab/>字段：所需工时</text:p>
      <text:p text:style-name="P126"><text:tab/><text:tab/><text:tab/><text:tab/><text:tab/>字段：优先级</text:p>
      <text:p text:style-name="P126"><text:tab/><text:tab/><text:tab/><text:tab/><text:tab/>字段：确认状态</text:p>
      <text:p text:style-name="P126"><text:soft-page-break/><text:tab/><text:tab/><text:tab/><text:tab/><text:tab/>字段：完成状态</text:p>
      <text:p text:style-name="P126"><text:tab/><text:tab/><text:tab/><text:tab/><text:tab/>字段：任务开始时间</text:p>
      <text:p text:style-name="P126"><text:tab/><text:tab/><text:tab/><text:tab/><text:tab/>字段：任务结束时间</text:p>
      <text:p text:style-name="P126"><text:tab/><text:tab/><text:tab/><text:tab/><text:tab/>字段：是否发生费用报销</text:p>
      <text:p text:style-name="P126"/>
      <text:p text:style-name="P126"><text:tab/><text:tab/><text:tab/>功能2：确认完成 <text:s text:c="4"/>选中一条记录，点击确认完成按钮</text:p>
      <text:p text:style-name="P126"/>
      <text:p text:style-name="P127"><text:tab/><text:tab/><text:tab/>功能3：确认未完成 <text:s text:c="4"/>选中一条记录，点击确认未完成按钮</text:p>
      <text:p text:style-name="P126"><text:tab/><text:tab/><text:tab/></text:p>
      <text:p text:style-name="P126"><text:tab/><text:tab/><text:tab/>功能4：撤回任务 <text:s text:c="4"/>选中一条记录，点击撤回按钮</text:p>
      <text:p text:style-name="P126"/>
      <text:p text:style-name="P126"><text:tab/><text:tab/><text:tab/>功能5：编辑 <text:s text:c="5"/>编辑</text:p>
      <text:p text:style-name="P31"><text:span text:style-name="T99"><text:tab/><text:tab/><text:tab/><text:tab/><text:tab/>字段：执行人员 <text:s text:c="3"/></text:span><text:span text:style-name="T34">下拉框，可编辑，必填 <text:s text:c="2"/></text:span><text:span text:style-name="T37">tasknode/v1/users</text:span></text:p>
      <text:p text:style-name="P32"><text:span text:style-name="T34"><text:tab/><text:tab/><text:tab/><text:tab/><text:tab/></text:span><text:span text:style-name="T73">字段：执行人地区 <text:s text:c="2"/></text:span><text:span text:style-name="T34">下拉框，可编辑，必填 <text:s text:c="3"/></text:span><text:span text:style-name="T37">project/v1/areas</text:span></text:p>
      <text:p text:style-name="P32"><text:tab/><text:tab/><text:tab/><text:tab/><text:tab/><text:span text:style-name="T73">字段：执行人部门 <text:s text:c="2"/></text:span><text:span text:style-name="T34">下拉框，可编辑，必填 <text:s text:c="3"/></text:span><text:span text:style-name="T37">project/v1/departs</text:span></text:p>
      <text:p text:style-name="P20"><text:span text:style-name="T34"><text:tab/><text:tab/><text:tab/><text:tab/><text:tab/></text:span><text:span text:style-name="T73">字段：计划任务量 <text:s text:c="2"/></text:span><text:span text:style-name="T46">小数框，必填</text:span></text:p>
      <text:p text:style-name="P20"><text:span text:style-name="T46"><text:tab/><text:tab/><text:tab/><text:tab/><text:tab/></text:span><text:span text:style-name="T74">字段5：任务类型 <text:s text:c="2"/>下拉框</text:span><text:span text:style-name="T46">（行政任务，工程任务，培训任务）</text:span><text:span text:style-name="T74">，必填</text:span></text:p>
      <text:p text:style-name="P60"><text:tab/><text:tab/><text:tab/><text:tab/><text:tab/>字段：任务名 <text:s text:c="2"/>文本框，必填</text:p>
      <text:p text:style-name="P20"><text:span text:style-name="T34"><text:tab/><text:tab/><text:tab/><text:tab/><text:tab/></text:span><text:span text:style-name="T46">字段名称14：所需时长 <text:s text:c="3"/>小数框，必填</text:span></text:p>
      <text:p text:style-name="P79"><text:tab/><text:tab/><text:tab/><text:tab/><text:tab/>字段：所需时长时间类型 <text:s text:c="3"/>下拉框（分，时，天），必填</text:p>
      <text:p text:style-name="P63"><text:tab/><text:tab/><text:tab/><text:tab/><text:tab/>字段：任务开始时间 <text:s text:c="3"/>时间框（年月日时分秒），必填</text:p>
      <text:p text:style-name="P63"><text:tab/><text:tab/><text:tab/><text:tab/><text:tab/>字段：任务结束时间 <text:s text:c="3"/>时间框（年月日时分秒），必填</text:p>
      <text:p text:style-name="P63"><text:tab/><text:tab/><text:tab/><text:tab/><text:tab/>字段：开始执行时间 <text:s text:c="3"/>时间框（年月日时分秒），非必填</text:p>
      <text:p text:style-name="P63"><text:tab/><text:tab/><text:tab/><text:tab/><text:tab/>字段：结束执行时间 <text:s text:c="3"/>时间框（年月日时分秒），非必填</text:p>
      <text:p text:style-name="P63"><text:tab/><text:tab/><text:tab/><text:tab/><text:tab/>字段：实际时长 <text:s text:c="3"/>小数框，非必填</text:p>
      <text:p text:style-name="P80"><text:tab/><text:tab/><text:tab/><text:tab/><text:tab/>字段：实际时长时间类型 <text:s text:c="3"/>下拉框（分，时，天），非必填</text:p>
      <text:p text:style-name="P82"><text:tab/><text:tab/><text:tab/><text:tab/><text:tab/>字段：<text:bookmark-start text:name="__DdeLink__6563_337001999"/>未完成时长<text:bookmark-end text:name="__DdeLink__6563_337001999"/> <text:s text:c="3"/>小数框，非必填</text:p>
      <text:p text:style-name="P81"><text:tab/><text:tab/><text:tab/><text:tab/><text:tab/>字段：未完成时长时间类型 <text:s text:c="3"/>下拉框（分，时，天），非必填</text:p>
      <text:p text:style-name="P77"><text:tab/><text:tab/><text:tab/><text:tab/><text:tab/>字段：<text:bookmark-start text:name="__DdeLink__6566_337001999"/>完成时间<text:bookmark-end text:name="__DdeLink__6566_337001999"/> <text:s text:c="2"/>时间框（年月日时分秒），非必填</text:p>
      <text:p text:style-name="P64"><text:tab/><text:tab/><text:tab/><text:tab/><text:tab/>字段：任务备注 <text:s text:c="3"/>文本框，非必填</text:p>
      <text:p text:style-name="P64"><text:tab/><text:tab/><text:tab/><text:tab/><text:tab/>字段：注意事项 <text:s text:c="3"/>文本框，非必填</text:p>
      <text:p text:style-name="P107"><text:span text:style-name="T47"><text:tab/><text:tab/><text:tab/><text:tab/><text:tab/>字段：</text:span><text:bookmark-start text:name="__DdeLink__6569_337001999"/><text:span text:style-name="T46">是</text:span><text:span text:style-name="T6">否发生费用报销</text:span><text:bookmark-end text:name="__DdeLink__6569_337001999"/><text:span text:style-name="T6"> <text:s text:c="2"/>下拉</text:span><text:span text:style-name="T47">框，必填</text:span></text:p>
      <text:p text:style-name="P232"><text:tab/><text:tab/><text:tab/><text:tab/><text:tab/>字段：是否出现问题<text:tab/> <text:s text:c="4"/>下拉框，必填</text:p>
      <text:p text:style-name="P95"><text:span text:style-name="T121"><text:tab/><text:tab/><text:tab/><text:tab/>（</text:span><text:span text:style-name="T122">以下字段</text:span><text:span text:style-name="T121">选择是后才出现，且必填，可一组一组地添加和删除）</text:span></text:p>
      <text:p text:style-name="P119"><text:span text:style-name="T77"><text:tab/><text:tab/><text:tab/><text:tab/><text:tab/><text:tab/>字段：</text:span><text:span text:style-name="T131">问题审核人 <text:s text:c="2"/></text:span><text:span text:style-name="T77"><text:s/>下拉框（可编辑） ，必填 <text:s text:c="2"/></text:span><text:span text:style-name="T38">tasknode/v1/users</text:span></text:p>
      <text:p text:style-name="P119"><text:span text:style-name="T77"><text:tab/><text:tab/><text:tab/><text:tab/><text:tab/><text:tab/>字段：受理人</text:span><text:span text:style-name="T84"> <text:s text:c="2"/></text:span><text:span text:style-name="T77"><text:s/>下拉框（可编辑） ，必填 <text:s text:c="4"/></text:span><text:span text:style-name="T38">tasknode/v1/users</text:span></text:p>
      <text:p text:style-name="P95"><text:span text:style-name="T128"><text:tab/><text:tab/><text:tab/><text:tab/><text:tab/><text:tab/>字段：事件</text:span><text:span text:style-name="T131"> <text:s text:c="2"/></text:span><text:span text:style-name="T128"><text:s/>文本框 ，必填</text:span></text:p>
      <text:p text:style-name="P95"><text:span text:style-name="T128"><text:tab/><text:tab/><text:tab/><text:tab/><text:tab/><text:tab/>字段：问题描述</text:span><text:span text:style-name="T131"> <text:s/></text:span><text:span text:style-name="T128"><text:s/>文本框 ，必填</text:span></text:p>
      <text:p text:style-name="P95"><text:span text:style-name="T128"><text:tab/><text:tab/><text:tab/><text:tab/><text:tab/><text:tab/>字段：问题类型</text:span><text:span text:style-name="T131"> <text:s/></text:span><text:span text:style-name="T128"><text:s/>文本框 ，必填</text:span></text:p>
      <text:p text:style-name="P95"><text:span text:style-name="T128"><text:tab/><text:tab/><text:tab/><text:tab/><text:tab/><text:tab/>字段：期望处理</text:span><text:span text:style-name="T129">时间</text:span><text:span text:style-name="T131"> </text:span><text:span text:style-name="T128"><text:s/>日期框（年月日时分秒） ，必填</text:span></text:p>
      <text:p text:style-name="P91"><text:tab/><text:tab/><text:tab/><text:tab/><text:tab/><text:tab/>字段：协助部门 <text:s text:c="3"/>下拉框（可编辑） ，必填 <text:s text:c="3"/><text:span text:style-name="T125">project/v1/departs</text:span></text:p>
      <text:p text:style-name="P116"><text:span text:style-name="T77"><text:tab/><text:tab/><text:tab/><text:tab/><text:tab/><text:tab/>字段：</text:span><text:span text:style-name="T85">协助模块</text:span><text:span text:style-name="T77"> <text:s text:c="2"/>文本框 ，必填</text:span></text:p>
      <text:p text:style-name="P65"><text:tab/><text:tab/><text:tab/><text:tab/><text:tab/></text:p>
      <text:p text:style-name="P78"><text:tab/><text:tab/><text:tab/><text:span text:style-name="T1">功能6：</text:span><text:span text:style-name="T135">查看详情 <text:s/></text:span><text:s/></text:p>
      <text:p text:style-name="P65"/>
      <text:p text:style-name="P65"><text:tab/><text:tab/>导航名4：我负责的任务</text:p>
      <text:p text:style-name="P65"><text:tab/><text:tab/><text:tab/> <text:s/>功能1：列表 <text:s/>（可搜索，根据部门搜索） <text:s text:c="2"/></text:p>
      <text:p text:style-name="P65"><text:tab/><text:tab/><text:tab/><text:tab/><text:tab/>字段：地区</text:p>
      <text:p text:style-name="P66"><text:tab/><text:tab/><text:tab/><text:tab/><text:tab/>字段：项目组/部门</text:p>
      <text:p text:style-name="P66"><text:tab/><text:tab/><text:tab/><text:tab/><text:tab/>字段：任务类型</text:p>
      <text:p text:style-name="P66"><text:tab/><text:tab/><text:tab/><text:tab/><text:tab/>字段：项目名</text:p>
      <text:p text:style-name="P66"><text:tab/><text:tab/><text:tab/><text:tab/><text:tab/>字段：项目表</text:p>
      <text:p text:style-name="P66"><text:tab/><text:tab/><text:tab/><text:tab/><text:tab/>字段：任务名</text:p>
      <text:p text:style-name="P66"><text:soft-page-break/><text:tab/><text:tab/><text:tab/><text:tab/><text:tab/>字段：负责人</text:p>
      <text:p text:style-name="P66"><text:tab/><text:tab/><text:tab/><text:tab/><text:tab/>字段：所需总工时</text:p>
      <text:p text:style-name="P66"><text:tab/><text:tab/><text:tab/><text:tab/><text:tab/>字段：所需工时</text:p>
      <text:p text:style-name="P66"><text:tab/><text:tab/><text:tab/><text:tab/><text:tab/>字段：优先级</text:p>
      <text:p text:style-name="P66"><text:tab/><text:tab/><text:tab/><text:tab/><text:tab/>字段：完成状态</text:p>
      <text:p text:style-name="P66"><text:tab/><text:tab/><text:tab/><text:tab/><text:tab/>字段：任务开始时间</text:p>
      <text:p text:style-name="P66"><text:tab/><text:tab/><text:tab/><text:tab/><text:tab/>字段：任务结束时间</text:p>
      <text:p text:style-name="P66"/>
      <text:p text:style-name="P89"><text:tab/><text:tab/>分配<text:span text:style-name="T115">前需检测执行人的任务时长是否超过8小时 <text:s/></text:span><text:span text:style-name="T108">tasknode/v1/checkTime</text:span></text:p>
      <text:p text:style-name="P98"><text:tab/><text:tab/><text:tab/>超过8小时需弹出提示框：该执行人的当天任务时长已超过8小时，是否要<text:span text:style-name="T17">分配</text:span>？</text:p>
      <text:p text:style-name="P109"><text:span text:style-name="T47"><text:tab/><text:tab/><text:tab/>功能2：分配 <text:s text:c="5"/></text:span><text:span text:style-name="T75">功能类型：编辑</text:span></text:p>
      <text:p text:style-name="P66"><text:tab/><text:tab/><text:tab/><text:tab/><text:tab/>字段：执行人 <text:s text:c="2"/>下拉框，可编辑，必填</text:p>
      <text:p text:style-name="P108"><text:span text:style-name="T47"><text:tab/><text:tab/><text:tab/><text:tab/><text:tab/>字段：</text:span><text:span text:style-name="T48">任务量 <text:s text:c="3"/>小数框，必填</text:span></text:p>
      <text:p text:style-name="P109"><text:span text:style-name="T48"><text:tab/><text:tab/><text:tab/><text:tab/><text:tab/></text:span><text:span text:style-name="T47">字段名称14：所需时长 <text:s text:c="3"/>小数框，必填</text:span></text:p>
      <text:p text:style-name="P110"><text:span text:style-name="T47"><text:tab/><text:tab/><text:tab/><text:tab/><text:tab/>字段：时间类型 <text:s text:c="3"/>下拉框（分，时，天），必填</text:span><text:span text:style-name="T48"> </text:span></text:p>
      <text:p text:style-name="P110"><text:span text:style-name="T48"><text:tab/><text:tab/><text:tab/><text:tab/><text:tab/></text:span><text:span text:style-name="T47">字段：任务开始时间 <text:s text:c="3"/>时间框（年月日时分秒），必填</text:span></text:p>
      <text:p text:style-name="P110"><text:span text:style-name="T47"><text:tab/><text:tab/><text:tab/><text:tab/><text:tab/>字段：任务结束时间 <text:s text:c="3"/>时间框（年月日时分秒），必填</text:span><text:span text:style-name="T48"> <text:s text:c="5"/></text:span></text:p>
      <text:p text:style-name="P234"/>
      <text:p text:style-name="P132"><text:span text:style-name="T48"><text:tab/><text:tab/><text:tab/></text:span><text:span text:style-name="T51">功能6：</text:span><text:span text:style-name="T84">查看详情 </text:span></text:p>
      <text:p text:style-name="P66"/>
      <text:p text:style-name="P21"><text:tab/><text:tab/><text:span text:style-name="T46">导航名5：我执行的任务</text:span></text:p>
      <text:p text:style-name="P67"><text:tab/><text:tab/><text:tab/> <text:s/>功能1：列表 <text:s text:c="2"/>（可搜索，根据部门搜索）</text:p>
      <text:p text:style-name="P68"><text:tab/><text:tab/><text:tab/><text:tab/><text:tab/>字段：地区</text:p>
      <text:p text:style-name="P69"><text:tab/><text:tab/><text:tab/><text:tab/><text:tab/>字段：项目组/部门</text:p>
      <text:p text:style-name="P69"><text:tab/><text:tab/><text:tab/><text:tab/><text:tab/>字段：任务类型</text:p>
      <text:p text:style-name="P69"><text:tab/><text:tab/><text:tab/><text:tab/><text:tab/>字段：项目名</text:p>
      <text:p text:style-name="P69"><text:tab/><text:tab/><text:tab/><text:tab/><text:tab/>字段：项目表</text:p>
      <text:p text:style-name="P69"><text:tab/><text:tab/><text:tab/><text:tab/><text:tab/>字段：任务名</text:p>
      <text:p text:style-name="P69"><text:tab/><text:tab/><text:tab/><text:tab/><text:tab/>字段：执行人</text:p>
      <text:p text:style-name="P68"><text:tab/><text:tab/><text:tab/><text:tab/><text:tab/>字段：下发人</text:p>
      <text:p text:style-name="P68"><text:tab/><text:tab/><text:tab/><text:tab/><text:tab/>字段：任务量</text:p>
      <text:p text:style-name="P69"><text:tab/><text:tab/><text:tab/><text:tab/><text:tab/>字段：确认状态</text:p>
      <text:p text:style-name="P69"><text:tab/><text:tab/><text:tab/><text:tab/><text:tab/>字段：完成状态</text:p>
      <text:p text:style-name="P69"><text:tab/><text:tab/><text:tab/><text:tab/><text:tab/>字段：优先级</text:p>
      <text:p text:style-name="P68"><text:tab/><text:tab/><text:tab/><text:tab/><text:tab/>字段：任务时长</text:p>
      <text:p text:style-name="P69"><text:tab/><text:tab/><text:tab/><text:tab/><text:tab/>字段：总需时长</text:p>
      <text:p text:style-name="P69"><text:tab/><text:tab/><text:tab/><text:tab/><text:tab/>字段：执行时长</text:p>
      <text:p text:style-name="P69"><text:tab/><text:tab/><text:tab/><text:tab/><text:tab/>字段：任务开始时间</text:p>
      <text:p text:style-name="P68"><text:tab/><text:tab/><text:tab/><text:tab/><text:tab/>字段：任务结束时间</text:p>
      <text:p text:style-name="P68"><text:tab/><text:tab/><text:tab/><text:tab/><text:tab/>字段：注意事项</text:p>
      <text:p text:style-name="P68"><text:tab/><text:tab/><text:tab/><text:tab/><text:tab/>字段：执行开始时间</text:p>
      <text:p text:style-name="P68"><text:tab/><text:tab/><text:tab/><text:tab/><text:tab/>字段：执行结束时间</text:p>
      <text:p text:style-name="P68"><text:tab/><text:tab/><text:tab/><text:tab/><text:tab/>字段：是否出现问题<text:tab/></text:p>
      <text:p text:style-name="P70"><text:tab/><text:tab/><text:tab/><text:tab/><text:tab/>字段：是否有附件</text:p>
      <text:p text:style-name="P70"><text:tab/><text:tab/><text:tab/><text:tab/><text:tab/>字段：是否上报</text:p>
      <text:p text:style-name="P70"><text:tab/><text:tab/><text:tab/><text:tab/><text:tab/>字段：<text:bookmark-start text:name="__DdeLink__6572_337001999"/>是否延期完成<text:bookmark-end text:name="__DdeLink__6572_337001999"/><text:tab/></text:p>
      <text:p text:style-name="P70"><text:tab/><text:tab/><text:tab/><text:tab/><text:tab/>字段：<text:bookmark-start text:name="__DdeLink__6575_337001999"/>延期时间<text:bookmark-end text:name="__DdeLink__6575_337001999"/></text:p>
      <text:p text:style-name="P70"><text:tab/><text:tab/><text:tab/><text:tab/><text:tab/>字段：上报原因</text:p>
      <text:p text:style-name="P70"><text:tab/><text:tab/><text:tab/><text:tab/><text:tab/>字段：是否发生费用报销</text:p>
      <text:p text:style-name="P68"><text:tab/><text:tab/><text:tab/><text:tab/><text:tab/>字段：任务工作总结</text:p>
      <text:p text:style-name="P70"><text:tab/><text:tab/><text:tab/><text:tab/><text:tab/>字段：工作效率</text:p>
      <text:p text:style-name="P70"/>
      <text:p text:style-name="P117"><text:soft-page-break/><text:span text:style-name="T77"><text:tab/><text:tab/><text:tab/>功能：</text:span><text:span text:style-name="T135">确认接收任务 <text:s text:c="5"/>选中一条记录按确认按钮</text:span></text:p>
      <text:p text:style-name="P239"><text:tab/><text:tab/><text:tab/></text:p>
      <text:p text:style-name="P239"><text:tab/><text:tab/><text:tab/></text:p>
      <text:p text:style-name="P239"/>
      <text:p text:style-name="P83"><text:tab/><text:tab/><text:tab/>功能：不<text:span text:style-name="T135">确认接收任务 <text:s text:c="5"/>编辑</text:span></text:p>
      <text:p text:style-name="P118"><text:span text:style-name="T84"><text:tab/><text:tab/><text:tab/><text:tab/>字段：</text:span><text:span text:style-name="T135">不确认理由 <text:s text:c="4"/>文本框，必填</text:span></text:p>
      <text:p text:style-name="P235"/>
      <text:p text:style-name="P70"/>
      <text:p text:style-name="P70"><text:tab/><text:tab/><text:tab/>功能2：上报任务 <text:s text:c="4"/>编辑</text:p>
      <text:p text:style-name="P71"><text:tab/><text:tab/><text:tab/><text:tab/><text:tab/>字段：是否延期完成 <text:s text:c="3"/>下拉框，必填</text:p>
      <text:p text:style-name="P71"><text:tab/><text:tab/><text:tab/><text:tab/><text:tab/>字段：延期时长 <text:s text:c="3"/>数字框，必填</text:p>
      <text:p text:style-name="P87"><text:tab/><text:tab/><text:tab/><text:tab/><text:tab/> 字段：延期时长时间类型 <text:s text:c="3"/>下拉框（分钟，小时，天）必填</text:p>
      <text:p text:style-name="P71"><text:tab/><text:tab/><text:tab/><text:tab/><text:tab/>字段：上报原因 <text:s text:c="3"/>文本框，必填</text:p>
      <text:p text:style-name="P71"/>
      <text:p text:style-name="P90"><text:tab/><text:tab/>再次分发<text:span text:style-name="T115">前需检测执行人的任务时长是否超过8小时 <text:s/></text:span><text:span text:style-name="T108">tasknode/v1/checkTime</text:span></text:p>
      <text:p text:style-name="P99"><text:tab/><text:tab/><text:tab/>超过8小时需弹出提示框：该执行人的当天任务时长已超过8小时，是否要<text:span text:style-name="T17">再次分发</text:span>？</text:p>
      <text:p text:style-name="P71"><text:tab/><text:tab/><text:tab/>功能3：再次分发 <text:s text:c="3"/>编辑</text:p>
      <text:p text:style-name="P92"><text:tab/><text:tab/><text:tab/><text:tab/><text:tab/>字段：执行人 <text:s text:c="3"/>下拉框，必填 <text:s text:c="3"/><text:span text:style-name="T125">tasknode/v1/users</text:span></text:p>
      <text:p text:style-name="P72"><text:tab/><text:tab/><text:tab/><text:tab/><text:tab/>字段：计划任务量 <text:s text:c="3"/>小数框，必填</text:p>
      <text:p text:style-name="P72"><text:tab/><text:tab/><text:tab/><text:tab/><text:tab/>字段：所需时长 <text:s text:c="3"/>小数框，必填</text:p>
      <text:p text:style-name="P88"><text:tab/><text:tab/><text:tab/><text:tab/><text:tab/>字段：所需时长时间类型 <text:s text:c="3"/>下拉框（分，时，天），必填</text:p>
      <text:p text:style-name="P72"><text:tab/><text:tab/><text:tab/><text:tab/><text:tab/>字段：任务开始时间 <text:s text:c="3"/>日期框（年月日时分秒），必填</text:p>
      <text:p text:style-name="P72"><text:tab/><text:tab/><text:tab/><text:tab/><text:tab/>字段：任务结束时间 <text:s text:c="3"/>日期框（年月日时分秒），必填</text:p>
      <text:p text:style-name="P72"><text:tab/><text:tab/><text:tab/><text:tab/><text:tab/>字段：任务备注 <text:s text:c="3"/>文本框，非必填</text:p>
      <text:p text:style-name="P72"><text:tab/><text:tab/><text:tab/><text:tab/><text:tab/>字段：任务是否拆分 <text:s text:c="2"/>下拉框，必填</text:p>
      <text:p text:style-name="P46"><text:span text:style-name="T9"><text:tab/><text:tab/><text:tab/><text:tab/><text:tab/>字段：拆分为（天） <text:s text:c="3"/>数字框</text:span><text:span text:style-name="T117">（该字段只有选了是才显示且必填，选了否不显示且不能填） </text:span><text:span text:style-name="T9"><text:s text:c="4"/></text:span></text:p>
      <text:p text:style-name="P72"/>
      <text:p text:style-name="P72"><text:tab/><text:tab/><text:tab/>功能4：填写任务完成情况 <text:s text:c="4"/>编辑</text:p>
      <text:p text:style-name="P73"><text:tab/><text:tab/><text:tab/><text:tab/><text:tab/>字段：任务类型 <text:s text:c="4"/>只读框</text:p>
      <text:p text:style-name="P74"><text:tab/><text:tab/><text:tab/><text:tab/><text:tab/>字段：任务名 <text:s text:c="5"/>只读框</text:p>
      <text:p text:style-name="P74"><text:tab/><text:tab/><text:tab/><text:tab/><text:tab/>字段：执行人<text:tab/><text:tab/>只读框</text:p>
      <text:p text:style-name="P74"><text:tab/><text:tab/><text:tab/><text:tab/><text:tab/>字段：下发人<text:tab/><text:tab/>只读框</text:p>
      <text:p text:style-name="P74"><text:tab/><text:tab/><text:tab/><text:tab/><text:tab/>字段：任务量 <text:s text:c="3"/>只读框</text:p>
      <text:p text:style-name="P73"><text:tab/><text:tab/><text:tab/><text:tab/><text:tab/>字段：完成状态 <text:s text:c="2"/>下拉框（已完成，未完成），必填<text:tab/></text:p>
      <text:p text:style-name="P74"><text:tab/><text:tab/><text:tab/><text:tab/><text:tab/>字段：总需时长 <text:s text:c="2"/>只读框</text:p>
      <text:p text:style-name="P73"><text:tab/><text:tab/><text:tab/><text:tab/><text:tab/>字段：执行时长 <text:s text:c="3"/>小数框，必填</text:p>
      <text:p text:style-name="P84"><text:tab/><text:tab/><text:tab/><text:tab/><text:tab/>字段：执行时长时间类型 <text:s text:c="3"/>下拉框（分，时，天），必填</text:p>
      <text:p text:style-name="P85"><text:tab/><text:tab/><text:tab/><text:tab/><text:tab/>字段：实际时长 <text:s text:c="3"/>小数框，必填</text:p>
      <text:p text:style-name="P85"><text:tab/><text:tab/><text:tab/><text:tab/><text:tab/>字段：实际时长时间类型 <text:s text:c="3"/>下拉框（分，时，天），必填</text:p>
      <text:p text:style-name="P85"><text:tab/><text:tab/><text:tab/><text:tab/><text:tab/>字段：<text:bookmark-start text:name="__DdeLink__6563_3370019991"/>未完成时长<text:bookmark-end text:name="__DdeLink__6563_3370019991"/> <text:s text:c="3"/>小数框，非必填</text:p>
      <text:p text:style-name="P85"><text:tab/><text:tab/><text:tab/><text:tab/><text:tab/>字段：未完成时长时间类型 <text:s text:c="3"/>下拉框（分，时，天），非必填</text:p>
      <text:p text:style-name="P85"><text:tab/><text:tab/><text:tab/><text:tab/><text:tab/>字段：<text:bookmark-start text:name="__DdeLink__6566_3370019991"/>完成时间<text:bookmark-end text:name="__DdeLink__6566_3370019991"/> <text:s text:c="2"/>时间框（年月日时分秒），非必填</text:p>
      <text:p text:style-name="P195"><text:tab/><text:tab/><text:tab/><text:tab/><text:tab/>字段：执行开始时间 <text:s text:c="4"/>日期框（年月日时分秒），必填</text:p>
      <text:p text:style-name="P86"><text:tab/><text:tab/><text:tab/><text:tab/><text:tab/>字段：执行结束时间 <text:s text:c="5"/>日期框（年月日时分秒），必填</text:p>
      <text:p text:style-name="P74"><text:tab/><text:tab/><text:tab/><text:tab/><text:tab/>字段：任务开始时间 <text:s text:c="3"/>只读框</text:p>
      <text:p text:style-name="P74"><text:tab/><text:tab/><text:tab/><text:tab/><text:tab/>字段：任务结束时间 <text:s text:c="4"/>只读框</text:p>
      <text:p text:style-name="P74"><text:tab/><text:tab/><text:tab/><text:tab/><text:tab/>字段：注意事项<text:tab/><text:tab/>只读框</text:p>
      <text:p text:style-name="P73"><text:tab/><text:tab/><text:tab/><text:tab/><text:tab/>字段：附件操作（上传附件）</text:p>
      <text:p text:style-name="P73"><text:tab/><text:tab/><text:tab/><text:tab/><text:tab/>字段：附件列表 <text:s text:c="12"/>（附件这里可参照旧issp的任务分配）</text:p>
      <text:p text:style-name="P74"><text:tab/><text:tab/><text:tab/><text:tab/><text:tab/>字段：是否发生费用报销 <text:s text:c="2"/>下拉框，必填</text:p>
      <text:p text:style-name="P73"><text:tab/><text:tab/><text:tab/><text:tab/><text:tab/>字段：<text:bookmark-start text:name="__DdeLink__6578_337001999"/><text:bookmark-start text:name="__DdeLink__6581_337001999"/>任务工作总结<text:bookmark-end text:name="__DdeLink__6578_337001999"/><text:bookmark-end text:name="__DdeLink__6581_337001999"/> <text:s text:c="3"/>文本框，必填</text:p>
      <text:p text:style-name="P76"><text:tab/><text:tab/><text:tab/><text:tab/><text:tab/>字段：是否出现问题<text:tab/> <text:s text:c="4"/>下拉框，必填</text:p>
      <text:p text:style-name="P94"><text:soft-page-break/><text:span text:style-name="T121"><text:tab/><text:tab/><text:tab/><text:tab/>（</text:span><text:span text:style-name="T122">以下字段</text:span><text:span text:style-name="T121">选择是后才出现，且必填，可一组一组地添加和删除）</text:span></text:p>
      <text:p text:style-name="P121"><text:span text:style-name="T77"><text:tab/><text:tab/><text:tab/><text:tab/><text:tab/><text:tab/>字段：</text:span><text:span text:style-name="T131">问题审核人 <text:s text:c="2"/></text:span><text:span text:style-name="T77"><text:s/>下拉框（可编辑） ，必填 <text:s text:c="2"/></text:span><text:span text:style-name="T38">tasknode/v1/users</text:span></text:p>
      <text:p text:style-name="P121"><text:span text:style-name="T77"><text:tab/><text:tab/><text:tab/><text:tab/><text:tab/><text:tab/>字段：受理人</text:span><text:span text:style-name="T84"> <text:s text:c="2"/></text:span><text:span text:style-name="T77"><text:s/>下拉框（可编辑） ，必填 <text:s text:c="3"/></text:span><text:span text:style-name="T38">tasknode/v1/users</text:span></text:p>
      <text:p text:style-name="P94"><text:span text:style-name="T128"><text:tab/><text:tab/><text:tab/><text:tab/><text:tab/><text:tab/>字段：事件</text:span><text:span text:style-name="T131"> <text:s text:c="2"/></text:span><text:span text:style-name="T128"><text:s/>文本框 ，必填</text:span></text:p>
      <text:p text:style-name="P94"><text:span text:style-name="T128"><text:tab/><text:tab/><text:tab/><text:tab/><text:tab/><text:tab/>字段：问题描述</text:span><text:span text:style-name="T131"> <text:s/></text:span><text:span text:style-name="T128"><text:s/>文本框 ，必填</text:span></text:p>
      <text:p text:style-name="P94"><text:span text:style-name="T128"><text:tab/><text:tab/><text:tab/><text:tab/><text:tab/><text:tab/>字段：问题类型</text:span><text:span text:style-name="T131"> <text:s/></text:span><text:span text:style-name="T128"><text:s/>文本框 ，必填</text:span></text:p>
      <text:p text:style-name="P94"><text:span text:style-name="T128"><text:tab/><text:tab/><text:tab/><text:tab/><text:tab/><text:tab/>字段：期望处理</text:span><text:span text:style-name="T129">时间</text:span><text:span text:style-name="T131"> </text:span><text:span text:style-name="T128"><text:s/>日期框（年月日时分秒） ，必填</text:span></text:p>
      <text:p text:style-name="P93"><text:tab/><text:tab/><text:tab/><text:tab/><text:tab/><text:tab/>字段：协助部门 <text:s text:c="3"/>下拉框（可编辑） ，必填 <text:s text:c="2"/><text:span text:style-name="T125">project/v1/departs</text:span></text:p>
      <text:p text:style-name="P120"><text:span text:style-name="T77"><text:tab/><text:tab/><text:tab/><text:tab/><text:tab/><text:tab/>字段：</text:span><text:span text:style-name="T130">协助模块</text:span><text:span text:style-name="T77"> <text:s text:c="2"/>文本框 ，必填</text:span></text:p>
      <text:p text:style-name="P73"/>
      <text:p text:style-name="P22"><text:span text:style-name="T46"><text:tab/></text:span><text:span text:style-name="T55">导航下拉名_3:汇总管理</text:span></text:p>
      <text:p text:style-name="P48"><text:tab/><text:tab/><text:tab/>导航名1：<text:bookmark-start text:name="__DdeLink__2063_426635564"/><text:bookmark-start text:name="__DdeLink__2042_1714894498"/>完成情况汇总<text:bookmark-end text:name="__DdeLink__2063_426635564"/><text:bookmark-end text:name="__DdeLink__2042_1714894498"/></text:p>
      <text:p text:style-name="P52"><text:tab/><text:tab/><text:tab/><text:tab/>功能：汇总 </text:p>
      <text:p text:style-name="P52"><text:s text:c="2"/></text:p>
      <text:p text:style-name="P48"><text:tab/><text:tab/><text:tab/>非必填下拉框：（整体汇总，项目组/部门汇总，个人汇总），默认为部门汇总 </text:p>
      <text:p text:style-name="P133"><text:span text:style-name="T80"><text:tab/><text:tab/><text:tab/></text:span><text:span text:style-name="T86">项目表 <text:s text:c="3"/>下拉框，</text:span><text:span text:style-name="T87">可多选，非必填 <text:s text:c="7"/></text:span><text:span text:style-name="T40">tasknode/</text:span><text:span text:style-name="T134">v1/count/tables</text:span></text:p>
      <text:p text:style-name="P48"><text:tab/><text:tab/><text:tab/>必填选项：开始时间 <text:s text:c="2"/>时间框（年月日）</text:p>
      <text:p text:style-name="P48"><text:tab/><text:tab/><text:tab/><text:tab/><text:tab/> <text:s/>结束时间 <text:s text:c="3"/>时间框（年月日）</text:p>
      <text:p text:style-name="P51"><text:tab/><text:tab/><text:tab/><text:tab/></text:p>
      <text:p text:style-name="P52"><text:tab/><text:tab/><text:tab/><text:tab/>以下字段如果是<text:span text:style-name="T105">’整体汇总’<text:tab/></text:span><text:span text:style-name="T106">就非必填，如果是</text:span> 项目组/部门汇总，个人汇总<text:span text:style-name="T105">就必填</text:span></text:p>
      <text:p text:style-name="P134"><text:span text:style-name="T71"><text:tab/><text:tab/><text:tab/><text:tab/><text:tab/>地区 <text:s text:c="2"/>下拉框，可多选 <text:s text:c="4"/></text:span><text:span text:style-name="T40">project/v1/areas</text:span></text:p>
      <text:p text:style-name="P135"><text:span text:style-name="T68"><text:tab/><text:tab/><text:tab/><text:tab/><text:tab/></text:span><text:span text:style-name="T110">项目组</text:span><text:span text:style-name="T109">/</text:span><text:span text:style-name="T110">部门 <text:s text:c="3"/>下拉框，可多选 <text:s text:c="7"/></text:span><text:span text:style-name="T39">project/v1/departs</text:span></text:p>
      <text:p text:style-name="P136"><text:span text:style-name="T110"><text:tab/><text:tab/><text:tab/><text:tab/><text:tab/>员工 <text:s text:c="4"/>下拉框，可多选（该字段为个人汇总才显示必填） <text:s text:c="3"/></text:span><text:span text:style-name="T39">tasknode/</text:span><text:span text:style-name="T133">v1/names</text:span><text:span text:style-name="T110"> <text:s text:c="4"/></text:span></text:p>
      <text:p text:style-name="P48"/>
      <text:p text:style-name="P49"><text:tab/><text:tab/><text:tab/><text:tab/>字段：地区</text:p>
      <text:p text:style-name="P49"><text:tab/><text:tab/><text:tab/><text:tab/>字段：<text:bookmark-start text:name="__DdeLink__2045_1714894498"/>项目组/部门<text:bookmark-end text:name="__DdeLink__2045_1714894498"/></text:p>
      <text:p text:style-name="P49"><text:tab/><text:tab/><text:tab/><text:tab/>字段：项目表</text:p>
      <text:p text:style-name="P49"><text:tab/><text:tab/><text:tab/><text:tab/>字段：任务类型</text:p>
      <text:p text:style-name="P49"><text:tab/><text:tab/><text:tab/><text:tab/>字段：计划任务量</text:p>
      <text:p text:style-name="P49"><text:tab/><text:tab/><text:tab/><text:tab/>字段：完成任务量</text:p>
      <text:p text:style-name="P49"><text:tab/><text:tab/><text:tab/><text:tab/>字段：未完成量</text:p>
      <text:p text:style-name="P49"><text:tab/><text:tab/><text:tab/><text:tab/>字段：计划总工时<text:span text:style-name="T143">(小时)</text:span></text:p>
      <text:p text:style-name="P50"><text:tab/><text:tab/><text:tab/><text:tab/>字段：已完成工时<text:span text:style-name="T143">(小时)</text:span></text:p>
      <text:p text:style-name="P50"><text:tab/><text:tab/><text:tab/><text:tab/>字段：未完成工时<text:span text:style-name="T143">(小时)</text:span></text:p>
      <text:p text:style-name="P50"><text:tab/><text:tab/><text:tab/><text:tab/>字段：上报未完成工时<text:span text:style-name="T143">(小时)</text:span></text:p>
      <text:p text:style-name="P50"><text:tab/><text:tab/><text:tab/><text:tab/>字段：未上报未完成工时<text:span text:style-name="T143">(小时)</text:span></text:p>
      <text:p text:style-name="P23"><text:span text:style-name="T55"><text:tab/><text:tab/><text:tab/></text:span><text:span text:style-name="T64">注意：如果是个人汇总加上字段：姓名</text:span></text:p>
      <text:p text:style-name="P96"/>
      <text:p text:style-name="P111"><text:span text:style-name="T62"><text:tab/><text:tab/><text:tab/>导航名2：</text:span><text:bookmark-start text:name="__DdeLink__2060_426635564"/><text:span text:style-name="T63">分</text:span><text:span text:style-name="T92">配及确认汇总</text:span><text:bookmark-end text:name="__DdeLink__2060_426635564"/></text:p>
      <text:p text:style-name="P129"><text:tab/><text:tab/><text:tab/><text:tab/>功能：汇总</text:p>
      <text:p text:style-name="P140"><text:span text:style-name="T92"><text:tab/><text:tab/></text:span><text:span text:style-name="T53">非必填下拉框：（整体汇总，项目组/部门汇总，个人汇总），默认为部门汇总 </text:span></text:p>
      <text:p text:style-name="P55"><text:tab/><text:tab/><text:tab/><text:span text:style-name="T140">项目表 <text:s text:c="3"/>下拉框，</text:span><text:span text:style-name="T141">可多选，非必填 <text:s text:c="3"/></text:span><text:span text:style-name="T126">tasknode/</text:span><text:span text:style-name="T134">v1/count/tables</text:span></text:p>
      <text:p text:style-name="P53"><text:tab/><text:tab/><text:tab/>必填选项：开始时间 <text:s text:c="2"/>时间框（年月日）</text:p>
      <text:p text:style-name="P53"><text:tab/><text:tab/><text:tab/><text:tab/><text:tab/> <text:s/>结束时间 <text:s text:c="3"/>时间框（年月日）</text:p>
      <text:p text:style-name="P53"><text:tab/><text:tab/><text:tab/><text:tab/></text:p>
      <text:p text:style-name="P53"><text:tab/><text:tab/><text:tab/><text:tab/>以下字段如果是<text:span text:style-name="T105">’整体汇总’<text:tab/></text:span><text:span text:style-name="T106">就非必填，如果是</text:span> 项目组/部门汇总，个人汇总<text:span text:style-name="T105">就必填</text:span></text:p>
      <text:p text:style-name="P56"><text:span text:style-name="T105"><text:tab/><text:tab/><text:tab/><text:tab/><text:tab/>地区 <text:s text:c="2"/>下拉框，可多选 <text:s text:c="2"/></text:span><text:span text:style-name="T126">project/v1/areas</text:span></text:p>
      <text:p text:style-name="P137"><text:span text:style-name="T68"><text:tab/><text:tab/><text:tab/><text:tab/><text:tab/></text:span><text:span text:style-name="T110">项目组</text:span><text:span text:style-name="T109">/</text:span><text:span text:style-name="T110">部门 <text:s text:c="3"/>下拉框，可多选 <text:s text:c="2"/></text:span><text:span text:style-name="T39">project/v1/departs</text:span></text:p>
      <text:p text:style-name="P138"><text:span text:style-name="T69"><text:tab/><text:tab/><text:tab/><text:tab/><text:tab/>员工 <text:s text:c="4"/>下拉框，可多选（该字段为个人汇总才显示必填） <text:s text:c="2"/></text:span><text:span text:style-name="T39">tasknode/</text:span><text:span text:style-name="T88">v1/names</text:span></text:p>
      <text:p text:style-name="P58"/>
      <text:p text:style-name="P58"><text:tab/><text:tab/><text:tab/><text:tab/>字段：地区</text:p>
      <text:p text:style-name="P58"><text:tab/><text:tab/><text:tab/><text:tab/>字段：项目组/部门</text:p>
      <text:p text:style-name="P59"><text:soft-page-break/><text:tab/><text:tab/><text:tab/><text:tab/><text:span text:style-name="T1">字段：项目表</text:span></text:p>
      <text:p text:style-name="P58"><text:tab/><text:tab/><text:tab/><text:tab/>字段：任务类型</text:p>
      <text:p text:style-name="P58"><text:tab/><text:tab/><text:tab/><text:tab/>字段：已分配</text:p>
      <text:p text:style-name="P58"><text:tab/><text:tab/><text:tab/><text:tab/>字段：未分配</text:p>
      <text:p text:style-name="P58"><text:tab/><text:tab/><text:tab/><text:tab/>字段：确认接收量</text:p>
      <text:p text:style-name="P58"><text:tab/><text:tab/><text:tab/><text:tab/>字段：未接收任务量</text:p>
      <text:p text:style-name="P58"><text:tab/><text:tab/><text:tab/><text:tab/>字段：待确认接收量</text:p>
      <text:p text:style-name="P24"><text:span text:style-name="T57"><text:tab/><text:tab/><text:tab/></text:span><text:span text:style-name="T64">注意：如果是个人汇总加上字段：姓名</text:span></text:p>
      <text:p text:style-name="P97"/>
      <text:p text:style-name="P112"><text:span text:style-name="T62"><text:tab/><text:tab/>导航3：</text:span><text:bookmark-start text:name="__DdeLink__2057_426635564"/><text:span text:style-name="T63">人</text:span><text:span text:style-name="T92">员标准工时汇总</text:span><text:bookmark-end text:name="__DdeLink__2057_426635564"/></text:p>
      <text:p text:style-name="P155"><text:span text:style-name="T64"><text:tab/><text:tab/><text:tab/><text:tab/></text:span><text:span text:style-name="T63">功能1：汇总</text:span></text:p>
      <text:p text:style-name="P141"><text:span text:style-name="T92"><text:tab/><text:tab/></text:span><text:span text:style-name="T53">非必填下拉框：（整体汇总，项目组/部门汇总），默认为部门汇总 </text:span></text:p>
      <text:p text:style-name="P54"><text:tab/><text:tab/><text:tab/>必填选项：开始时间 <text:s text:c="2"/>时间框（年月日）</text:p>
      <text:p text:style-name="P54"><text:tab/><text:tab/><text:tab/><text:tab/><text:tab/> <text:s/>结束时间 <text:s text:c="3"/>时间框（年月日）</text:p>
      <text:p text:style-name="P54"><text:tab/><text:tab/><text:tab/><text:tab/></text:p>
      <text:p text:style-name="P54"><text:tab/><text:tab/><text:tab/><text:tab/>以下字段如果是<text:span text:style-name="T105">’整体汇总’<text:tab/></text:span><text:span text:style-name="T106">就非必填，如果是</text:span> 项目组/部门汇总<text:span text:style-name="T105">就必填</text:span></text:p>
      <text:p text:style-name="P57"><text:span text:style-name="T105"><text:tab/><text:tab/><text:tab/><text:tab/><text:tab/>地区 <text:s text:c="2"/>下拉框，可多选 <text:s text:c="2"/></text:span><text:span text:style-name="T126">project/v1/areas</text:span></text:p>
      <text:p text:style-name="P139"><text:span text:style-name="T68"><text:tab/><text:tab/><text:tab/><text:tab/><text:tab/></text:span><text:span text:style-name="T69">项目组</text:span><text:span text:style-name="T70">/</text:span><text:span text:style-name="T69">部门 <text:s text:c="3"/>下拉框，可多选 <text:s text:c="3"/></text:span><text:span text:style-name="T39">project/v1/departs</text:span></text:p>
      <text:p text:style-name="P171"/>
      <text:p text:style-name="P171"><text:tab/><text:tab/><text:tab/><text:tab/>字段：地区</text:p>
      <text:p text:style-name="P172"><text:tab/><text:tab/><text:tab/><text:tab/>字段：项目组/部门</text:p>
      <text:p text:style-name="P173"><text:tab/><text:tab/><text:tab/><text:tab/>字段：无差异人数 <text:s text:c="2"/></text:p>
      <text:p text:style-name="P174"><text:tab/><text:tab/><text:tab/><text:tab/>字段：有差异人数 <text:s text:c="2"/></text:p>
      <text:p text:style-name="P174"/>
      <text:p text:style-name="P174"><text:tab/><text:tab/><text:tab/> <text:s text:c="2"/>功能2：<text:bookmark-start text:name="__DdeLink__2048_426635564"/>个人汇总<text:bookmark-end text:name="__DdeLink__2048_426635564"/></text:p>
      <text:p text:style-name="P163"><text:span text:style-name="T58"><text:tab/><text:tab/><text:tab/><text:tab/><text:tab/></text:span><text:span text:style-name="T56">必填选项：</text:span></text:p>
      <text:p text:style-name="P245"><text:tab/><text:tab/><text:tab/><text:tab/><text:tab/><text:tab/>开始时间 <text:s text:c="2"/>时间框（年月日）</text:p>
      <text:p text:style-name="P175"><text:tab/><text:tab/><text:tab/><text:tab/><text:tab/> <text:s/><text:tab/>结束时间 <text:s text:c="3"/>时间框（年月日）</text:p>
      <text:p text:style-name="P177"><text:tab/><text:tab/><text:tab/><text:tab/><text:tab/><text:tab/>地区 <text:s/>可多选 <text:s text:c="3"/><text:span text:style-name="T124">project/v1/areas</text:span></text:p>
      <text:p text:style-name="P214"><text:span text:style-name="T78"><text:tab/><text:tab/><text:tab/><text:tab/><text:tab/><text:tab/></text:span><text:span text:style-name="T135">项目组</text:span><text:span text:style-name="T132">/</text:span><text:span text:style-name="T135">部门 <text:s/></text:span><text:span text:style-name="T140"><text:s/></text:span><text:span text:style-name="T78">可多选 <text:s text:c="2"/></text:span><text:span text:style-name="T39">project/v1/departs</text:span></text:p>
      <text:p text:style-name="P215"><text:span text:style-name="T78"><text:tab/><text:tab/><text:tab/><text:tab/><text:tab/><text:tab/>员工 <text:s text:c="2"/>可多选 <text:s text:c="3"/></text:span><text:span text:style-name="T39">tasknode/</text:span><text:span text:style-name="T88">v1/names</text:span></text:p>
      <text:p text:style-name="P175"/>
      <text:p text:style-name="P176"><text:tab/><text:tab/><text:tab/><text:tab/>字段：地区</text:p>
      <text:p text:style-name="P176"><text:tab/><text:tab/><text:tab/><text:tab/>字段：<text:bookmark-start text:name="__DdeLink__2051_426635564"/>项目组/部门<text:bookmark-end text:name="__DdeLink__2051_426635564"/></text:p>
      <text:p text:style-name="P176"><text:tab/><text:tab/><text:tab/><text:tab/>字段：姓名</text:p>
      <text:p text:style-name="P176"><text:tab/><text:tab/><text:tab/><text:tab/>字段：<text:bookmark-start text:name="__DdeLink__2054_426635564"/>工时差异（小时）<text:bookmark-end text:name="__DdeLink__2054_426635564"/></text:p>
      <text:p text:style-name="P176"/>
      <text:p text:style-name="P156"><text:span text:style-name="T58"><text:tab/></text:span><text:span text:style-name="T56">导航下拉名_4:设置</text:span></text:p>
      <text:p text:style-name="P178"><text:tab/><text:tab/><text:tab/>导航名1：<text:bookmark-start text:name="__DdeLink__2106_719412100"/>标准工时设置<text:bookmark-end text:name="__DdeLink__2106_719412100"/></text:p>
      <text:p text:style-name="P178"><text:tab/><text:tab/><text:tab/><text:tab/>功能：列表</text:p>
      <text:p text:style-name="P178"><text:tab/><text:tab/><text:tab/><text:tab/><text:tab/>字段：地区</text:p>
      <text:p text:style-name="P179"><text:tab/><text:tab/><text:tab/><text:tab/><text:tab/>字段：项目组/部门</text:p>
      <text:p text:style-name="P178"><text:tab/><text:tab/><text:tab/><text:tab/><text:tab/>字段：用于对象</text:p>
      <text:p text:style-name="P178"><text:tab/><text:tab/><text:tab/><text:tab/><text:tab/>字段：标准类型</text:p>
      <text:p text:style-name="P178"><text:tab/><text:tab/><text:tab/><text:tab/><text:tab/>字段：标准工时</text:p>
      <text:p text:style-name="P180"><text:tab/><text:tab/><text:tab/><text:tab/><text:tab/>字段：提醒频率 <text:s text:c="2"/></text:p>
      <text:p text:style-name="P180"><text:tab/><text:tab/><text:tab/><text:tab/><text:tab/>字段：提醒间隔 <text:s text:c="3"/></text:p>
      <text:p text:style-name="P180"><text:tab/><text:tab/><text:tab/><text:tab/><text:tab/>字段：开始提醒时间 <text:s text:c="2"/></text:p>
      <text:p text:style-name="P180"><text:tab/><text:tab/><text:tab/><text:tab/><text:tab/>字段：上次提醒时间</text:p>
      <text:p text:style-name="P180"><text:tab/><text:tab/><text:tab/><text:tab/><text:tab/>字段：提醒对象 <text:s/></text:p>
      <text:p text:style-name="P178"><text:soft-page-break/><text:tab/><text:tab/><text:tab/><text:tab/><text:tab/>字段：制定人</text:p>
      <text:p text:style-name="P178"><text:tab/><text:tab/><text:tab/><text:tab/><text:tab/>字段：制定日期</text:p>
      <text:p text:style-name="P180"><text:tab/><text:tab/><text:tab/><text:tab/><text:tab/>字段：状态</text:p>
      <text:p text:style-name="P178"/>
      <text:p text:style-name="P178"/>
      <text:p text:style-name="P178"><text:tab/><text:tab/><text:tab/><text:tab/>功能：添加 <text:s text:c="4"/>编辑</text:p>
      <text:p text:style-name="P188"><text:tab/><text:tab/><text:tab/><text:tab/><text:tab/>字段：地区 <text:s text:c="4"/>下拉框，必填，可编辑 <text:s text:c="2"/><text:span text:style-name="T124">project/v1/areas</text:span></text:p>
      <text:p text:style-name="P189"><text:tab/><text:tab/><text:tab/><text:tab/><text:tab/>字段：项目组/部门 <text:s text:c="4"/>下拉框，必填，可编辑 <text:s/><text:span text:style-name="T128"><text:s/></text:span><text:span text:style-name="T124">project/v1/departs</text:span></text:p>
      <text:p text:style-name="P216"><text:span text:style-name="T54"><text:tab/><text:tab/><text:tab/><text:tab/><text:tab/>字段：用于对象 <text:s text:c="3"/>下拉框（全体</text:span><text:span text:style-name="T12">，部门，个人</text:span><text:span text:style-name="T54">），必填</text:span></text:p>
      <text:p text:style-name="P157"><text:span text:style-name="T56"><text:tab/><text:tab/><text:tab/><text:tab/><text:tab/>字段：标准类型 <text:s text:c="3"/>下拉框（日工时标准</text:span><text:span text:style-name="T49">，周</text:span><text:span text:style-name="T56">工时标准</text:span><text:span text:style-name="T49">，月</text:span><text:span text:style-name="T56">工时标准），必填</text:span></text:p>
      <text:p text:style-name="P181"><text:tab/><text:tab/><text:tab/><text:tab/><text:tab/>字段：标准工时 <text:s text:c="3"/>小数框，必填</text:p>
      <text:p text:style-name="P181"><text:tab/><text:tab/><text:tab/><text:tab/><text:tab/>字段：是否提醒本部门所有人 <text:s text:c="3"/>下拉框，必填</text:p>
      <text:p text:style-name="P181"><text:tab/><text:tab/><text:tab/><text:tab/><text:tab/>字段：提醒频率 <text:s text:c="2"/>数字框，非必填</text:p>
      <text:p text:style-name="P181"><text:tab/><text:tab/><text:tab/><text:tab/><text:tab/>字段：提醒间隔 <text:s text:c="3"/>下拉框（分，时，天，周，月），非必填</text:p>
      <text:p text:style-name="P181"><text:tab/><text:tab/><text:tab/><text:tab/><text:tab/>字段：开始提醒时间 <text:s text:c="2"/>日期框（年月日时分秒） 必填</text:p>
      <text:p text:style-name="P181"><text:tab/><text:tab/><text:tab/><text:tab/><text:tab/>字段：提醒对象 <text:s/>下拉框，可多选，必填</text:p>
      <text:p text:style-name="P181"><text:tab/><text:tab/><text:tab/><text:tab/><text:tab/>字段：状态 <text:s text:c="4"/>下拉框（启用，禁用） <text:s/>必填</text:p>
      <text:p text:style-name="P181"/>
      <text:p text:style-name="P182"><text:tab/><text:tab/><text:tab/><text:tab/>功能：编辑 <text:s text:c="4"/>编辑</text:p>
      <text:p text:style-name="P182"><text:tab/><text:tab/><text:tab/><text:tab/><text:tab/>字段：地区 <text:s text:c="4"/>下拉框，必填，可编辑</text:p>
      <text:p text:style-name="P182"><text:tab/><text:tab/><text:tab/><text:tab/><text:tab/>字段：项目组/部门 <text:s text:c="4"/>下拉框，必填，可编辑</text:p>
      <text:p text:style-name="P207"><text:span text:style-name="T54"><text:tab/><text:tab/><text:tab/><text:tab/><text:tab/>字段：用于对象 <text:s text:c="3"/>下拉框（</text:span><text:span text:style-name="T49">公</text:span><text:span text:style-name="T12">司员工，部门，个人</text:span><text:span text:style-name="T54">），必填</text:span></text:p>
      <text:p text:style-name="P158"><text:span text:style-name="T56"><text:tab/><text:tab/><text:tab/><text:tab/><text:tab/>字段：标准类型 <text:s text:c="3"/>下拉框（日工时标准</text:span><text:span text:style-name="T49">，周</text:span><text:span text:style-name="T56">工时标准</text:span><text:span text:style-name="T49">，月</text:span><text:span text:style-name="T56">工时标准），必填</text:span></text:p>
      <text:p text:style-name="P182"><text:tab/><text:tab/><text:tab/><text:tab/><text:tab/>字段：标准工时 <text:s text:c="3"/>小数框，必填</text:p>
      <text:p text:style-name="P182"><text:tab/><text:tab/><text:tab/><text:tab/><text:tab/>字段：<text:bookmark-start text:name="__DdeLink__3841_337001999"/>是否提醒本部门所有人<text:bookmark-end text:name="__DdeLink__3841_337001999"/> <text:s text:c="3"/>下拉框，必填</text:p>
      <text:p text:style-name="P183"><text:tab/><text:tab/><text:tab/><text:tab/><text:tab/>字段：提醒频率 <text:s text:c="2"/>数字框，非必填</text:p>
      <text:p text:style-name="P183"><text:tab/><text:tab/><text:tab/><text:tab/><text:tab/>字段：<text:bookmark-start text:name="__DdeLink__3844_337001999"/>提醒间隔<text:bookmark-end text:name="__DdeLink__3844_337001999"/> <text:s text:c="3"/>下拉框（分，时，天，周，月），非必填</text:p>
      <text:p text:style-name="P182"><text:tab/><text:tab/><text:tab/><text:tab/><text:tab/>字段：开始提醒时间 <text:s text:c="2"/>日期框（年月日时分秒） 必填</text:p>
      <text:p text:style-name="P182"><text:tab/><text:tab/><text:tab/><text:tab/><text:tab/>字段：提醒对象 <text:s/>下拉框，可多选，必填</text:p>
      <text:p text:style-name="P182"><text:tab/><text:tab/><text:tab/><text:tab/><text:tab/>字段：状态 <text:s text:c="4"/>下拉框（启用，禁用） <text:s/>必填</text:p>
      <text:p text:style-name="P182"><text:tab/></text:p>
      <text:p text:style-name="P182"><text:tab/><text:tab/><text:tab/><text:tab/>功能：删除 <text:s text:c="3"/></text:p>
      <text:p text:style-name="P182"/>
      <text:p text:style-name="P184"><text:tab/><text:tab/></text:p>
      <text:p text:style-name="P217"><text:span text:style-name="T54"><text:tab/><text:tab/>导航名2：</text:span><text:span text:style-name="T50">分配及确认汇总设置</text:span></text:p>
      <text:p text:style-name="P185"><text:tab/><text:tab/><text:tab/><text:tab/>功能：列表</text:p>
      <text:p text:style-name="P185"><text:tab/><text:tab/><text:tab/><text:tab/><text:tab/>字段：汇总表名称</text:p>
      <text:p text:style-name="P186"><text:tab/><text:tab/><text:tab/><text:tab/><text:tab/>字段：汇总对象</text:p>
      <text:p text:style-name="P185"><text:tab/><text:tab/><text:tab/><text:tab/><text:tab/>字段：汇总个人</text:p>
      <text:p text:style-name="P185"><text:tab/><text:tab/><text:tab/><text:tab/><text:tab/>字段：地区</text:p>
      <text:p text:style-name="P185"><text:tab/><text:tab/><text:tab/><text:tab/><text:tab/>字段：项目组</text:p>
      <text:p text:style-name="P185"><text:tab/><text:tab/><text:tab/><text:tab/><text:tab/>字段：项目</text:p>
      <text:p text:style-name="P185"><text:tab/><text:tab/><text:tab/><text:tab/><text:tab/>字段：项目表 <text:s text:c="2"/></text:p>
      <text:p text:style-name="P186"><text:tab/><text:tab/><text:tab/><text:tab/><text:tab/>字段：提醒间隔 <text:s/></text:p>
      <text:p text:style-name="P186"><text:tab/><text:tab/><text:tab/><text:tab/><text:tab/>字段：提醒频率</text:p>
      <text:p text:style-name="P186"><text:tab/><text:tab/><text:tab/><text:tab/><text:tab/>字段：设置时间</text:p>
      <text:p text:style-name="P186"><text:tab/><text:tab/><text:tab/><text:tab/><text:tab/>字段：上次发送时间 </text:p>
      <text:p text:style-name="P185"><text:tab/><text:tab/><text:tab/><text:tab/><text:tab/>字段：通报对象 <text:s text:c="2"/></text:p>
      <text:p text:style-name="P185"><text:tab/><text:tab/><text:tab/><text:tab/><text:tab/>字段：通报部门</text:p>
      <text:p text:style-name="P185"><text:tab/><text:tab/><text:tab/><text:tab/><text:tab/>字段：通报个人 <text:s/></text:p>
      <text:p text:style-name="P185"><text:tab/><text:tab/><text:tab/><text:tab/><text:tab/>字段：汇总频率</text:p>
      <text:p text:style-name="P185"><text:tab/><text:tab/><text:tab/><text:tab/><text:tab/>字段：汇总开始时间</text:p>
      <text:p text:style-name="P185"><text:tab/><text:tab/><text:tab/><text:tab/><text:tab/>字段：汇总结束时间</text:p>
      <text:p text:style-name="P185"><text:soft-page-break/><text:tab/><text:tab/><text:tab/><text:tab/><text:tab/>字段：创建人</text:p>
      <text:p text:style-name="P185"><text:tab/><text:tab/><text:tab/><text:tab/><text:tab/>字段：状态</text:p>
      <text:p text:style-name="P209"><text:span text:style-name="T79"><text:tab/><text:tab/><text:tab/><text:tab/><text:tab/>字段：</text:span><text:span text:style-name="T136">备注</text:span></text:p>
      <text:p text:style-name="P250"/>
      <text:p text:style-name="P209"><text:span text:style-name="T136"><text:tab/><text:tab/><text:tab/></text:span><text:span text:style-name="T18">功能：添加 <text:s text:c="11"/>编辑</text:span></text:p>
      <text:p text:style-name="P252"><text:tab/><text:tab/><text:tab/><text:tab/>字段：汇总表名称 <text:s text:c="7"/>文本框，必填</text:p>
      <text:p text:style-name="P253"><text:tab/><text:tab/><text:tab/><text:tab/>字段：汇总对象 <text:s text:c="7"/>下拉框（整体汇总，项目组/部门汇总，个人汇总），必填</text:p>
      <text:p text:style-name="P211"><text:span text:style-name="T137"><text:tab/><text:tab/><text:tab/></text:span><text:span text:style-name="T112">如果汇总对象选的不是整体汇总，以下字段为必填：</text:span></text:p>
      <text:p text:style-name="P218"><text:span text:style-name="T148"><text:tab/><text:tab/><text:tab/><text:tab/><text:tab/>字段：地区 <text:s text:c="5"/>下拉框，可多选 <text:s text:c="2"/></text:span><text:span text:style-name="T41">project/v1/areas</text:span></text:p>
      <text:p text:style-name="P219"><text:span text:style-name="T148"><text:tab/><text:tab/><text:tab/><text:tab/><text:tab/>字段：项目组 <text:s text:c="5"/>下拉框，可多选 <text:s text:c="2"/></text:span><text:span text:style-name="T41">project/v1/departs</text:span></text:p>
      <text:p text:style-name="P224"><text:span text:style-name="T147"><text:tab/><text:tab/><text:tab/><text:tab/><text:tab/></text:span><text:span text:style-name="T153">字段：项目 <text:s text:c="5"/>下拉框，可多选 <text:s text:c="3"/><text:tab/> </text:span><text:span text:style-name="T156">tasknode/</text:span><text:span text:style-name="T155">v1/projects</text:span></text:p>
      <text:p text:style-name="P226"><text:span text:style-name="T81"><text:tab/><text:tab/><text:tab/><text:tab/><text:tab/></text:span><text:span text:style-name="T82">字段：项目表 <text:s text:c="5"/>下拉框，可多选 <text:s text:c="3"/></text:span><text:span text:style-name="T59">tasknode/v1/</text:span><text:span text:style-name="T157">tables</text:span></text:p>
      <text:p text:style-name="P227"><text:span text:style-name="T82"><text:tab/><text:tab/><text:tab/><text:tab/><text:tab/>字段：汇总个人 <text:s text:c="5"/>下拉框，可多选（该字段选择是个人汇总才显示） <text:s text:c="2"/><text:tab/><text:tab/><text:tab/></text:span><text:span text:style-name="T59">tasknode/v1/</text:span><text:span text:style-name="T157">names</text:span></text:p>
      <text:p text:style-name="P197"><text:span text:style-name="T151"><text:tab/><text:tab/><text:tab/><text:tab/></text:span><text:span text:style-name="T19">字段：提醒间隔 <text:s text:c="5"/>下拉框（分钟，小时，天，周，月），必填</text:span></text:p>
      <text:p text:style-name="P241"><text:tab/><text:tab/><text:tab/><text:tab/>字段：提醒频率 <text:s text:c="3"/>数字框，必填</text:p>
      <text:p text:style-name="P241"><text:tab/><text:tab/><text:tab/><text:tab/>字段：设置时间 <text:s text:c="6"/>时间框（年月日时分秒） 必填</text:p>
      <text:p text:style-name="P241"><text:tab/><text:tab/><text:tab/><text:tab/>字段：通报对象 <text:s text:c="3"/>下拉框（全体，部门，个人） <text:s/>必填</text:p>
      <text:p text:style-name="P197"><text:span text:style-name="T19"><text:tab/><text:tab/><text:tab/></text:span><text:span text:style-name="T159">如果通报对象选的不是全体，以下字段为必填：</text:span></text:p>
      <text:p text:style-name="P205"><text:span text:style-name="T151"><text:tab/><text:tab/><text:tab/><text:tab/><text:tab/>字段：通报部门 <text:s text:c="4"/>下拉框。可多选 <text:s text:c="3"/></text:span><text:span text:style-name="T127">project/v1/departs</text:span></text:p>
      <text:p text:style-name="P205"><text:span text:style-name="T151"><text:tab/><text:tab/><text:tab/><text:tab/><text:tab/>字段：通报个人 <text:s text:c="4"/>下拉框。可多选 </text:span><text:span text:style-name="T111">（该字段选择是个人才显示） </text:span><text:span text:style-name="T157">tasknode/v1/names</text:span></text:p>
      <text:p text:style-name="P200"><text:span text:style-name="T111"><text:tab/><text:tab/><text:tab/><text:tab/></text:span><text:span text:style-name="T19">字段：汇总频率 <text:s text:c="2"/>下拉框（天，周，月，季度。年） 非必填</text:span></text:p>
      <text:p text:style-name="P242"><text:tab/><text:tab/><text:tab/><text:tab/>字段：汇总开始时间 <text:s text:c="3"/>时间框（年月日时分秒） 非必填</text:p>
      <text:p text:style-name="P242"><text:tab/><text:tab/><text:tab/><text:tab/>字段：汇总结束时间 <text:s text:c="3"/>时间框（年月日时分秒） 非必填</text:p>
      <text:p text:style-name="P242"><text:tab/><text:tab/><text:tab/><text:tab/>字段：状态 <text:s text:c="2"/>下拉框（启用，禁用） 必填</text:p>
      <text:p text:style-name="P242"><text:tab/><text:tab/><text:tab/><text:tab/>字段：备注 <text:s text:c="6"/>文本框，非必填</text:p>
      <text:p text:style-name="P242"/>
      <text:p text:style-name="P243"><text:tab/><text:tab/><text:tab/>功能：编辑 <text:s text:c="11"/>编辑</text:p>
      <text:p text:style-name="P254"><text:tab/><text:tab/><text:tab/><text:tab/>字段：汇总表名称 <text:s text:c="7"/>文本框，必填</text:p>
      <text:p text:style-name="P254"><text:tab/><text:tab/><text:tab/><text:tab/>字段：汇总对象 <text:s text:c="7"/>下拉框（整体汇总，项目组/部门汇总，个人汇总），必填</text:p>
      <text:p text:style-name="P212"><text:span text:style-name="T137"><text:tab/><text:tab/><text:tab/></text:span><text:span text:style-name="T112">如果汇总对象选的不是整体汇总，以下字段为必填：</text:span></text:p>
      <text:p text:style-name="P256"><text:tab/><text:tab/><text:tab/><text:tab/><text:tab/>字段：地区 <text:s text:c="5"/>下拉框，可多选</text:p>
      <text:p text:style-name="P256"><text:tab/><text:tab/><text:tab/><text:tab/><text:tab/>字段：项目组 <text:s text:c="5"/>下拉框，可多选</text:p>
      <text:p text:style-name="P222"><text:span text:style-name="T150"><text:tab/><text:tab/><text:tab/><text:tab/><text:tab/></text:span><text:span text:style-name="T152">字段：项目 <text:s text:c="5"/>下拉框，可多选</text:span></text:p>
      <text:p text:style-name="P198"><text:tab/><text:tab/><text:tab/><text:tab/><text:tab/><text:span text:style-name="T151">字段：项目表 <text:s text:c="5"/>下拉框，可多选</text:span></text:p>
      <text:p text:style-name="P246"><text:tab/><text:tab/><text:tab/><text:tab/><text:tab/>字段：汇总个人 <text:s text:c="5"/>下拉框，可多选（该字段选择是个人汇总才显示）</text:p>
      <text:p text:style-name="P198"><text:span text:style-name="T151"><text:tab/><text:tab/><text:tab/><text:tab/></text:span><text:span text:style-name="T19">字段：提醒间隔 <text:s text:c="5"/>下拉框（分钟，小时，天，周，月），必填</text:span></text:p>
      <text:p text:style-name="P243"><text:tab/><text:tab/><text:tab/><text:tab/>字段：提醒频率 <text:s text:c="3"/>数字框，必填</text:p>
      <text:p text:style-name="P243"><text:tab/><text:tab/><text:tab/><text:tab/>字段：设置时间 <text:s text:c="6"/>时间框（年月日时分秒） 必填</text:p>
      <text:p text:style-name="P243"><text:tab/><text:tab/><text:tab/><text:tab/>字段：通报对象 <text:s text:c="3"/>下拉框（全体，部门，个人） <text:s/>必填</text:p>
      <text:p text:style-name="P198"><text:span text:style-name="T19"><text:tab/><text:tab/><text:tab/></text:span><text:span text:style-name="T159">如果通报对象选的不是全体，以下字段为必填：</text:span></text:p>
      <text:p text:style-name="P248"><text:tab/><text:tab/><text:tab/><text:tab/><text:tab/>字段：通报部门 <text:s text:c="4"/>下拉框。可多选</text:p>
      <text:p text:style-name="P201"><text:span text:style-name="T151"><text:tab/><text:tab/><text:tab/><text:tab/><text:tab/>字段：通报个人 <text:s text:c="4"/>下拉框。可多选 </text:span><text:span text:style-name="T111">（该字段选择是个人才显示）</text:span></text:p>
      <text:p text:style-name="P201"><text:span text:style-name="T111"><text:tab/><text:tab/><text:tab/><text:tab/></text:span><text:span text:style-name="T19">字段：汇总频率 <text:s text:c="2"/>下拉框（天，周，月，季度。年） 非必填</text:span></text:p>
      <text:p text:style-name="P243"><text:tab/><text:tab/><text:tab/><text:tab/>字段：汇总开始时间 <text:s text:c="3"/>时间框（年月日时分秒） 非必填</text:p>
      <text:p text:style-name="P243"><text:tab/><text:tab/><text:tab/><text:tab/>字段：汇总结束时间 <text:s text:c="3"/>时间框（年月日时分秒） 非必填</text:p>
      <text:p text:style-name="P243"><text:tab/><text:tab/><text:tab/><text:tab/>字段：状态 <text:s text:c="2"/>下拉框（启用，禁用） 必填</text:p>
      <text:p text:style-name="P243"><text:tab/><text:tab/><text:tab/><text:tab/>字段：备注 <text:s text:c="6"/>文本框，非必填</text:p>
      <text:p text:style-name="P243"/>
      <text:p text:style-name="P243"/>
      <text:p text:style-name="P243"><text:tab/><text:tab/>功能：删除 <text:s text:c="3"/>选中一条记录点击删除按钮</text:p>
      <text:p text:style-name="P243"/>
      <text:p text:style-name="P243"/>
      <text:p text:style-name="P230"><text:span text:style-name="T54">导航名2：</text:span><text:span text:style-name="T13">完成情况汇总设置</text:span></text:p>
      <text:p text:style-name="P187"><text:tab/><text:tab/><text:tab/><text:tab/>功能：列表</text:p>
      <text:p text:style-name="P187"><text:tab/><text:tab/><text:tab/><text:tab/><text:tab/>字段：汇总表名称</text:p>
      <text:p text:style-name="P187"><text:tab/><text:tab/><text:tab/><text:tab/><text:tab/>字段：汇总对象</text:p>
      <text:p text:style-name="P187"><text:tab/><text:tab/><text:tab/><text:tab/><text:tab/>字段：汇总个人</text:p>
      <text:p text:style-name="P187"><text:soft-page-break/><text:tab/><text:tab/><text:tab/><text:tab/><text:tab/>字段：地区</text:p>
      <text:p text:style-name="P187"><text:tab/><text:tab/><text:tab/><text:tab/><text:tab/>字段：项目组</text:p>
      <text:p text:style-name="P187"><text:tab/><text:tab/><text:tab/><text:tab/><text:tab/>字段：项目</text:p>
      <text:p text:style-name="P187"><text:tab/><text:tab/><text:tab/><text:tab/><text:tab/>字段：项目表 <text:s text:c="2"/></text:p>
      <text:p text:style-name="P187"><text:tab/><text:tab/><text:tab/><text:tab/><text:tab/>字段：提醒间隔 <text:s/></text:p>
      <text:p text:style-name="P187"><text:tab/><text:tab/><text:tab/><text:tab/><text:tab/>字段：提醒频率</text:p>
      <text:p text:style-name="P187"><text:tab/><text:tab/><text:tab/><text:tab/><text:tab/>字段：设置时间</text:p>
      <text:p text:style-name="P187"><text:tab/><text:tab/><text:tab/><text:tab/><text:tab/>字段：上次发送时间 </text:p>
      <text:p text:style-name="P187"><text:tab/><text:tab/><text:tab/><text:tab/><text:tab/>字段：通报对象 <text:s text:c="2"/></text:p>
      <text:p text:style-name="P187"><text:tab/><text:tab/><text:tab/><text:tab/><text:tab/>字段：通报部门</text:p>
      <text:p text:style-name="P187"><text:tab/><text:tab/><text:tab/><text:tab/><text:tab/>字段：通报个人 <text:s/></text:p>
      <text:p text:style-name="P187"><text:tab/><text:tab/><text:tab/><text:tab/><text:tab/>字段：汇总频率</text:p>
      <text:p text:style-name="P187"><text:tab/><text:tab/><text:tab/><text:tab/><text:tab/>字段：汇总开始时间</text:p>
      <text:p text:style-name="P187"><text:tab/><text:tab/><text:tab/><text:tab/><text:tab/>字段：汇总结束时间</text:p>
      <text:p text:style-name="P187"><text:tab/><text:tab/><text:tab/><text:tab/><text:tab/>字段：创建人</text:p>
      <text:p text:style-name="P187"><text:tab/><text:tab/><text:tab/><text:tab/><text:tab/>字段：状态</text:p>
      <text:p text:style-name="P210"><text:span text:style-name="T79"><text:tab/><text:tab/><text:tab/><text:tab/><text:tab/>字段：</text:span><text:span text:style-name="T136">备注</text:span></text:p>
      <text:p text:style-name="P251"/>
      <text:p text:style-name="P210"><text:span text:style-name="T136"><text:tab/><text:tab/><text:tab/></text:span><text:span text:style-name="T18">功能：添加 <text:s text:c="11"/>编辑</text:span></text:p>
      <text:p text:style-name="P255"><text:tab/><text:tab/><text:tab/><text:tab/>字段：汇总表名称 <text:s text:c="7"/>文本框，必填</text:p>
      <text:p text:style-name="P255"><text:tab/><text:tab/><text:tab/><text:tab/>字段：汇总对象 <text:s text:c="7"/>下拉框（整体汇总，项目组/部门汇总，个人汇总），必填</text:p>
      <text:p text:style-name="P213"><text:span text:style-name="T137"><text:tab/><text:tab/><text:tab/></text:span><text:span text:style-name="T112">如果汇总对象选的不是整体汇总，以下字段为必填：</text:span></text:p>
      <text:p text:style-name="P221"><text:span text:style-name="T149"><text:tab/><text:tab/><text:tab/><text:tab/><text:tab/>字段：地区 <text:s text:c="5"/>下拉框，可多选 <text:s text:c="2"/></text:span><text:span text:style-name="T42">project/v1/areas</text:span></text:p>
      <text:p text:style-name="P220"><text:span text:style-name="T148"><text:tab/><text:tab/><text:tab/><text:tab/><text:tab/>字段：项目组 <text:s text:c="5"/>下拉框，可多选 <text:s text:c="2"/></text:span><text:span text:style-name="T41">project/v1/departs</text:span></text:p>
      <text:p text:style-name="P225"><text:span text:style-name="T147"><text:tab/><text:tab/><text:tab/><text:tab/><text:tab/></text:span><text:span text:style-name="T153">字段：项目 <text:s text:c="5"/>下拉框，可多选 <text:s text:c="3"/><text:tab/> </text:span><text:span text:style-name="T156">tasknode/</text:span><text:span text:style-name="T155">v1/projects</text:span></text:p>
      <text:p text:style-name="P228"><text:span text:style-name="T81"><text:tab/><text:tab/><text:tab/><text:tab/><text:tab/></text:span><text:span text:style-name="T82">字段：项目表 <text:s text:c="5"/>下拉框，可多选 <text:s text:c="3"/></text:span><text:span text:style-name="T59">tasknode/v1/</text:span><text:span text:style-name="T157">tables</text:span></text:p>
      <text:p text:style-name="P229"><text:span text:style-name="T83"><text:tab/><text:tab/><text:tab/><text:tab/><text:tab/>字段：汇总个人 <text:s text:c="5"/>下拉框，可多选（该字段选择是个人汇总才显示） <text:s text:c="2"/><text:tab/><text:tab/><text:tab/></text:span><text:span text:style-name="T60">tasknode/v1/names</text:span></text:p>
      <text:p text:style-name="P199"><text:span text:style-name="T151"><text:tab/><text:tab/><text:tab/><text:tab/></text:span><text:span text:style-name="T19">字段：提醒间隔 <text:s text:c="5"/>下拉框（分钟，小时，天，周，月），必填</text:span></text:p>
      <text:p text:style-name="P244"><text:tab/><text:tab/><text:tab/><text:tab/>字段：提醒频率 <text:s text:c="3"/>数字框，必填</text:p>
      <text:p text:style-name="P244"><text:tab/><text:tab/><text:tab/><text:tab/>字段：设置时间 <text:s text:c="6"/>时间框（年月日时分秒） 必填</text:p>
      <text:p text:style-name="P244"><text:tab/><text:tab/><text:tab/><text:tab/>字段：通报对象 <text:s text:c="3"/>下拉框（全体，部门，个人） <text:s/>必填</text:p>
      <text:p text:style-name="P199"><text:span text:style-name="T19"><text:tab/><text:tab/><text:tab/></text:span><text:span text:style-name="T159">如果通报对象选的不是全体，以下字段为必填：</text:span></text:p>
      <text:p text:style-name="P203"><text:span text:style-name="T151"><text:tab/><text:tab/><text:tab/><text:tab/><text:tab/>字段：通报部门 <text:s text:c="4"/>下拉框。可多选 <text:s text:c="4"/></text:span><text:span text:style-name="T111"><text:s/></text:span><text:span text:style-name="T127">project/v1/departs</text:span></text:p>
      <text:p text:style-name="P204"><text:span text:style-name="T151"><text:tab/><text:tab/><text:tab/><text:tab/><text:tab/>字段：通报个人 <text:s text:c="4"/>下拉框。可多选 </text:span><text:span text:style-name="T111">（该字段选择是个人才显示） <text:s text:c="2"/></text:span><text:span text:style-name="T157">tasknode/v1/names</text:span></text:p>
      <text:p text:style-name="P202"><text:span text:style-name="T111"><text:tab/><text:tab/><text:tab/><text:tab/></text:span><text:span text:style-name="T19">字段：汇总频率 <text:s text:c="2"/>下拉框（天，周，月，季度。年） 非必填</text:span></text:p>
      <text:p text:style-name="P244"><text:tab/><text:tab/><text:tab/><text:tab/>字段：汇总开始时间 <text:s text:c="3"/>时间框（年月日时分秒） 非必填</text:p>
      <text:p text:style-name="P244"><text:tab/><text:tab/><text:tab/><text:tab/>字段：汇总结束时间 <text:s text:c="3"/>时间框（年月日时分秒） 非必填</text:p>
      <text:p text:style-name="P244"><text:tab/><text:tab/><text:tab/><text:tab/>字段：状态 <text:s text:c="2"/>下拉框（启用，禁用） 必填</text:p>
      <text:p text:style-name="P244"><text:tab/><text:tab/><text:tab/><text:tab/>字段：备注 <text:s text:c="6"/>文本框，非必填</text:p>
      <text:p text:style-name="P244"/>
      <text:p text:style-name="P244"><text:tab/><text:tab/><text:tab/>功能：编辑 <text:s text:c="11"/>编辑</text:p>
      <text:p text:style-name="P255"><text:tab/><text:tab/><text:tab/><text:tab/>字段：汇总表名称 <text:s text:c="7"/>文本框，必填</text:p>
      <text:p text:style-name="P255"><text:tab/><text:tab/><text:tab/><text:tab/>字段：汇总对象 <text:s text:c="7"/>下拉框（整体汇总，项目组/部门汇总，个人汇总），必填</text:p>
      <text:p text:style-name="P213"><text:span text:style-name="T137"><text:tab/><text:tab/><text:tab/></text:span><text:span text:style-name="T112">如果汇总对象选的不是整体汇总，以下字段为必填：</text:span></text:p>
      <text:p text:style-name="P257"><text:tab/><text:tab/><text:tab/><text:tab/><text:tab/>字段：地区 <text:s text:c="5"/>下拉框，可多选</text:p>
      <text:p text:style-name="P257"><text:tab/><text:tab/><text:tab/><text:tab/><text:tab/>字段：项目组 <text:s text:c="5"/>下拉框，可多选</text:p>
      <text:p text:style-name="P223"><text:span text:style-name="T150"><text:tab/><text:tab/><text:tab/><text:tab/><text:tab/></text:span><text:span text:style-name="T152">字段：项目 <text:s text:c="5"/>下拉框，可多选</text:span></text:p>
      <text:p text:style-name="P199"><text:tab/><text:tab/><text:tab/><text:tab/><text:tab/><text:span text:style-name="T151">字段：项目表 <text:s text:c="5"/>下拉框，可多选</text:span></text:p>
      <text:p text:style-name="P247"><text:tab/><text:tab/><text:tab/><text:tab/><text:tab/>字段：汇总个人 <text:s text:c="5"/>下拉框，可多选（该字段选择是个人汇总才显示）</text:p>
      <text:p text:style-name="P199"><text:span text:style-name="T151"><text:tab/><text:tab/><text:tab/><text:tab/></text:span><text:span text:style-name="T19">字段：提醒间隔 <text:s text:c="5"/>下拉框（分钟，小时，天，周，月），必填</text:span></text:p>
      <text:p text:style-name="P244"><text:tab/><text:tab/><text:tab/><text:tab/>字段：提醒频率 <text:s text:c="3"/>数字框，必填</text:p>
      <text:p text:style-name="P244"><text:tab/><text:tab/><text:tab/><text:tab/>字段：设置时间 <text:s text:c="6"/>时间框（年月日时分秒） 必填</text:p>
      <text:p text:style-name="P244"><text:tab/><text:tab/><text:tab/><text:tab/>字段：通报对象 <text:s text:c="3"/>下拉框（全体，部门，个人） <text:s/>必填</text:p>
      <text:p text:style-name="P199"><text:span text:style-name="T19"><text:tab/><text:tab/><text:tab/></text:span><text:span text:style-name="T159">如果通报对象选的不是全体，以下字段为必填：</text:span></text:p>
      <text:p text:style-name="P249"><text:tab/><text:tab/><text:tab/><text:tab/><text:tab/>字段：通报部门 <text:s text:c="4"/>下拉框。可多选</text:p>
      <text:p text:style-name="P202"><text:span text:style-name="T151"><text:tab/><text:tab/><text:tab/><text:tab/><text:tab/>字段：通报个人 <text:s text:c="4"/>下拉框。可多选 </text:span><text:span text:style-name="T111">（该字段选择是个人才显示）</text:span></text:p>
      <text:p text:style-name="P202"><text:soft-page-break/><text:span text:style-name="T111"><text:tab/><text:tab/><text:tab/><text:tab/></text:span><text:span text:style-name="T19">字段：汇总频率 <text:s text:c="2"/>下拉框（天，周，月，季度。年） 非必填</text:span></text:p>
      <text:p text:style-name="P244"><text:tab/><text:tab/><text:tab/><text:tab/>字段：汇总开始时间 <text:s text:c="3"/>时间框（年月日时分秒） 非必填</text:p>
      <text:p text:style-name="P244"><text:tab/><text:tab/><text:tab/><text:tab/>字段：汇总结束时间 <text:s text:c="3"/>时间框（年月日时分秒） 非必填</text:p>
      <text:p text:style-name="P244"><text:tab/><text:tab/><text:tab/><text:tab/>字段：状态 <text:s text:c="2"/>下拉框（启用，禁用） 必填</text:p>
      <text:p text:style-name="P244"><text:tab/><text:tab/><text:tab/><text:tab/>字段：备注 <text:s text:c="6"/>文本框，非必填</text:p>
      <text:p text:style-name="P244"/>
      <text:p text:style-name="P244"/>
      <text:p text:style-name="P244"><text:tab/><text:tab/>功能：删除 <text:s text:c="3"/>选中一条记录点击删除按钮</text:p>
      <text:p text:style-name="P175"><text:tab/></text:p>
      <text:p text:style-name="P196"/>
      <text:p text:style-name="P73"><text:tab/><text:tab/></text:p>
      <text:p text:style-name="P75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9-30T16:55:05.496998375</dc:date>
    <meta:editing-duration>P7DT1H52M11S</meta:editing-duration>
    <meta:editing-cycles>297</meta:editing-cycles>
    <meta:generator>LibreOffice/5.1.6.2.0$Linux_X86_64 LibreOffice_project/10$Build-2</meta:generator>
    <meta:document-statistic meta:table-count="0" meta:image-count="0" meta:object-count="0" meta:page-count="13" meta:paragraph-count="591" meta:word-count="8691" meta:character-count="14276" meta:non-whitespace-character-count="9881"/>
  </office:meta>
</office:document-meta>
</file>